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125cm" svg:y="0.1cm">
            <draw:object draw:notify-on-update-of-ranges="Sheet1.A1:Sheet1.A990 Sheet1.B1:Sheet1.B9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.000000005491313311">
            <text:p>5.49E-00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000000006671587036">
            <text:p>6.67E-009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style-name="ce1" office:value-type="float" office:value="0.000000007972173839">
            <text:p>7.97E-009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style-name="ce1" office:value-type="float" office:value="0.000000009394515438">
            <text:p>9.39E-009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style-name="ce1" office:value-type="float" office:value="0.00000001094007001">
            <text:p>1.09E-00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1" office:value-type="float" office:value="0.00000001261031241">
            <text:p>1.26E-008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style-name="ce1" office:value-type="float" office:value="0.00000001440673434">
            <text:p>1.44E-008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style-name="ce1" office:value-type="float" office:value="0.0000000163308446">
            <text:p>1.63E-008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style-name="ce1" office:value-type="float" office:value="0.00000001838416926">
            <text:p>1.84E-008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style-name="ce1" office:value-type="float" office:value="0.00000002056825192">
            <text:p>2.06E-00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ce1" office:value-type="float" office:value="0.00000002288465387">
            <text:p>2.29E-008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style-name="ce1" office:value-type="float" office:value="0.00000002533495432">
            <text:p>2.53E-008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style-name="ce1" office:value-type="float" office:value="0.00000002792075068">
            <text:p>2.79E-008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style-name="ce1" office:value-type="float" office:value="0.00000003064365869">
            <text:p>3.06E-008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style-name="ce1" office:value-type="float" office:value="0.00000003350531273">
            <text:p>3.35E-00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style-name="ce1" office:value-type="float" office:value="0.00000003650736601">
            <text:p>3.65E-008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style-name="ce1" office:value-type="float" office:value="0.0000000396514908">
            <text:p>3.97E-008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style-name="ce1" office:value-type="float" office:value="0.00000004293937869">
            <text:p>4.29E-008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style-name="ce1" office:value-type="float" office:value="0.0000000463727408">
            <text:p>4.64E-008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style-name="ce1" office:value-type="float" office:value="0.00000004995330806">
            <text:p>5.00E-00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style-name="ce1" office:value-type="float" office:value="0.00000005368283144">
            <text:p>5.37E-008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style-name="ce1" office:value-type="float" office:value="0.00000005756308216">
            <text:p>5.76E-008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style-name="ce1" office:value-type="float" office:value="0.00000006159585203">
            <text:p>6.16E-008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style-name="ce1" office:value-type="float" office:value="0.00000006578295362">
            <text:p>6.58E-008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style-name="ce1" office:value-type="float" office:value="0.00000007012622059">
            <text:p>7.01E-008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style-name="ce1" office:value-type="float" office:value="0.00000007462750788">
            <text:p>7.46E-008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style-name="ce1" office:value-type="float" office:value="0.00000007928869205">
            <text:p>7.93E-008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style-name="ce1" office:value-type="float" office:value="0.00000008411167153">
            <text:p>8.41E-00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style-name="ce1" office:value-type="float" office:value="0.00000008909836684">
            <text:p>8.91E-008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style-name="ce1" office:value-type="float" office:value="0.00000009425072097">
            <text:p>9.43E-00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ce1" office:value-type="float" office:value="0.00000009957069957">
            <text:p>9.96E-008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style-name="ce1" office:value-type="float" office:value="0.0000001050602913">
            <text:p>1.05E-007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style-name="ce1" office:value-type="float" office:value="0.000000110721508">
            <text:p>1.11E-007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style-name="ce1" office:value-type="float" office:value="0.0000001165563853">
            <text:p>1.17E-007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style-name="ce1" office:value-type="float" office:value="0.0000001225669825">
            <text:p>1.23E-007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style-name="ce1" office:value-type="float" office:value="0.000000128755383">
            <text:p>1.29E-007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style-name="ce1" office:value-type="float" office:value="0.000000135123695">
            <text:p>1.35E-00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style-name="ce1" office:value-type="float" office:value="0.0000001416740512">
            <text:p>1.42E-007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style-name="ce1" office:value-type="float" office:value="0.0000001484086094">
            <text:p>1.48E-007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style-name="ce1" office:value-type="float" office:value="0.0000001553295531">
            <text:p>1.55E-00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1" office:value-type="float" office:value="0.0000001624390914">
            <text:p>1.62E-007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style-name="ce1" office:value-type="float" office:value="0.0000001697394592">
            <text:p>1.70E-007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style-name="ce1" office:value-type="float" office:value="0.0000001772329183">
            <text:p>1.77E-007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style-name="ce1" office:value-type="float" office:value="0.000000184921757">
            <text:p>1.85E-007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style-name="ce1" office:value-type="float" office:value="0.0000001928082906">
            <text:p>1.93E-007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style-name="ce1" office:value-type="float" office:value="0.000000200894862">
            <text:p>2.01E-007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table:style-name="ce1" office:value-type="float" office:value="0.0000002091838419">
            <text:p>2.09E-007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table:style-name="ce1" office:value-type="float" office:value="0.0000002176776291">
            <text:p>2.18E-007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table:style-name="ce1" office:value-type="float" office:value="0.0000002263786509">
            <text:p>2.26E-007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table:style-name="ce1" office:value-type="float" office:value="0.0000002352893636">
            <text:p>2.35E-00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style-name="ce1" office:value-type="float" office:value="0.0000002444122525">
            <text:p>2.44E-007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table:style-name="ce1" office:value-type="float" office:value="0.0000002537498329">
            <text:p>2.54E-007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style-name="ce1" office:value-type="float" office:value="0.0000002633046499">
            <text:p>2.63E-007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table:style-name="ce1" office:value-type="float" office:value="0.000000273079279">
            <text:p>2.73E-007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table:style-name="ce1" office:value-type="float" office:value="0.0000002830763266">
            <text:p>2.83E-007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style-name="ce1" office:value-type="float" office:value="0.0000002932984302">
            <text:p>2.93E-007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table:style-name="ce1" office:value-type="float" office:value="0.0000003037482591">
            <text:p>3.04E-007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style-name="ce1" office:value-type="float" office:value="0.0000003144285145">
            <text:p>3.14E-007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table:style-name="ce1" office:value-type="float" office:value="0.0000003253419301">
            <text:p>3.25E-007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style-name="ce1" office:value-type="float" office:value="0.0000003364912723">
            <text:p>3.36E-007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style-name="ce1" office:value-type="float" office:value="0.0000003478793412">
            <text:p>3.48E-007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style-name="ce1" office:value-type="float" office:value="0.0000003595089701">
            <text:p>3.60E-007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style-name="ce1" office:value-type="float" office:value="0.0000003713830271">
            <text:p>3.71E-007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table:style-name="ce1" office:value-type="float" office:value="0.0000003835044143">
            <text:p>3.84E-007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table:style-name="ce1" office:value-type="float" office:value="0.0000003958760694">
            <text:p>3.96E-00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style-name="ce1" office:value-type="float" office:value="0.0000004085009655">
            <text:p>4.09E-007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table:style-name="ce1" office:value-type="float" office:value="0.0000004213821116">
            <text:p>4.21E-007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table:style-name="ce1" office:value-type="float" office:value="0.0000004345225532">
            <text:p>4.35E-007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table:style-name="ce1" office:value-type="float" office:value="0.0000004479253731">
            <text:p>4.48E-007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style-name="ce1" office:value-type="float" office:value="0.0000004615936912">
            <text:p>4.62E-00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" office:value-type="float" office:value="0.0000004755306655">
            <text:p>4.76E-007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table:style-name="ce1" office:value-type="float" office:value="0.0000004897394926">
            <text:p>4.90E-007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table:style-name="ce1" office:value-type="float" office:value="0.000000504223408">
            <text:p>5.04E-007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table:style-name="ce1" office:value-type="float" office:value="0.0000005189856866">
            <text:p>5.19E-007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table:style-name="ce1" office:value-type="float" office:value="0.0000005340296436">
            <text:p>5.34E-00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" office:value-type="float" office:value="0.0000005493586345">
            <text:p>5.49E-007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table:style-name="ce1" office:value-type="float" office:value="0.0000005649760561">
            <text:p>5.65E-007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table:style-name="ce1" office:value-type="float" office:value="0.0000005808853468">
            <text:p>5.81E-007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table:style-name="ce1" office:value-type="float" office:value="0.0000005970899873">
            <text:p>5.97E-007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table:style-name="ce1" office:value-type="float" office:value="0.000000613593501">
            <text:p>6.14E-00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" office:value-type="float" office:value="0.0000006303994547">
            <text:p>6.30E-007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table:style-name="ce1" office:value-type="float" office:value="0.0000006475114593">
            <text:p>6.48E-007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table:style-name="ce1" office:value-type="float" office:value="0.0000006649331699">
            <text:p>6.65E-007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table:style-name="ce1" office:value-type="float" office:value="0.0000006826682873">
            <text:p>6.83E-007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table:style-name="ce1" office:value-type="float" office:value="0.0000007007205575">
            <text:p>7.01E-00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" office:value-type="float" office:value="0.0000007190937732">
            <text:p>7.19E-007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table:style-name="ce1" office:value-type="float" office:value="0.0000007377917742">
            <text:p>7.38E-007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table:style-name="ce1" office:value-type="float" office:value="0.0000007568184478">
            <text:p>7.57E-007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table:style-name="ce1" office:value-type="float" office:value="0.0000007761777295">
            <text:p>7.76E-007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table:style-name="ce1" office:value-type="float" office:value="0.0000007958736041">
            <text:p>7.96E-0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8159101057">
            <text:p>8.16E-007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table:style-name="ce1" office:value-type="float" office:value="0.000000836291319">
            <text:p>8.36E-007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table:style-name="ce1" office:value-type="float" office:value="0.0000008570213794">
            <text:p>8.57E-007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table:style-name="ce1" office:value-type="float" office:value="0.0000008781044743">
            <text:p>8.78E-007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table:style-name="ce1" office:value-type="float" office:value="0.0000008995448434">
            <text:p>9.00E-00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style-name="ce1" office:value-type="float" office:value="0.0000009213467794">
            <text:p>9.21E-007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table:style-name="ce1" office:value-type="float" office:value="0.0000009435146291">
            <text:p>9.44E-00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table:style-name="ce1" office:value-type="float" office:value="0.0000009660527939">
            <text:p>9.66E-00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table:style-name="ce1" office:value-type="float" office:value="0.0000009889657303">
            <text:p>9.89E-00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table:style-name="ce1" office:value-type="float" office:value="0.000001012257951">
            <text:p>1.01E-006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style-name="ce1" office:value-type="float" office:value="0.000001035934026">
            <text:p>1.04E-00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table:style-name="ce1" office:value-type="float" office:value="0.000001059998583">
            <text:p>1.06E-006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table:style-name="ce1" office:value-type="float" office:value="0.000001084456307">
            <text:p>1.08E-006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table:style-name="ce1" office:value-type="float" office:value="0.000001109311945">
            <text:p>1.11E-006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table:style-name="ce1" office:value-type="float" office:value="0.0000011345703">
            <text:p>1.13E-00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table:style-name="ce1" office:value-type="float" office:value="0.00000116023624">
            <text:p>1.16E-006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table:style-name="ce1" office:value-type="float" office:value="0.000001186314693">
            <text:p>1.19E-006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table:style-name="ce1" office:value-type="float" office:value="0.00000121281065">
            <text:p>1.21E-006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table:style-name="ce1" office:value-type="float" office:value="0.000001239729165">
            <text:p>1.24E-006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table:style-name="ce1" office:value-type="float" office:value="0.000001267075357">
            <text:p>1.27E-006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style-name="ce1" office:value-type="float" office:value="0.000001294854412">
            <text:p>1.29E-006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table:style-name="ce1" office:value-type="float" office:value="0.000001323071578">
            <text:p>1.32E-006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table:style-name="ce1" office:value-type="float" office:value="0.000001351732175">
            <text:p>1.35E-006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table:style-name="ce1" office:value-type="float" office:value="0.000001380841588">
            <text:p>1.38E-006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table:style-name="ce1" office:value-type="float" office:value="0.000001410405273">
            <text:p>1.41E-00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style-name="ce1" office:value-type="float" office:value="0.000001440428756">
            <text:p>1.44E-006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table:style-name="ce1" office:value-type="float" office:value="0.000001470917632">
            <text:p>1.47E-006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table:style-name="ce1" office:value-type="float" office:value="0.00000150187757">
            <text:p>1.50E-006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table:style-name="ce1" office:value-type="float" office:value="0.000001533314313">
            <text:p>1.53E-006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table:style-name="ce1" office:value-type="float" office:value="0.000001565233676">
            <text:p>1.57E-006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style-name="ce1" office:value-type="float" office:value="0.000001597641551">
            <text:p>1.60E-006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table:style-name="ce1" office:value-type="float" office:value="0.000001630543906">
            <text:p>1.63E-006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table:style-name="ce1" office:value-type="float" office:value="0.000001663946785">
            <text:p>1.66E-006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table:style-name="ce1" office:value-type="float" office:value="0.000001697856312">
            <text:p>1.70E-006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table:style-name="ce1" office:value-type="float" office:value="0.000001732278692">
            <text:p>1.73E-00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table:style-name="ce1" office:value-type="float" office:value="0.000001767220207">
            <text:p>1.77E-006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table:style-name="ce1" office:value-type="float" office:value="0.000001802687225">
            <text:p>1.80E-006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table:style-name="ce1" office:value-type="float" office:value="0.000001838686194">
            <text:p>1.84E-006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table:style-name="ce1" office:value-type="float" office:value="0.000001875223649">
            <text:p>1.88E-006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table:style-name="ce1" office:value-type="float" office:value="0.000001912306209">
            <text:p>1.91E-006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style-name="ce1" office:value-type="float" office:value="0.000001949940581">
            <text:p>1.95E-006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table:style-name="ce1" office:value-type="float" office:value="0.000001988133557">
            <text:p>1.99E-006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table:style-name="ce1" office:value-type="float" office:value="0.000002026892024">
            <text:p>2.03E-006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table:style-name="ce1" office:value-type="float" office:value="0.000002066222954">
            <text:p>2.07E-006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table:style-name="ce1" office:value-type="float" office:value="0.000002106133415">
            <text:p>2.11E-006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table:style-name="ce1" office:value-type="float" office:value="0.000002146630565">
            <text:p>2.15E-006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table:style-name="ce1" office:value-type="float" office:value="0.000002187721661">
            <text:p>2.19E-006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table:style-name="ce1" office:value-type="float" office:value="0.000002229414053">
            <text:p>2.23E-006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table:style-name="ce1" office:value-type="float" office:value="0.000002271715188">
            <text:p>2.27E-006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table:style-name="ce1" office:value-type="float" office:value="0.000002314632614">
            <text:p>2.31E-0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style-name="ce1" office:value-type="float" office:value="0.000002358173979">
            <text:p>2.36E-006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table:style-name="ce1" office:value-type="float" office:value="0.000002402347032">
            <text:p>2.40E-006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table:style-name="ce1" office:value-type="float" office:value="0.000002447159626">
            <text:p>2.45E-006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table:style-name="ce1" office:value-type="float" office:value="0.000002492619719">
            <text:p>2.49E-006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table:style-name="ce1" office:value-type="float" office:value="0.000002538735376">
            <text:p>2.54E-006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table:style-name="ce1" office:value-type="float" office:value="0.000002585514769">
            <text:p>2.59E-006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table:style-name="ce1" office:value-type="float" office:value="0.00000263296618">
            <text:p>2.63E-006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table:style-name="ce1" office:value-type="float" office:value="0.000002681098003">
            <text:p>2.68E-006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table:style-name="ce1" office:value-type="float" office:value="0.000002729918745">
            <text:p>2.73E-006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table:style-name="ce1" office:value-type="float" office:value="0.000002779437025">
            <text:p>2.78E-00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style-name="ce1" office:value-type="float" office:value="0.000002829661583">
            <text:p>2.83E-006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table:style-name="ce1" office:value-type="float" office:value="0.000002880601274">
            <text:p>2.88E-006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table:style-name="ce1" office:value-type="float" office:value="0.000002932265073">
            <text:p>2.93E-006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table:style-name="ce1" office:value-type="float" office:value="0.000002984662078">
            <text:p>2.98E-006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table:style-name="ce1" office:value-type="float" office:value="0.000003037801509">
            <text:p>3.04E-00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table:style-name="ce1" office:value-type="float" office:value="0.000003091692714">
            <text:p>3.09E-006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table:style-name="ce1" office:value-type="float" office:value="0.000003146345166">
            <text:p>3.15E-006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table:style-name="ce1" office:value-type="float" office:value="0.000003201768467">
            <text:p>3.20E-006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table:style-name="ce1" office:value-type="float" office:value="0.000003257972352">
            <text:p>3.26E-006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table:style-name="ce1" office:value-type="float" office:value="0.000003314966688">
            <text:p>3.31E-00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style-name="ce1" office:value-type="float" office:value="0.000003372761477">
            <text:p>3.37E-006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table:style-name="ce1" office:value-type="float" office:value="0.00000343136686">
            <text:p>3.43E-006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table:style-name="ce1" office:value-type="float" office:value="0.000003490793116">
            <text:p>3.49E-006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table:style-name="ce1" office:value-type="float" office:value="0.000003551050665">
            <text:p>3.55E-006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table:style-name="ce1" office:value-type="float" office:value="0.000003612150072">
            <text:p>3.61E-006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table:style-name="ce1" office:value-type="float" office:value="0.000003674102047">
            <text:p>3.67E-006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table:style-name="ce1" office:value-type="float" office:value="0.000003736917449">
            <text:p>3.74E-006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table:style-name="ce1" office:value-type="float" office:value="0.000003800607286">
            <text:p>3.80E-006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table:style-name="ce1" office:value-type="float" office:value="0.000003865182721">
            <text:p>3.87E-006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table:style-name="ce1" office:value-type="float" office:value="0.000003930655069">
            <text:p>3.93E-006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style-name="ce1" office:value-type="float" office:value="0.000003997035805">
            <text:p>4.00E-006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table:style-name="ce1" office:value-type="float" office:value="0.000004064336564">
            <text:p>4.06E-006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table:style-name="ce1" office:value-type="float" office:value="0.000004132569141">
            <text:p>4.13E-006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table:style-name="ce1" office:value-type="float" office:value="0.000004201745499">
            <text:p>4.20E-006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table:style-name="ce1" office:value-type="float" office:value="0.000004271877766">
            <text:p>4.27E-006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table:style-name="ce1" office:value-type="float" office:value="0.000004342978241">
            <text:p>4.34E-006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table:style-name="ce1" office:value-type="float" office:value="0.000004415059397">
            <text:p>4.42E-006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table:style-name="ce1" office:value-type="float" office:value="0.000004488133881">
            <text:p>4.49E-006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table:style-name="ce1" office:value-type="float" office:value="0.000004562214519">
            <text:p>4.56E-006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table:style-name="ce1" office:value-type="float" office:value="0.000004637314317">
            <text:p>4.64E-006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style-name="ce1" office:value-type="float" office:value="0.000004713446466">
            <text:p>4.71E-006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table:style-name="ce1" office:value-type="float" office:value="0.000004790624344">
            <text:p>4.79E-006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table:style-name="ce1" office:value-type="float" office:value="0.000004868861519">
            <text:p>4.87E-006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table:style-name="ce1" office:value-type="float" office:value="0.000004948171749">
            <text:p>4.95E-006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table:style-name="ce1" office:value-type="float" office:value="0.000005028568992">
            <text:p>5.03E-00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table:style-name="ce1" office:value-type="float" office:value="0.000005110067401">
            <text:p>5.11E-006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table:style-name="ce1" office:value-type="float" office:value="0.000005192681334">
            <text:p>5.19E-006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table:style-name="ce1" office:value-type="float" office:value="0.000005276425353">
            <text:p>5.28E-006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table:style-name="ce1" office:value-type="float" office:value="0.000005361314228">
            <text:p>5.36E-006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table:style-name="ce1" office:value-type="float" office:value="0.000005447362943">
            <text:p>5.45E-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005534586696">
            <text:p>5.53E-006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table:style-name="ce1" office:value-type="float" office:value="0.000005623000902">
            <text:p>5.62E-006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table:style-name="ce1" office:value-type="float" office:value="0.000005712621203">
            <text:p>5.71E-006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table:style-name="ce1" office:value-type="float" office:value="0.000005803463461">
            <text:p>5.80E-006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table:style-name="ce1" office:value-type="float" office:value="0.000005895543773">
            <text:p>5.90E-006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table:style-name="ce1" office:value-type="float" office:value="0.000005988878466">
            <text:p>5.99E-006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table:style-name="ce1" office:value-type="float" office:value="0.000006083484104">
            <text:p>6.08E-006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table:style-name="ce1" office:value-type="float" office:value="0.000006179377493">
            <text:p>6.18E-006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table:style-name="ce1" office:value-type="float" office:value="0.000006276575683">
            <text:p>6.28E-006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table:style-name="ce1" office:value-type="float" office:value="0.000006375095974">
            <text:p>6.38E-006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style-name="ce1" office:value-type="float" office:value="0.000006474955917">
            <text:p>6.47E-006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table:style-name="ce1" office:value-type="float" office:value="0.000006576173322">
            <text:p>6.58E-006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table:style-name="ce1" office:value-type="float" office:value="0.000006678766258">
            <text:p>6.68E-006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table:style-name="ce1" office:value-type="float" office:value="0.00000678275306">
            <text:p>6.78E-006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table:style-name="ce1" office:value-type="float" office:value="0.000006888152334">
            <text:p>6.89E-006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table:style-name="ce1" office:value-type="float" office:value="0.000006994982959">
            <text:p>6.99E-006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table:style-name="ce1" office:value-type="float" office:value="0.000007103264093">
            <text:p>7.10E-006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table:style-name="ce1" office:value-type="float" office:value="0.000007213015178">
            <text:p>7.21E-006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table:style-name="ce1" office:value-type="float" office:value="0.000007324255942">
            <text:p>7.32E-006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table:style-name="ce1" office:value-type="float" office:value="0.000007437006408">
            <text:p>7.44E-00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style-name="ce1" office:value-type="float" office:value="0.000007551286895">
            <text:p>7.55E-006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table:style-name="ce1" office:value-type="float" office:value="0.000007667118027">
            <text:p>7.67E-006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table:style-name="ce1" office:value-type="float" office:value="0.000007784520733">
            <text:p>7.78E-006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table:style-name="ce1" office:value-type="float" office:value="0.000007903516256">
            <text:p>7.90E-006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table:style-name="ce1" office:value-type="float" office:value="0.000008024126156">
            <text:p>8.02E-006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table:style-name="ce1" office:value-type="float" office:value="0.000008146372318">
            <text:p>8.15E-006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table:style-name="ce1" office:value-type="float" office:value="0.000008270276954">
            <text:p>8.27E-006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table:style-name="ce1" office:value-type="float" office:value="0.000008395862611">
            <text:p>8.40E-006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table:style-name="ce1" office:value-type="float" office:value="0.000008523152177">
            <text:p>8.52E-006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table:style-name="ce1" office:value-type="float" office:value="0.000008652168884">
            <text:p>8.65E-00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style-name="ce1" office:value-type="float" office:value="0.000008782936316">
            <text:p>8.78E-006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table:style-name="ce1" office:value-type="float" office:value="0.000008915478414">
            <text:p>8.92E-006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table:style-name="ce1" office:value-type="float" office:value="0.000009049819483">
            <text:p>9.05E-006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table:style-name="ce1" office:value-type="float" office:value="0.000009185984198">
            <text:p>9.19E-006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table:style-name="ce1" office:value-type="float" office:value="0.000009323997609">
            <text:p>9.32E-006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table:style-name="ce1" office:value-type="float" office:value="0.000009463885149">
            <text:p>9.46E-006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table:style-name="ce1" office:value-type="float" office:value="0.00000960567264">
            <text:p>9.61E-006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table:style-name="ce1" office:value-type="float" office:value="0.000009749386298">
            <text:p>9.75E-006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table:style-name="ce1" office:value-type="float" office:value="0.000009895052745">
            <text:p>9.90E-006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table:style-name="ce1" office:value-type="float" office:value="0.00001004269901">
            <text:p>1.00E-005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style-name="ce1" office:value-type="float" office:value="0.00001019235253">
            <text:p>1.02E-005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table:style-name="ce1" office:value-type="float" office:value="0.00001034404118">
            <text:p>1.03E-005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table:style-name="ce1" office:value-type="float" office:value="0.00001049779327">
            <text:p>1.05E-005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table:style-name="ce1" office:value-type="float" office:value="0.00001065363752">
            <text:p>1.07E-005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table:style-name="ce1" office:value-type="float" office:value="0.00001081160311">
            <text:p>1.08E-005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table:style-name="ce1" office:value-type="float" office:value="0.0000109717197">
            <text:p>1.10E-005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table:style-name="ce1" office:value-type="float" office:value="0.00001113401737">
            <text:p>1.11E-005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table:style-name="ce1" office:value-type="float" office:value="0.00001129852669">
            <text:p>1.13E-005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table:style-name="ce1" office:value-type="float" office:value="0.00001146527871">
            <text:p>1.15E-005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table:style-name="ce1" office:value-type="float" office:value="0.00001163430496">
            <text:p>1.16E-00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style-name="ce1" office:value-type="float" office:value="0.00001180563747">
            <text:p>1.18E-005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table:style-name="ce1" office:value-type="float" office:value="0.00001197930876">
            <text:p>1.20E-005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table:style-name="ce1" office:value-type="float" office:value="0.00001215535187">
            <text:p>1.22E-005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table:style-name="ce1" office:value-type="float" office:value="0.00001233380038">
            <text:p>1.23E-005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table:style-name="ce1" office:value-type="float" office:value="0.00001251468836">
            <text:p>1.25E-005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table:style-name="ce1" office:value-type="float" office:value="0.00001269805046">
            <text:p>1.27E-005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table:style-name="ce1" office:value-type="float" office:value="0.00001288392186">
            <text:p>1.29E-005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table:style-name="ce1" office:value-type="float" office:value="0.00001307233829">
            <text:p>1.31E-005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table:style-name="ce1" office:value-type="float" office:value="0.00001326333607">
            <text:p>1.33E-005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table:style-name="ce1" office:value-type="float" office:value="0.00001345695208">
            <text:p>1.35E-00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style-name="ce1" office:value-type="float" office:value="0.0000136532238">
            <text:p>1.37E-005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table:style-name="ce1" office:value-type="float" office:value="0.00001385218932">
            <text:p>1.39E-005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table:style-name="ce1" office:value-type="float" office:value="0.00001405388732">
            <text:p>1.41E-005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table:style-name="ce1" office:value-type="float" office:value="0.00001425835711">
            <text:p>1.43E-005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table:style-name="ce1" office:value-type="float" office:value="0.00001446563863">
            <text:p>1.45E-00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table:style-name="ce1" office:value-type="float" office:value="0.00001467577247">
            <text:p>1.47E-005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table:style-name="ce1" office:value-type="float" office:value="0.00001488879989">
            <text:p>1.49E-005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table:style-name="ce1" office:value-type="float" office:value="0.00001510476278">
            <text:p>1.51E-005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table:style-name="ce1" office:value-type="float" office:value="0.00001532370374">
            <text:p>1.53E-005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table:style-name="ce1" office:value-type="float" office:value="0.00001554566605">
            <text:p>1.55E-00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style-name="ce1" office:value-type="float" office:value="0.0000157706937">
            <text:p>1.58E-005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table:style-name="ce1" office:value-type="float" office:value="0.0000159988314">
            <text:p>1.60E-005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table:style-name="ce1" office:value-type="float" office:value="0.00001623012458">
            <text:p>1.62E-005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table:style-name="ce1" office:value-type="float" office:value="0.00001646461943">
            <text:p>1.65E-005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table:style-name="ce1" office:value-type="float" office:value="0.00001670236288">
            <text:p>1.67E-005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style-name="ce1" office:value-type="float" office:value="0.00001694340265">
            <text:p>1.69E-005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table:style-name="ce1" office:value-type="float" office:value="0.00001718778722">
            <text:p>1.72E-005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table:style-name="ce1" office:value-type="float" office:value="0.0000174355659">
            <text:p>1.74E-005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table:style-name="ce1" office:value-type="float" office:value="0.0000176867888">
            <text:p>1.77E-005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table:style-name="ce1" office:value-type="float" office:value="0.00001794150686">
            <text:p>1.79E-005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style-name="ce1" office:value-type="float" office:value="0.00001819977186">
            <text:p>1.82E-005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table:style-name="ce1" office:value-type="float" office:value="0.00001846163645">
            <text:p>1.85E-005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table:style-name="ce1" office:value-type="float" office:value="0.00001872715417">
            <text:p>1.87E-005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table:style-name="ce1" office:value-type="float" office:value="0.00001899637942">
            <text:p>1.90E-005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table:style-name="ce1" office:value-type="float" office:value="0.00001926936753">
            <text:p>1.93E-005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table:style-name="ce1" office:value-type="float" office:value="0.00001954617477">
            <text:p>1.95E-005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table:style-name="ce1" office:value-type="float" office:value="0.00001982685834">
            <text:p>1.98E-005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table:style-name="ce1" office:value-type="float" office:value="0.00002011147639">
            <text:p>2.01E-005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table:style-name="ce1" office:value-type="float" office:value="0.00002040008807">
            <text:p>2.04E-005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table:style-name="ce1" office:value-type="float" office:value="0.00002069275352">
            <text:p>2.07E-00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style-name="ce1" office:value-type="float" office:value="0.0000209895339">
            <text:p>2.10E-005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table:style-name="ce1" office:value-type="float" office:value="0.00002129049141">
            <text:p>2.13E-005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table:style-name="ce1" office:value-type="float" office:value="0.0000215956893">
            <text:p>2.16E-005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table:style-name="ce1" office:value-type="float" office:value="0.00002190519191">
            <text:p>2.19E-005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table:style-name="ce1" office:value-type="float" office:value="0.00002221906465">
            <text:p>2.22E-005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table:style-name="ce1" office:value-type="float" office:value="0.00002253737407">
            <text:p>2.25E-005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table:style-name="ce1" office:value-type="float" office:value="0.00002286018785">
            <text:p>2.29E-005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table:style-name="ce1" office:value-type="float" office:value="0.00002318757485">
            <text:p>2.32E-005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table:style-name="ce1" office:value-type="float" office:value="0.00002351960508">
            <text:p>2.35E-005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table:style-name="ce1" office:value-type="float" office:value="0.00002385634978">
            <text:p>2.39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0002419788141">
            <text:p>2.42E-005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table:style-name="ce1" office:value-type="float" office:value="0.00002454427369">
            <text:p>2.45E-005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table:style-name="ce1" office:value-type="float" office:value="0.0000248956016">
            <text:p>2.49E-005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table:style-name="ce1" office:value-type="float" office:value="0.00002525194145">
            <text:p>2.53E-005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table:style-name="ce1" office:value-type="float" office:value="0.00002561337083">
            <text:p>2.56E-005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table:style-name="ce1" office:value-type="float" office:value="0.00002597996874">
            <text:p>2.60E-005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table:style-name="ce1" office:value-type="float" office:value="0.00002635181551">
            <text:p>2.64E-005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table:style-name="ce1" office:value-type="float" office:value="0.0000267289929">
            <text:p>2.67E-005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table:style-name="ce1" office:value-type="float" office:value="0.00002711158409">
            <text:p>2.71E-005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table:style-name="ce1" office:value-type="float" office:value="0.00002749967374">
            <text:p>2.75E-00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style-name="ce1" office:value-type="float" office:value="0.00002789334797">
            <text:p>2.79E-005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table:style-name="ce1" office:value-type="float" office:value="0.00002829269444">
            <text:p>2.83E-005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table:style-name="ce1" office:value-type="float" office:value="0.00002869780235">
            <text:p>2.87E-005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table:style-name="ce1" office:value-type="float" office:value="0.00002910876248">
            <text:p>2.91E-005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table:style-name="ce1" office:value-type="float" office:value="0.00002952566721">
            <text:p>2.95E-005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table:style-name="ce1" office:value-type="float" office:value="0.00002994861057">
            <text:p>2.99E-005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table:style-name="ce1" office:value-type="float" office:value="0.00003037768826">
            <text:p>3.04E-005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table:style-name="ce1" office:value-type="float" office:value="0.00003081299769">
            <text:p>3.08E-005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table:style-name="ce1" office:value-type="float" office:value="0.000031254638">
            <text:p>3.13E-005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table:style-name="ce1" office:value-type="float" office:value="0.00003170271011">
            <text:p>3.17E-00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style-name="ce1" office:value-type="float" office:value="0.00003215731675">
            <text:p>3.22E-005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table:style-name="ce1" office:value-type="float" office:value="0.0000326185625">
            <text:p>3.26E-005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table:style-name="ce1" office:value-type="float" office:value="0.00003308655381">
            <text:p>3.31E-005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table:style-name="ce1" office:value-type="float" office:value="0.00003356139905">
            <text:p>3.36E-005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table:style-name="ce1" office:value-type="float" office:value="0.00003404320856">
            <text:p>3.40E-005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table:style-name="ce1" office:value-type="float" office:value="0.00003453209466">
            <text:p>3.45E-005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table:style-name="ce1" office:value-type="float" office:value="0.00003502817173">
            <text:p>3.50E-005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table:style-name="ce1" office:value-type="float" office:value="0.0000355315562">
            <text:p>3.55E-005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table:style-name="ce1" office:value-type="float" office:value="0.00003604236664">
            <text:p>3.60E-005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table:style-name="ce1" office:value-type="float" office:value="0.00003656072377">
            <text:p>3.66E-00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style-name="ce1" office:value-type="float" office:value="0.00003708675052">
            <text:p>3.71E-005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table:style-name="ce1" office:value-type="float" office:value="0.00003762057206">
            <text:p>3.76E-005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table:style-name="ce1" office:value-type="float" office:value="0.00003816231587">
            <text:p>3.82E-005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table:style-name="ce1" office:value-type="float" office:value="0.00003871211176">
            <text:p>3.87E-005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table:style-name="ce1" office:value-type="float" office:value="0.00003927009194">
            <text:p>3.93E-005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table:style-name="ce1" office:value-type="float" office:value="0.00003983639104">
            <text:p>3.98E-005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table:style-name="ce1" office:value-type="float" office:value="0.00004041114619">
            <text:p>4.04E-005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table:style-name="ce1" office:value-type="float" office:value="0.00004099449705">
            <text:p>4.10E-005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table:style-name="ce1" office:value-type="float" office:value="0.00004158658588">
            <text:p>4.16E-005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table:style-name="ce1" office:value-type="float" office:value="0.00004218755755">
            <text:p>4.22E-005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style-name="ce1" office:value-type="float" office:value="0.00004279755966">
            <text:p>4.28E-005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table:style-name="ce1" office:value-type="float" office:value="0.00004341674255">
            <text:p>4.34E-005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table:style-name="ce1" office:value-type="float" office:value="0.00004404525935">
            <text:p>4.40E-005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table:style-name="ce1" office:value-type="float" office:value="0.00004468326606">
            <text:p>4.47E-005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table:style-name="ce1" office:value-type="float" office:value="0.00004533092161">
            <text:p>4.53E-005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table:style-name="ce1" office:value-type="float" office:value="0.00004598838791">
            <text:p>4.60E-005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table:style-name="ce1" office:value-type="float" office:value="0.00004665582991">
            <text:p>4.67E-005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table:style-name="ce1" office:value-type="float" office:value="0.00004733341565">
            <text:p>4.73E-005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table:style-name="ce1" office:value-type="float" office:value="0.00004802131636">
            <text:p>4.80E-005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table:style-name="ce1" office:value-type="float" office:value="0.0000487197065">
            <text:p>4.87E-00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style-name="ce1" office:value-type="float" office:value="0.00004942876381">
            <text:p>4.94E-005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table:style-name="ce1" office:value-type="float" office:value="0.00005014866943">
            <text:p>5.01E-005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table:style-name="ce1" office:value-type="float" office:value="0.0000508796079">
            <text:p>5.09E-005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table:style-name="ce1" office:value-type="float" office:value="0.00005162176729">
            <text:p>5.16E-005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table:style-name="ce1" office:value-type="float" office:value="0.00005237533926">
            <text:p>5.24E-005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table:style-name="ce1" office:value-type="float" office:value="0.0000531405191">
            <text:p>5.31E-005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table:style-name="ce1" office:value-type="float" office:value="0.00005391750584">
            <text:p>5.39E-005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table:style-name="ce1" office:value-type="float" office:value="0.00005470650232">
            <text:p>5.47E-005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table:style-name="ce1" office:value-type="float" office:value="0.00005550771525">
            <text:p>5.55E-005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table:style-name="ce1" office:value-type="float" office:value="0.00005632135533">
            <text:p>5.63E-005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style-name="ce1" office:value-type="float" office:value="0.00005714763729">
            <text:p>5.71E-005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table:style-name="ce1" office:value-type="float" office:value="0.00005798677998">
            <text:p>5.80E-005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table:style-name="ce1" office:value-type="float" office:value="0.00005883900649">
            <text:p>5.88E-005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table:style-name="ce1" office:value-type="float" office:value="0.0000597045442">
            <text:p>5.97E-005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table:style-name="ce1" office:value-type="float" office:value="0.00006058362488">
            <text:p>6.06E-005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table:style-name="ce1" office:value-type="float" office:value="0.00006147648478">
            <text:p>6.15E-005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table:style-name="ce1" office:value-type="float" office:value="0.00006238336474">
            <text:p>6.24E-005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table:style-name="ce1" office:value-type="float" office:value="0.00006330451026">
            <text:p>6.33E-005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table:style-name="ce1" office:value-type="float" office:value="0.00006424017159">
            <text:p>6.42E-005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table:style-name="ce1" office:value-type="float" office:value="0.00006519060389">
            <text:p>6.52E-005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style-name="ce1" office:value-type="float" office:value="0.00006615606723">
            <text:p>6.62E-005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table:style-name="ce1" office:value-type="float" office:value="0.00006713682679">
            <text:p>6.71E-005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table:style-name="ce1" office:value-type="float" office:value="0.00006813315289">
            <text:p>6.81E-005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table:style-name="ce1" office:value-type="float" office:value="0.00006914532116">
            <text:p>6.91E-005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table:style-name="ce1" office:value-type="float" office:value="0.00007017361258">
            <text:p>7.02E-005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table:style-name="ce1" office:value-type="float" office:value="0.00007121831367">
            <text:p>7.12E-005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table:style-name="ce1" office:value-type="float" office:value="0.00007227971652">
            <text:p>7.23E-005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table:style-name="ce1" office:value-type="float" office:value="0.00007335811897">
            <text:p>7.34E-005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table:style-name="ce1" office:value-type="float" office:value="0.0000744538247">
            <text:p>7.45E-005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table:style-name="ce1" office:value-type="float" office:value="0.00007556714335">
            <text:p>7.56E-00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style-name="ce1" office:value-type="float" office:value="0.00007669839064">
            <text:p>7.67E-005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table:style-name="ce1" office:value-type="float" office:value="0.00007784788851">
            <text:p>7.78E-005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table:style-name="ce1" office:value-type="float" office:value="0.00007901596522">
            <text:p>7.90E-005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table:style-name="ce1" office:value-type="float" office:value="0.00008020295551">
            <text:p>8.02E-005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table:style-name="ce1" office:value-type="float" office:value="0.0000814092007">
            <text:p>8.14E-005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table:style-name="ce1" office:value-type="float" office:value="0.00008263504885">
            <text:p>8.26E-005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table:style-name="ce1" office:value-type="float" office:value="0.00008388085488">
            <text:p>8.39E-005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table:style-name="ce1" office:value-type="float" office:value="0.00008514698072">
            <text:p>8.51E-005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table:style-name="ce1" office:value-type="float" office:value="0.00008643379542">
            <text:p>8.64E-005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table:style-name="ce1" office:value-type="float" office:value="0.00008774167534">
            <text:p>8.77E-00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style-name="ce1" office:value-type="float" office:value="0.00008907100427">
            <text:p>8.91E-005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table:style-name="ce1" office:value-type="float" office:value="0.00009042217356">
            <text:p>9.04E-005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table:style-name="ce1" office:value-type="float" office:value="0.00009179558232">
            <text:p>9.18E-005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table:style-name="ce1" office:value-type="float" office:value="0.00009319163752">
            <text:p>9.32E-005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table:style-name="ce1" office:value-type="float" office:value="0.00009461075418">
            <text:p>9.46E-005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table:style-name="ce1" office:value-type="float" office:value="0.0000960533555">
            <text:p>9.61E-005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table:style-name="ce1" office:value-type="float" office:value="0.00009751987305">
            <text:p>9.75E-005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table:style-name="ce1" office:value-type="float" office:value="0.00009901074692">
            <text:p>9.90E-005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001005264259">
            <text:p>0.0001005264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0001020673675">
            <text:p>0.00010206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1036340384">
            <text:p>0.000103634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001052269145">
            <text:p>0.0001052269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0.0001068464809">
            <text:p>0.0001068465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0.0001084932323">
            <text:p>0.0001084932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0.0001101676732">
            <text:p>0.0001101677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.0001118703179">
            <text:p>0.0001118703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0.0001136016907">
            <text:p>0.0001136017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.0001153623264">
            <text:p>0.0001153623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0.0001171527699">
            <text:p>0.0001171528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0001189735771">
            <text:p>0.000118973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0001208253145">
            <text:p>0.0001208253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001227085595">
            <text:p>0.0001227086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0.0001246239009">
            <text:p>0.0001246239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0.0001265719388">
            <text:p>0.0001265719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0.0001285532849">
            <text:p>0.0001285533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0.0001305685625">
            <text:p>0.0001305686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0.000132618407">
            <text:p>0.0001326184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0.000134703466">
            <text:p>0.0001347035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0.0001368243992">
            <text:p>0.0001368244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0.000138981879">
            <text:p>0.0001389819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001411765905">
            <text:p>0.0001411766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0.0001434092316">
            <text:p>0.0001434092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0.0001456805133">
            <text:p>0.0001456805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0.0001479911599">
            <text:p>0.0001479912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0.0001503419092">
            <text:p>0.0001503419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0.0001527335123">
            <text:p>0.0001527335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001551667345">
            <text:p>0.0001551667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001576423548">
            <text:p>0.0001576424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0001601611663">
            <text:p>0.0001601612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0001627239765">
            <text:p>0.00016272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0001653316074">
            <text:p>0.0001653316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0001679848952">
            <text:p>0.0001679849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0001706846912">
            <text:p>0.0001706847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0001734318612">
            <text:p>0.0001734319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0001762272863">
            <text:p>0.0001762273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0001790718623">
            <text:p>0.0001790719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001819665004">
            <text:p>0.0001819665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000184912127">
            <text:p>0.0001849121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0001879096835">
            <text:p>0.0001879097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0001909601271">
            <text:p>0.0001909601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001940644301">
            <text:p>0.0001940644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0001972235803">
            <text:p>0.0001972236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0002004385809">
            <text:p>0.0002004386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0002037104504">
            <text:p>0.0002037105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0002070402227">
            <text:p>0.0002070402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0002104289471">
            <text:p>0.0002104289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0002138776879">
            <text:p>0.0002138777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0002173875245">
            <text:p>0.0002173875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0002209595511">
            <text:p>0.0002209596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0002245948769">
            <text:p>0.00022459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002282946252">
            <text:p>0.0002282946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0.0002320599339">
            <text:p>0.0002320599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0.0002358919545">
            <text:p>0.000235892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0.0002397918523">
            <text:p>0.0002397919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0.0002437608057">
            <text:p>0.0002437608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0002478000059">
            <text:p>0.0002478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0.0002519106563">
            <text:p>0.0002519107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0.000256093972">
            <text:p>0.000256094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0002603511792">
            <text:p>0.0002603512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0.0002646835146">
            <text:p>0.0002646835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0002690922246">
            <text:p>0.0002690922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0.0002735785644">
            <text:p>0.0002735786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0.0002781437973">
            <text:p>0.0002781438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0.0002827891934">
            <text:p>0.0002827892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0.0002875160291">
            <text:p>0.000287516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0002923255854">
            <text:p>0.0002923256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0002972191469">
            <text:p>0.0002972191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0.0003021980006">
            <text:p>0.000302198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0.0003072634343">
            <text:p>0.0003072634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0.0003124167349">
            <text:p>0.0003124167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000317659187">
            <text:p>0.0003176592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0.0003229920709">
            <text:p>0.0003229921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0003284166609">
            <text:p>0.0003284167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0.000333934223">
            <text:p>0.0003339342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0.0003395460127">
            <text:p>0.000339546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0.0003452532728">
            <text:p>0.0003452533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0.0003510572308">
            <text:p>0.0003510572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0.0003569590962">
            <text:p>0.0003569591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0.0003629600576">
            <text:p>0.0003629601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0.0003690612797">
            <text:p>0.0003690613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0003752639003">
            <text:p>0.000375263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0.0003815690264">
            <text:p>0.000381569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0.0003879777309">
            <text:p>0.0003879777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0.000394491049">
            <text:p>0.000394491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0.0004011099735">
            <text:p>0.00040111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0.0004078354512">
            <text:p>0.0004078355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0.000414668378">
            <text:p>0.000414668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0.0004216095942">
            <text:p>0.0004216096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0.0004286598799">
            <text:p>0.0004286599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0.0004358199491">
            <text:p>0.000435819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000443090445">
            <text:p>0.0004430904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0.0004504719335">
            <text:p>0.0004504719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0.000457964898">
            <text:p>0.0004579649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0.0004655697324">
            <text:p>0.0004655697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0.0004732867351">
            <text:p>0.0004732867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000481116102">
            <text:p>0.0004811161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0.0004890579195">
            <text:p>0.0004890579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0.0004971121573">
            <text:p>0.0004971122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.0005052786607">
            <text:p>0.0005052787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0.0005135571429">
            <text:p>0.0005135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5219471769">
            <text:p>0.0005219472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0.0005304481872">
            <text:p>0.0005304482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0.0005390594418">
            <text:p>0.000539059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0.0005477800426">
            <text:p>0.00054778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0005566089176">
            <text:p>0.0005566089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0.0005655448113">
            <text:p>0.0005655448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0.0005745862758">
            <text:p>0.0005745863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0.0005837316615">
            <text:p>0.0005837317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0.000592979108">
            <text:p>0.0005929791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0.000602326535">
            <text:p>0.0006023265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0006117716327">
            <text:p>0.0006117716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0006213118533">
            <text:p>0.0006213119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0006309444014">
            <text:p>0.0006309444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0006406662257">
            <text:p>0.0006406662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0006504740106">
            <text:p>0.00065047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0006603641678">
            <text:p>0.0006603642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0006703328288">
            <text:p>0.0006703328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0006803758382">
            <text:p>0.0006803758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0006904887465">
            <text:p>0.0006904887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0007006668051">
            <text:p>0.0007006668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007109049609">
            <text:p>0.000710905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0007211978527">
            <text:p>0.0007211979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0007315398084">
            <text:p>0.0007315398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0007419248432">
            <text:p>0.0007419248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0007523466594">
            <text:p>0.0007523467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0.0007627986476">
            <text:p>0.0007627986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0.0007732738899">
            <text:p>0.0007732739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0.0007837651642">
            <text:p>0.0007837652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0007942649507">
            <text:p>0.000794265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0008047654408">
            <text:p>0.000804765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000815258548">
            <text:p>0.0008152585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0.0008257359208">
            <text:p>0.0008257359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0.0008361889586">
            <text:p>0.000836189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0.0008466088298">
            <text:p>0.0008466088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0.0008569864933">
            <text:p>0.0008569865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0.0008673127217">
            <text:p>0.0008673127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0008775781289">
            <text:p>0.0008775781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0.0008877731991">
            <text:p>0.0008877732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0.0008978883201">
            <text:p>0.0008978883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0.0009079138192">
            <text:p>0.0009079138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0009178400017">
            <text:p>0.00091784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0.0009276571933">
            <text:p>0.0009276572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0.0009373557846">
            <text:p>0.0009373558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0.0009469262786">
            <text:p>0.0009469263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0.0009563593414">
            <text:p>0.0009563593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0.0009656458541">
            <text:p>0.0009656459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0.0009747769682">
            <text:p>0.000974777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0.0009837441616">
            <text:p>0.0009837442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00992539297">
            <text:p>0.0009925393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001001154681">
            <text:p>0.001001154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001009583122">
            <text:p>0.0010095831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001017817993">
            <text:p>0.001017818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001025853288">
            <text:p>0.0010258533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00103368368">
            <text:p>0.0010336837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001041304577">
            <text:p>0.0010413046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001048712176">
            <text:p>0.0010487122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001055903511">
            <text:p>0.0010559035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001062876503">
            <text:p>0.0010628765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001069629994">
            <text:p>0.00106963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001076163789">
            <text:p>0.0010761638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001082478678">
            <text:p>0.0010824787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001088576464">
            <text:p>0.0010885765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001094459971">
            <text:p>0.00109446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001100133052">
            <text:p>0.0011001331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001105600584">
            <text:p>0.0011056006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001110868455">
            <text:p>0.0011108685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001115943536">
            <text:p>0.0011159435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001120833655">
            <text:p>0.0011208337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001125547543">
            <text:p>0.0011255475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001130094789">
            <text:p>0.0011300948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001134485769">
            <text:p>0.0011344858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001138731572">
            <text:p>0.0011387316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001142843921">
            <text:p>0.0011428439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001146835077">
            <text:p>0.0011468351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001150717744">
            <text:p>0.0011507177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0115450496">
            <text:p>0.001154505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001158209987">
            <text:p>0.00115821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0011618462">
            <text:p>0.0011618462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001165426967">
            <text:p>0.00116542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001168965536">
            <text:p>0.0011689655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001172474915">
            <text:p>0.0011724749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001175967759">
            <text:p>0.0011759678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001179456265">
            <text:p>0.0011794563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001182952064">
            <text:p>0.0011829521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0.001186466128">
            <text:p>0.0011864661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0.00119000868">
            <text:p>0.0011900087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0.001193589121">
            <text:p>0.0011935891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0.001197215959">
            <text:p>0.001197216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0.001200896757">
            <text:p>0.0012008968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0.001204638089">
            <text:p>0.0012046381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001208445514">
            <text:p>0.0012084455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0.001212323555">
            <text:p>0.0012123236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0.001216275695">
            <text:p>0.0012162757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0.001220304391">
            <text:p>0.0012203044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0.001224411086">
            <text:p>0.0012244111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0.001228596244">
            <text:p>0.0012285962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0.001232859393">
            <text:p>0.0012328594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0.00123719917">
            <text:p>0.0012371992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0.001241613382">
            <text:p>0.0012416134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0.001246099068">
            <text:p>0.00124609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125065257">
            <text:p>0.0012506526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0.001255269606">
            <text:p>0.0012552696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0.001259945344">
            <text:p>0.0012599453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0.00126467448">
            <text:p>0.0012646745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0.001269451318">
            <text:p>0.0012694513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0.001274269842">
            <text:p>0.0012742698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0.001279123794">
            <text:p>0.0012791238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0.001284006745">
            <text:p>0.0012840067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001288912163">
            <text:p>0.0012889122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0.001293833477">
            <text:p>0.0012938335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00129876414">
            <text:p>0.0012987641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0.001303697679">
            <text:p>0.0013036977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0.001308627751">
            <text:p>0.0013086278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0.001313548183">
            <text:p>0.0013135482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0.001318453012">
            <text:p>0.001318453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0.001323336521">
            <text:p>0.0013233365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0.001328193265">
            <text:p>0.0013281933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0.001333018097">
            <text:p>0.0013330181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0.001337806187">
            <text:p>0.0013378062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0.001342553032">
            <text:p>0.00134255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001347254472">
            <text:p>0.0013472545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0.001351906694">
            <text:p>0.0013519067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0.001356506231">
            <text:p>0.0013565062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0.001361049967">
            <text:p>0.00136105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00136553513">
            <text:p>0.0013655351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0.001369959286">
            <text:p>0.0013699593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0.001374320331">
            <text:p>0.0013743203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0.001378616483">
            <text:p>0.0013786165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001382846265">
            <text:p>0.0013828463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0.001387008497">
            <text:p>0.0013870085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001391102279">
            <text:p>0.0013911023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0.001395126977">
            <text:p>0.001395127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.001399082207">
            <text:p>0.0013990822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001402967816">
            <text:p>0.0014029678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001406783874">
            <text:p>0.0014067839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001410530649">
            <text:p>0.0014105306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001414208594">
            <text:p>0.0014142086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001417818335">
            <text:p>0.0014178183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001421360648">
            <text:p>0.0014213606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001424836451">
            <text:p>0.0014248365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001428246786">
            <text:p>0.0014282468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0.001431592803">
            <text:p>0.0014315928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0.001434875751">
            <text:p>0.0014348758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0.001438096964">
            <text:p>0.001438097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0.001441257846">
            <text:p>0.0014412578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0.001444359863">
            <text:p>0.0014443599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0.001447404529">
            <text:p>0.0014474045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0.001450393402">
            <text:p>0.0014503934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0.001453328067">
            <text:p>0.0014533281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0.001456210132">
            <text:p>0.0014562101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001459041221">
            <text:p>0.0014590412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0.001461822961">
            <text:p>0.001461823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0.001464556984">
            <text:p>0.001464557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0.001467244912">
            <text:p>0.0014672449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0.001469888357">
            <text:p>0.0014698884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0.001472488916">
            <text:p>0.0014724889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001475048163">
            <text:p>0.0014750482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0.00147756765">
            <text:p>0.0014775677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0.001480048897">
            <text:p>0.0014800489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0.001482493398">
            <text:p>0.0014824934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001484902609">
            <text:p>0.0014849026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0.001487277952">
            <text:p>0.001487278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0.001489620811">
            <text:p>0.0014896208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0.001491932531">
            <text:p>0.0014919325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0.001494214417">
            <text:p>0.0014942144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0.001496467732">
            <text:p>0.0014964677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0.001498693696">
            <text:p>0.0014986937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0.001500893488">
            <text:p>0.0015008935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001503068243">
            <text:p>0.0015030682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001505219055">
            <text:p>0.0015052191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001507346973">
            <text:p>0.001507347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001509453006">
            <text:p>0.001509453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001511538118">
            <text:p>0.0015115381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001513603235">
            <text:p>0.0015136032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001515649239">
            <text:p>0.0015156492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001517676974">
            <text:p>0.001517677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001519687244">
            <text:p>0.0015196872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001521680814">
            <text:p>0.0015216808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001523658414">
            <text:p>0.0015236584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001525620735">
            <text:p>0.001525620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001527568433">
            <text:p>0.0015275684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0.001529502131">
            <text:p>0.0015295021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0.001531422417">
            <text:p>0.0015314224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0.001533329848">
            <text:p>0.0015333298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0.001535224949">
            <text:p>0.0015352249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0.001537108217">
            <text:p>0.0015371082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0.001538980118">
            <text:p>0.0015389801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0.001540841092">
            <text:p>0.0015408411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0.001542691551">
            <text:p>0.0015426916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0.001544531882">
            <text:p>0.0015445319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001546362449">
            <text:p>0.0015463624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0.00154818359">
            <text:p>0.0015481836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0.001549995622">
            <text:p>0.0015499956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001551798842">
            <text:p>0.0015517988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0.001553593524">
            <text:p>0.0015535935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0.001555379925">
            <text:p>0.0015553799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0.001557158284">
            <text:p>0.0015571583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0.001558928819">
            <text:p>0.0015589288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0.001560691735">
            <text:p>0.0015606917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0.00156244722">
            <text:p>0.00156244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564195447">
            <text:p>0.0015641954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0.001565936575">
            <text:p>0.0015659366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0.00156767075">
            <text:p>0.0015676708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0.001569398106">
            <text:p>0.0015693981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0.001571118763">
            <text:p>0.0015711188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0.001572832833">
            <text:p>0.0015728328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0.001574540414">
            <text:p>0.0015745404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001576241598">
            <text:p>0.0015762416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001577936465">
            <text:p>0.0015779365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001579625086">
            <text:p>0.0015796251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001581307527">
            <text:p>0.0015813075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001582983844">
            <text:p>0.0015829838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001584654086">
            <text:p>0.0015846541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001586318297">
            <text:p>0.0015863183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001587976513">
            <text:p>0.0015879765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001589628765">
            <text:p>0.0015896288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001591275081">
            <text:p>0.0015912751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00159291548">
            <text:p>0.0015929155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00159454998">
            <text:p>0.00159455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001596178594">
            <text:p>0.0015961786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00159780133">
            <text:p>0.0015978013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001599418193">
            <text:p>0.0015994182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001601029187">
            <text:p>0.0016010292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001602634311">
            <text:p>0.0016026343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001604233561">
            <text:p>0.0016042336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001605826932">
            <text:p>0.0016058269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001607414417">
            <text:p>0.0016074144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0.001608996007">
            <text:p>0.001608996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0.001610571689">
            <text:p>0.0016105717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0.001612141453">
            <text:p>0.001612141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001613705283">
            <text:p>0.0016137053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0.001615263166">
            <text:p>0.0016152632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0.001616815085">
            <text:p>0.0016168151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0.001618361024">
            <text:p>0.001618361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0.001619900966">
            <text:p>0.001619901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0.001621434893">
            <text:p>0.0016214349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0.001622962787">
            <text:p>0.0016229628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0.00162448463">
            <text:p>0.0016244846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0.001626000404">
            <text:p>0.0016260004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0.00162751009">
            <text:p>0.0016275101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001629013669">
            <text:p>0.0016290137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0.001630511123">
            <text:p>0.0016305111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0.001632002434">
            <text:p>0.0016320024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0.001633487585">
            <text:p>0.0016334876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0.001634966558">
            <text:p>0.0016349666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0.001636439335">
            <text:p>0.0016364393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0.001637905901">
            <text:p>0.0016379059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0.001639366239">
            <text:p>0.0016393662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0.001640820333">
            <text:p>0.0016408203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0.001642268169">
            <text:p>0.001642268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001643709732">
            <text:p>0.0016437097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0.001645145009">
            <text:p>0.001645145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0.001646573987">
            <text:p>0.001646574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0.001647996653">
            <text:p>0.0016479967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0.001649412996">
            <text:p>0.001649413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001650823005">
            <text:p>0.001650823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0.001652226671">
            <text:p>0.0016522267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0.001653623984">
            <text:p>0.001653624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0.001655014936">
            <text:p>0.0016550149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0.001656399519">
            <text:p>0.0016563995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001657777727">
            <text:p>0.0016577777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0.001659149553">
            <text:p>0.0016591496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0.001660514994">
            <text:p>0.001660515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0.001661874044">
            <text:p>0.001661874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0.0016632267">
            <text:p>0.0016632267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0.00166457296">
            <text:p>0.001664573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0.001665912822">
            <text:p>0.0016659128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0.001667246285">
            <text:p>0.0016672463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0.001668573349">
            <text:p>0.0016685733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0.001669894015">
            <text:p>0.001669894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001671208284">
            <text:p>0.0016712083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0.001672516159">
            <text:p>0.0016725162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0.001673817642">
            <text:p>0.0016738176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0.001675112739">
            <text:p>0.0016751127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0.001676401452">
            <text:p>0.0016764015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0.001677683789">
            <text:p>0.0016776838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0.001678959754">
            <text:p>0.0016789598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0.001680229355">
            <text:p>0.0016802294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0.0016814926">
            <text:p>0.0016814926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0.001682749496">
            <text:p>0.0016827495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001684000054">
            <text:p>0.0016840001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001685244281">
            <text:p>0.0016852443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00168648219">
            <text:p>0.0016864822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00168771379">
            <text:p>0.0016877138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001688939094">
            <text:p>0.0016889391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001690158114">
            <text:p>0.0016901581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001691370862">
            <text:p>0.0016913709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001692577352">
            <text:p>0.0016925774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001693777598">
            <text:p>0.0016937776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0.001694971615">
            <text:p>0.0016949716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001696159417">
            <text:p>0.0016961594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0.001697341021">
            <text:p>0.001697341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0.001698516443">
            <text:p>0.0016985164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0.001699685699">
            <text:p>0.0016996857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001700848806">
            <text:p>0.0017008488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0.001702005782">
            <text:p>0.0017020058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0.001703156646">
            <text:p>0.0017031566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0.001704301415">
            <text:p>0.0017043014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0.001705440109">
            <text:p>0.0017054401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0.001706572747">
            <text:p>0.00170657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707699349">
            <text:p>0.0017076993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0.001708819935">
            <text:p>0.0017088199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0.001709934526">
            <text:p>0.0017099345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0.001711043142">
            <text:p>0.0017110431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0.001712145805">
            <text:p>0.0017121458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0.001713242537">
            <text:p>0.0017132425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0.001714333359">
            <text:p>0.0017143334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0.001715418294">
            <text:p>0.0017154183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0.001716497363">
            <text:p>0.0017164974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0.001717570591">
            <text:p>0.0017175706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001718638">
            <text:p>0.001718638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0.001719699613">
            <text:p>0.0017196996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0.001720755455">
            <text:p>0.0017207555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0.001721805548">
            <text:p>0.0017218055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0.001722849918">
            <text:p>0.0017228499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0.001723888588">
            <text:p>0.0017238886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0.001724921583">
            <text:p>0.0017249216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0.001725948927">
            <text:p>0.0017259489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0.001726970646">
            <text:p>0.0017269706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0.001727986765">
            <text:p>0.001727986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001728997309">
            <text:p>0.0017289973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0.001730002302">
            <text:p>0.0017300023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0.001731001772">
            <text:p>0.0017310018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0.001731995744">
            <text:p>0.0017319957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0.001732984243">
            <text:p>0.0017329842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0.001733967295">
            <text:p>0.0017339673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0.001734944927">
            <text:p>0.0017349449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0.001735917164">
            <text:p>0.0017359172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001736884034">
            <text:p>0.001736884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0.001737845562">
            <text:p>0.001737845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001738801775">
            <text:p>0.0017388018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0.001739752699">
            <text:p>0.0017397527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0.001740698361">
            <text:p>0.0017406984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0.001741638788">
            <text:p>0.0017416388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0.001742574007">
            <text:p>0.001742574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001743504044">
            <text:p>0.001743504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0.001744428925">
            <text:p>0.0017444289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0.001745348679">
            <text:p>0.0017453487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0.001746263331">
            <text:p>0.0017462633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0.00174717291">
            <text:p>0.0017471729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001748077441">
            <text:p>0.0017480774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0.001748976951">
            <text:p>0.001748977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0.001749871468">
            <text:p>0.0017498715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0.001750761019">
            <text:p>0.001750761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0.00175164563">
            <text:p>0.0017516456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0.001752525329">
            <text:p>0.0017525253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0.001753400142">
            <text:p>0.0017534001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0.001754270097">
            <text:p>0.0017542701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0.001755135219">
            <text:p>0.0017551352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0.001755995537">
            <text:p>0.001755995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001756851077">
            <text:p>0.0017568511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0.001757701866">
            <text:p>0.0017577019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0.00175854793">
            <text:p>0.0017585479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0.001759389297">
            <text:p>0.0017593893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0.001760225993">
            <text:p>0.001760226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0.001761058044">
            <text:p>0.001761058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0.001761885477">
            <text:p>0.0017618855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0.00176270832">
            <text:p>0.0017627083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0.001763526597">
            <text:p>0.0017635266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0.001764340336">
            <text:p>0.0017643403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001765149563">
            <text:p>0.0017651496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0.001765954305">
            <text:p>0.0017659543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0.001766754587">
            <text:p>0.0017667546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0.001767550435">
            <text:p>0.0017675504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0.001768341876">
            <text:p>0.0017683419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0.001769128936">
            <text:p>0.0017691289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0.00176991164">
            <text:p>0.0017699116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0.001770690015">
            <text:p>0.00177069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0.001771464086">
            <text:p>0.0017714641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0.001772233878">
            <text:p>0.0017722339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0.001772999418">
            <text:p>0.0017729994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0.00177376073">
            <text:p>0.0017737607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0.001774517841">
            <text:p>0.0017745178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0.001775270774">
            <text:p>0.0017752708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0.001776019557">
            <text:p>0.0017760196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0.001776764213">
            <text:p>0.0017767642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0.001777504767">
            <text:p>0.0017775048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0.001778241245">
            <text:p>0.0017782412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0.001778973671">
            <text:p>0.0017789737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0.00177970207">
            <text:p>0.0017797021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0.001780426466">
            <text:p>0.0017804265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0.001781146884">
            <text:p>0.0017811469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0.001781863349">
            <text:p>0.0017818633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0.001782575883">
            <text:p>0.0017825759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0.001783284512">
            <text:p>0.0017832845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0.00178398926">
            <text:p>0.0017839893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0.00178469015">
            <text:p>0.0017846902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0.001785387206">
            <text:p>0.0017853872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0.001786080452">
            <text:p>0.0017860805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0.001786769912">
            <text:p>0.0017867699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001787455608">
            <text:p>0.0017874556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0.001788137564">
            <text:p>0.0017881376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0.001788815804">
            <text:p>0.0017888158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0.00178949035">
            <text:p>0.0017894904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0.001790161226">
            <text:p>0.0017901612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0.001790828453">
            <text:p>0.0017908285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0.001791492056">
            <text:p>0.0017914921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0.001792152056">
            <text:p>0.0017921521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0.001792808476">
            <text:p>0.0017928085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0.001793461338">
            <text:p>0.00179346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794110665">
            <text:p>0.0017941107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0.001794756479">
            <text:p>0.0017947565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0.001795398801">
            <text:p>0.0017953988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0.001796037654">
            <text:p>0.0017960377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0.001796673059">
            <text:p>0.0017966731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0.001797305039">
            <text:p>0.001797305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0.001797933613">
            <text:p>0.0017979336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0.001798558805">
            <text:p>0.0017985588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0.001799180634">
            <text:p>0.0017991806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0.001799799123">
            <text:p>0.0017997991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0.001800414292">
            <text:p>0.0018004143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0.001801026162">
            <text:p>0.0018010262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0.001801634754">
            <text:p>0.0018016348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0.001802240089">
            <text:p>0.0018022401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0.001802842186">
            <text:p>0.0018028422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0.001803441067">
            <text:p>0.0018034411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0.001804036752">
            <text:p>0.0018040368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0.001804629261">
            <text:p>0.0018046293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0.001805218614">
            <text:p>0.0018052186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0.00180580483">
            <text:p>0.0018058048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00180638793">
            <text:p>0.0018063879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0.001806967934">
            <text:p>0.0018069679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0.00180754486">
            <text:p>0.0018075449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0.001808118729">
            <text:p>0.0018081187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0.001808689559">
            <text:p>0.0018086896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0.00180925737">
            <text:p>0.0018092574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0.001809822181">
            <text:p>0.0018098222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0.001810384011">
            <text:p>0.001810384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0.001810942879">
            <text:p>0.0018109429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0.001811498802">
            <text:p>0.0018114988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0.001812051801">
            <text:p>0.0018120518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0.001812601893">
            <text:p>0.0018126019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0.001813149097">
            <text:p>0.0018131491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0.001813693431">
            <text:p>0.0018136934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0.001814234913">
            <text:p>0.0018142349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0.001814773562">
            <text:p>0.0018147736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0.001815309394">
            <text:p>0.0018153094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0.001815842428">
            <text:p>0.0018158424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0.001816372682">
            <text:p>0.0018163727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0.001816900172">
            <text:p>0.0018169002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001817424917">
            <text:p>0.0018174249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0.001817946934">
            <text:p>0.0018179469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0.00181846624">
            <text:p>0.0018184662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0.001818982852">
            <text:p>0.0018189829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0.001819496787">
            <text:p>0.0018194968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0.001820008062">
            <text:p>0.0018200081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0.001820516693">
            <text:p>0.0018205167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0.001821022698">
            <text:p>0.0018210227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0.001821526093">
            <text:p>0.0018215261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0.001822026894">
            <text:p>0.0018220269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001822525117">
            <text:p>0.0018225251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0.001823020779">
            <text:p>0.0018230208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0.001823513897">
            <text:p>0.0018235139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0.001824004485">
            <text:p>0.0018240045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0.001824492559">
            <text:p>0.0018244926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0.001824978137">
            <text:p>0.0018249781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0.001825461232">
            <text:p>0.0018254612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0.001825941862">
            <text:p>0.0018259419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0.00182642004">
            <text:p>0.00182642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0.001826895783">
            <text:p>0.0018268958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001827369106">
            <text:p>0.0018273691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0.001827840024">
            <text:p>0.00182784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0.001828308552">
            <text:p>0.0018283086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0.001828774705">
            <text:p>0.0018287747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0.001829238498">
            <text:p>0.0018292385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0.001829699946">
            <text:p>0.0018296999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0.001830159062">
            <text:p>0.0018301591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0.001830615863">
            <text:p>0.0018306159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0.001831070362">
            <text:p>0.0018310704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0.001831522573">
            <text:p>0.0018315226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0.001831972511">
            <text:p>0.0018319725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0.00183242019">
            <text:p>0.0018324202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0.001832865624">
            <text:p>0.0018328656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0.001833308827">
            <text:p>0.0018333088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0.001833749812">
            <text:p>0.0018337498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001834188595">
            <text:p>0.0018341886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0.001834625188">
            <text:p>0.0018346252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0.001835059604">
            <text:p>0.0018350596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0.001835491858">
            <text:p>0.0018354919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0.001835921962">
            <text:p>0.001835922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001836349931">
            <text:p>0.0018363499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0.001836775777">
            <text:p>0.0018367758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0.001837199513">
            <text:p>0.0018371995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0.001837621153">
            <text:p>0.0018376212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0.001838040709">
            <text:p>0.0018380407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0.001838458194">
            <text:p>0.0018384582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0.001838873621">
            <text:p>0.0018388736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0.001839287003">
            <text:p>0.001839287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0.001839698351">
            <text:p>0.0018396984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0.00184010768">
            <text:p>0.0018401077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0.001840515001">
            <text:p>0.001840515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0.001840920326">
            <text:p>0.0018409203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0.001841323668">
            <text:p>0.0018413237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0.001841725038">
            <text:p>0.001841725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0.00184212445">
            <text:p>0.0018421245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0.001842521914">
            <text:p>0.0018425219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0.001842917444">
            <text:p>0.0018429174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0.00184331105">
            <text:p>0.0018433111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0.001843702744">
            <text:p>0.0018437027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0.001844092538">
            <text:p>0.00184409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0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0:50:39</dc:date>
    <meta:document-statistic meta:table-count="1" meta:cell-count="198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2cm" svg:y="0.316cm" chart:style-name="ch2">
          <text:p>Deltax(time)</text:p>
        </chart:title>
        <chart:subtitle svg:x="7.083cm" svg:y="1.301cm" chart:style-name="ch3">
          <text:p>dt=0.0001</text:p>
        </chart:subtitle>
        <chart:legend chart:legend-position="end" svg:x="12.998cm" svg:y="4.205cm" style:legend-expansion="high" chart:style-name="ch4"/>
        <chart:plot-area chart:style-name="ch5" table:cell-range-address="Sheet1.A1:Sheet1.B990" svg:x="1.314cm" svg:y="2.318cm" svg:width="11.044cm" svg:height="5.538cm">
          <chartooo:coordinate-region svg:x="3.399cm" svg:y="2.513cm" svg:width="8.746cm" svg:height="4.704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990" chart:class="chart:scatter">
            <chart:domain table:cell-range-address="Sheet1.A1:Sheet1.A990"/>
            <chart:data-point chart:repeated="9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:Sheet1.A990</svg:desc>
                </draw:g>
              </table:table-cell>
              <table:table-cell office:value-type="float" office:value="0.000000005491313311">
                <text:p>0.000000005491313311</text:p>
                <draw:g>
                  <svg:desc>Sheet1.B1:Sheet1.B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00000006671587036">
                <text:p>0.000000006671587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00000007972173839">
                <text:p>0.000000007972173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000000009394515438">
                <text:p>0.000000009394515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0.00000001094007001">
                <text:p>0.00000001094007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0001261031241">
                <text:p>0.0000000126103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0000001440673434">
                <text:p>0.0000000144067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00000163308446">
                <text:p>0.0000000163308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00001838416926">
                <text:p>0.00000001838416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000002056825192">
                <text:p>0.0000000205682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000002288465387">
                <text:p>0.00000002288465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000002533495432">
                <text:p>0.00000002533495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000002792075068">
                <text:p>0.00000002792075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000003064365869">
                <text:p>0.00000003064365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000003350531273">
                <text:p>0.00000003350531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000003650736601">
                <text:p>0.00000003650736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000000396514908">
                <text:p>0.0000000396514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000004293937869">
                <text:p>0.00000004293937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00000463727408">
                <text:p>0.0000000463727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000004995330806">
                <text:p>0.00000004995330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0000005368283144">
                <text:p>0.00000005368283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0000005756308216">
                <text:p>0.00000005756308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000006159585203">
                <text:p>0.0000000615958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0000006578295362">
                <text:p>0.00000006578295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0000007012622059">
                <text:p>0.0000000701262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0000007462750788">
                <text:p>0.00000007462750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0000007928869205">
                <text:p>0.00000007928869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0000008411167153">
                <text:p>0.00000008411167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0000008909836684">
                <text:p>0.00000008909836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0000009425072097">
                <text:p>0.0000000942507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0000009957069957">
                <text:p>0.00000009957069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000001050602913">
                <text:p>0.0000001050602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00000110721508">
                <text:p>0.000000110721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000001165563853">
                <text:p>0.0000001165563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000001225669825">
                <text:p>0.0000001225669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00000128755383">
                <text:p>0.000000128755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00000135123695">
                <text:p>0.000000135123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000001416740512">
                <text:p>0.0000001416740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000001484086094">
                <text:p>0.0000001484086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000001553295531">
                <text:p>0.0000001553295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000001624390914">
                <text:p>0.0000001624390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000001697394592">
                <text:p>0.0000001697394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000001772329183">
                <text:p>0.0000001772329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00000184921757">
                <text:p>0.000000184921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000001928082906">
                <text:p>0.00000019280829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00000200894862">
                <text:p>0.000000200894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000002091838419">
                <text:p>0.0000002091838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000002176776291">
                <text:p>0.0000002176776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000002263786509">
                <text:p>0.0000002263786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000002352893636">
                <text:p>0.0000002352893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000002444122525">
                <text:p>0.0000002444122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000002537498329">
                <text:p>0.0000002537498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000002633046499">
                <text:p>0.00000026330464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00000273079279">
                <text:p>0.000000273079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000002830763266">
                <text:p>0.0000002830763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00002932984302">
                <text:p>0.0000002932984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000003037482591">
                <text:p>0.0000003037482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00003144285145">
                <text:p>0.0000003144285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00003253419301">
                <text:p>0.0000003253419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00003364912723">
                <text:p>0.0000003364912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00003478793412">
                <text:p>0.0000003478793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00003595089701">
                <text:p>0.0000003595089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00003713830271">
                <text:p>0.0000003713830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00003835044143">
                <text:p>0.0000003835044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00003958760694">
                <text:p>0.0000003958760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0004085009655">
                <text:p>0.0000004085009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0004213821116">
                <text:p>0.0000004213821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0004345225532">
                <text:p>0.0000004345225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0004479253731">
                <text:p>0.0000004479253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0004615936912">
                <text:p>0.0000004615936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0004755306655">
                <text:p>0.0000004755306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">
                <text:p>0.81</text:p>
              </table:table-cell>
              <table:table-cell office:value-type="float" office:value="0.0000004897394926">
                <text:p>0.0000004897394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">
                <text:p>0.82</text:p>
              </table:table-cell>
              <table:table-cell office:value-type="float" office:value="0.000000504223408">
                <text:p>0.000000504223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">
                <text:p>0.83</text:p>
              </table:table-cell>
              <table:table-cell office:value-type="float" office:value="0.0000005189856866">
                <text:p>0.0000005189856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">
                <text:p>0.84</text:p>
              </table:table-cell>
              <table:table-cell office:value-type="float" office:value="0.0000005340296436">
                <text:p>0.0000005340296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">
                <text:p>0.85</text:p>
              </table:table-cell>
              <table:table-cell office:value-type="float" office:value="0.0000005493586345">
                <text:p>0.0000005493586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  <table:table-cell office:value-type="float" office:value="0.0000005649760561">
                <text:p>0.0000005649760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">
                <text:p>0.87</text:p>
              </table:table-cell>
              <table:table-cell office:value-type="float" office:value="0.0000005808853468">
                <text:p>0.0000005808853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0.0000005970899873">
                <text:p>0.0000005970899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">
                <text:p>0.89</text:p>
              </table:table-cell>
              <table:table-cell office:value-type="float" office:value="0.000000613593501">
                <text:p>0.000000613593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0000006303994547">
                <text:p>0.0000006303994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">
                <text:p>0.91</text:p>
              </table:table-cell>
              <table:table-cell office:value-type="float" office:value="0.0000006475114593">
                <text:p>0.0000006475114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">
                <text:p>0.92</text:p>
              </table:table-cell>
              <table:table-cell office:value-type="float" office:value="0.0000006649331699">
                <text:p>0.0000006649331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0000006826682873">
                <text:p>0.00000068266828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">
                <text:p>0.94</text:p>
              </table:table-cell>
              <table:table-cell office:value-type="float" office:value="0.0000007007205575">
                <text:p>0.0000007007205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">
                <text:p>0.95</text:p>
              </table:table-cell>
              <table:table-cell office:value-type="float" office:value="0.0000007190937732">
                <text:p>0.00000071909377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">
                <text:p>0.96</text:p>
              </table:table-cell>
              <table:table-cell office:value-type="float" office:value="0.0000007377917742">
                <text:p>0.0000007377917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">
                <text:p>0.97</text:p>
              </table:table-cell>
              <table:table-cell office:value-type="float" office:value="0.0000007568184478">
                <text:p>0.00000075681844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">
                <text:p>0.98</text:p>
              </table:table-cell>
              <table:table-cell office:value-type="float" office:value="0.0000007761777295">
                <text:p>0.0000007761777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  <table:table-cell office:value-type="float" office:value="0.0000007958736041">
                <text:p>0.0000007958736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000008159101057">
                <text:p>0.00000081591010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">
                <text:p>1.01</text:p>
              </table:table-cell>
              <table:table-cell office:value-type="float" office:value="0.000000836291319">
                <text:p>0.000000836291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">
                <text:p>1.02</text:p>
              </table:table-cell>
              <table:table-cell office:value-type="float" office:value="0.0000008570213794">
                <text:p>0.0000008570213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3">
                <text:p>1.03</text:p>
              </table:table-cell>
              <table:table-cell office:value-type="float" office:value="0.0000008781044743">
                <text:p>0.0000008781044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4">
                <text:p>1.04</text:p>
              </table:table-cell>
              <table:table-cell office:value-type="float" office:value="0.0000008995448434">
                <text:p>0.0000008995448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">
                <text:p>1.05</text:p>
              </table:table-cell>
              <table:table-cell office:value-type="float" office:value="0.0000009213467794">
                <text:p>0.0000009213467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">
                <text:p>1.06</text:p>
              </table:table-cell>
              <table:table-cell office:value-type="float" office:value="0.0000009435146291">
                <text:p>0.00000094351462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">
                <text:p>1.07</text:p>
              </table:table-cell>
              <table:table-cell office:value-type="float" office:value="0.0000009660527939">
                <text:p>0.0000009660527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">
                <text:p>1.08</text:p>
              </table:table-cell>
              <table:table-cell office:value-type="float" office:value="0.0000009889657303">
                <text:p>0.0000009889657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">
                <text:p>1.09</text:p>
              </table:table-cell>
              <table:table-cell office:value-type="float" office:value="0.000001012257951">
                <text:p>0.000001012257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  <table:table-cell office:value-type="float" office:value="0.000001035934026">
                <text:p>0.0000010359340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000001059998583">
                <text:p>0.000001059998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">
                <text:p>1.12</text:p>
              </table:table-cell>
              <table:table-cell office:value-type="float" office:value="0.000001084456307">
                <text:p>0.000001084456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">
                <text:p>1.13</text:p>
              </table:table-cell>
              <table:table-cell office:value-type="float" office:value="0.000001109311945">
                <text:p>0.000001109311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">
                <text:p>1.14</text:p>
              </table:table-cell>
              <table:table-cell office:value-type="float" office:value="0.0000011345703">
                <text:p>0.0000011345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">
                <text:p>1.15</text:p>
              </table:table-cell>
              <table:table-cell office:value-type="float" office:value="0.00000116023624">
                <text:p>0.00000116023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">
                <text:p>1.16</text:p>
              </table:table-cell>
              <table:table-cell office:value-type="float" office:value="0.000001186314693">
                <text:p>0.0000011863146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">
                <text:p>1.17</text:p>
              </table:table-cell>
              <table:table-cell office:value-type="float" office:value="0.00000121281065">
                <text:p>0.00000121281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">
                <text:p>1.18</text:p>
              </table:table-cell>
              <table:table-cell office:value-type="float" office:value="0.000001239729165">
                <text:p>0.000001239729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0.000001267075357">
                <text:p>0.0000012670753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000001294854412">
                <text:p>0.0000012948544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">
                <text:p>1.21</text:p>
              </table:table-cell>
              <table:table-cell office:value-type="float" office:value="0.000001323071578">
                <text:p>0.000001323071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">
                <text:p>1.22</text:p>
              </table:table-cell>
              <table:table-cell office:value-type="float" office:value="0.000001351732175">
                <text:p>0.000001351732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">
                <text:p>1.23</text:p>
              </table:table-cell>
              <table:table-cell office:value-type="float" office:value="0.000001380841588">
                <text:p>0.000001380841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">
                <text:p>1.24</text:p>
              </table:table-cell>
              <table:table-cell office:value-type="float" office:value="0.000001410405273">
                <text:p>0.000001410405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0.000001440428756">
                <text:p>0.000001440428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000001470917632">
                <text:p>0.000001470917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">
                <text:p>1.27</text:p>
              </table:table-cell>
              <table:table-cell office:value-type="float" office:value="0.00000150187757">
                <text:p>0.000001501877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0.000001533314313">
                <text:p>0.000001533314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">
                <text:p>1.29</text:p>
              </table:table-cell>
              <table:table-cell office:value-type="float" office:value="0.000001565233676">
                <text:p>0.0000015652336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">
                <text:p>1.3</text:p>
              </table:table-cell>
              <table:table-cell office:value-type="float" office:value="0.000001597641551">
                <text:p>0.0000015976415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">
                <text:p>1.31</text:p>
              </table:table-cell>
              <table:table-cell office:value-type="float" office:value="0.000001630543906">
                <text:p>0.0000016305439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">
                <text:p>1.32</text:p>
              </table:table-cell>
              <table:table-cell office:value-type="float" office:value="0.000001663946785">
                <text:p>0.000001663946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">
                <text:p>1.33</text:p>
              </table:table-cell>
              <table:table-cell office:value-type="float" office:value="0.000001697856312">
                <text:p>0.000001697856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">
                <text:p>1.34</text:p>
              </table:table-cell>
              <table:table-cell office:value-type="float" office:value="0.000001732278692">
                <text:p>0.000001732278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5">
                <text:p>1.35</text:p>
              </table:table-cell>
              <table:table-cell office:value-type="float" office:value="0.000001767220207">
                <text:p>0.000001767220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">
                <text:p>1.36</text:p>
              </table:table-cell>
              <table:table-cell office:value-type="float" office:value="0.000001802687225">
                <text:p>0.000001802687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  <table:table-cell office:value-type="float" office:value="0.000001838686194">
                <text:p>0.0000018386861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8">
                <text:p>1.38</text:p>
              </table:table-cell>
              <table:table-cell office:value-type="float" office:value="0.000001875223649">
                <text:p>0.000001875223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">
                <text:p>1.39</text:p>
              </table:table-cell>
              <table:table-cell office:value-type="float" office:value="0.000001912306209">
                <text:p>0.000001912306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">
                <text:p>1.4</text:p>
              </table:table-cell>
              <table:table-cell office:value-type="float" office:value="0.000001949940581">
                <text:p>0.000001949940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1">
                <text:p>1.41</text:p>
              </table:table-cell>
              <table:table-cell office:value-type="float" office:value="0.000001988133557">
                <text:p>0.000001988133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">
                <text:p>1.42</text:p>
              </table:table-cell>
              <table:table-cell office:value-type="float" office:value="0.000002026892024">
                <text:p>0.000002026892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3">
                <text:p>1.43</text:p>
              </table:table-cell>
              <table:table-cell office:value-type="float" office:value="0.000002066222954">
                <text:p>0.0000020662229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4">
                <text:p>1.44</text:p>
              </table:table-cell>
              <table:table-cell office:value-type="float" office:value="0.000002106133415">
                <text:p>0.0000021061334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">
                <text:p>1.45</text:p>
              </table:table-cell>
              <table:table-cell office:value-type="float" office:value="0.000002146630565">
                <text:p>0.000002146630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">
                <text:p>1.46</text:p>
              </table:table-cell>
              <table:table-cell office:value-type="float" office:value="0.000002187721661">
                <text:p>0.0000021877216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7">
                <text:p>1.47</text:p>
              </table:table-cell>
              <table:table-cell office:value-type="float" office:value="0.000002229414053">
                <text:p>0.000002229414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">
                <text:p>1.48</text:p>
              </table:table-cell>
              <table:table-cell office:value-type="float" office:value="0.000002271715188">
                <text:p>0.000002271715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">
                <text:p>1.49</text:p>
              </table:table-cell>
              <table:table-cell office:value-type="float" office:value="0.000002314632614">
                <text:p>0.000002314632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">
                <text:p>1.5</text:p>
              </table:table-cell>
              <table:table-cell office:value-type="float" office:value="0.000002358173979">
                <text:p>0.000002358173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">
                <text:p>1.51</text:p>
              </table:table-cell>
              <table:table-cell office:value-type="float" office:value="0.000002402347032">
                <text:p>0.000002402347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">
                <text:p>1.52</text:p>
              </table:table-cell>
              <table:table-cell office:value-type="float" office:value="0.000002447159626">
                <text:p>0.000002447159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">
                <text:p>1.53</text:p>
              </table:table-cell>
              <table:table-cell office:value-type="float" office:value="0.000002492619719">
                <text:p>0.0000024926197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4">
                <text:p>1.54</text:p>
              </table:table-cell>
              <table:table-cell office:value-type="float" office:value="0.000002538735376">
                <text:p>0.000002538735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">
                <text:p>1.55</text:p>
              </table:table-cell>
              <table:table-cell office:value-type="float" office:value="0.000002585514769">
                <text:p>0.0000025855147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">
                <text:p>1.56</text:p>
              </table:table-cell>
              <table:table-cell office:value-type="float" office:value="0.00000263296618">
                <text:p>0.000002632966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">
                <text:p>1.57</text:p>
              </table:table-cell>
              <table:table-cell office:value-type="float" office:value="0.000002681098003">
                <text:p>0.000002681098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">
                <text:p>1.58</text:p>
              </table:table-cell>
              <table:table-cell office:value-type="float" office:value="0.000002729918745">
                <text:p>0.0000027299187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">
                <text:p>1.59</text:p>
              </table:table-cell>
              <table:table-cell office:value-type="float" office:value="0.000002779437025">
                <text:p>0.0000027794370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">
                <text:p>1.6</text:p>
              </table:table-cell>
              <table:table-cell office:value-type="float" office:value="0.000002829661583">
                <text:p>0.000002829661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1">
                <text:p>1.61</text:p>
              </table:table-cell>
              <table:table-cell office:value-type="float" office:value="0.000002880601274">
                <text:p>0.0000028806012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">
                <text:p>1.62</text:p>
              </table:table-cell>
              <table:table-cell office:value-type="float" office:value="0.000002932265073">
                <text:p>0.0000029322650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">
                <text:p>1.63</text:p>
              </table:table-cell>
              <table:table-cell office:value-type="float" office:value="0.000002984662078">
                <text:p>0.000002984662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">
                <text:p>1.64</text:p>
              </table:table-cell>
              <table:table-cell office:value-type="float" office:value="0.000003037801509">
                <text:p>0.000003037801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5">
                <text:p>1.65</text:p>
              </table:table-cell>
              <table:table-cell office:value-type="float" office:value="0.000003091692714">
                <text:p>0.000003091692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">
                <text:p>1.66</text:p>
              </table:table-cell>
              <table:table-cell office:value-type="float" office:value="0.000003146345166">
                <text:p>0.000003146345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7">
                <text:p>1.67</text:p>
              </table:table-cell>
              <table:table-cell office:value-type="float" office:value="0.000003201768467">
                <text:p>0.0000032017684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">
                <text:p>1.68</text:p>
              </table:table-cell>
              <table:table-cell office:value-type="float" office:value="0.000003257972352">
                <text:p>0.000003257972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">
                <text:p>1.69</text:p>
              </table:table-cell>
              <table:table-cell office:value-type="float" office:value="0.000003314966688">
                <text:p>0.000003314966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">
                <text:p>1.7</text:p>
              </table:table-cell>
              <table:table-cell office:value-type="float" office:value="0.000003372761477">
                <text:p>0.000003372761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1">
                <text:p>1.71</text:p>
              </table:table-cell>
              <table:table-cell office:value-type="float" office:value="0.00000343136686">
                <text:p>0.000003431366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2">
                <text:p>1.72</text:p>
              </table:table-cell>
              <table:table-cell office:value-type="float" office:value="0.000003490793116">
                <text:p>0.000003490793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  <table:table-cell office:value-type="float" office:value="0.000003551050665">
                <text:p>0.0000035510506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4">
                <text:p>1.74</text:p>
              </table:table-cell>
              <table:table-cell office:value-type="float" office:value="0.000003612150072">
                <text:p>0.000003612150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  <table:table-cell office:value-type="float" office:value="0.000003674102047">
                <text:p>0.0000036741020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  <table:table-cell office:value-type="float" office:value="0.000003736917449">
                <text:p>0.000003736917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7">
                <text:p>1.77</text:p>
              </table:table-cell>
              <table:table-cell office:value-type="float" office:value="0.000003800607286">
                <text:p>0.000003800607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">
                <text:p>1.78</text:p>
              </table:table-cell>
              <table:table-cell office:value-type="float" office:value="0.000003865182721">
                <text:p>0.000003865182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9">
                <text:p>1.79</text:p>
              </table:table-cell>
              <table:table-cell office:value-type="float" office:value="0.000003930655069">
                <text:p>0.00000393065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">
                <text:p>1.8</text:p>
              </table:table-cell>
              <table:table-cell office:value-type="float" office:value="0.000003997035805">
                <text:p>0.000003997035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">
                <text:p>1.81</text:p>
              </table:table-cell>
              <table:table-cell office:value-type="float" office:value="0.000004064336564">
                <text:p>0.000004064336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2">
                <text:p>1.82</text:p>
              </table:table-cell>
              <table:table-cell office:value-type="float" office:value="0.000004132569141">
                <text:p>0.0000041325691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3">
                <text:p>1.83</text:p>
              </table:table-cell>
              <table:table-cell office:value-type="float" office:value="0.000004201745499">
                <text:p>0.0000042017454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">
                <text:p>1.84</text:p>
              </table:table-cell>
              <table:table-cell office:value-type="float" office:value="0.000004271877766">
                <text:p>0.000004271877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">
                <text:p>1.85</text:p>
              </table:table-cell>
              <table:table-cell office:value-type="float" office:value="0.000004342978241">
                <text:p>0.0000043429782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6">
                <text:p>1.86</text:p>
              </table:table-cell>
              <table:table-cell office:value-type="float" office:value="0.000004415059397">
                <text:p>0.000004415059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7">
                <text:p>1.87</text:p>
              </table:table-cell>
              <table:table-cell office:value-type="float" office:value="0.000004488133881">
                <text:p>0.000004488133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8">
                <text:p>1.88</text:p>
              </table:table-cell>
              <table:table-cell office:value-type="float" office:value="0.000004562214519">
                <text:p>0.000004562214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">
                <text:p>1.89</text:p>
              </table:table-cell>
              <table:table-cell office:value-type="float" office:value="0.000004637314317">
                <text:p>0.000004637314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">
                <text:p>1.9</text:p>
              </table:table-cell>
              <table:table-cell office:value-type="float" office:value="0.000004713446466">
                <text:p>0.0000047134464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">
                <text:p>1.91</text:p>
              </table:table-cell>
              <table:table-cell office:value-type="float" office:value="0.000004790624344">
                <text:p>0.0000047906243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2">
                <text:p>1.92</text:p>
              </table:table-cell>
              <table:table-cell office:value-type="float" office:value="0.000004868861519">
                <text:p>0.000004868861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  <table:table-cell office:value-type="float" office:value="0.000004948171749">
                <text:p>0.000004948171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">
                <text:p>1.94</text:p>
              </table:table-cell>
              <table:table-cell office:value-type="float" office:value="0.000005028568992">
                <text:p>0.0000050285689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5">
                <text:p>1.95</text:p>
              </table:table-cell>
              <table:table-cell office:value-type="float" office:value="0.000005110067401">
                <text:p>0.0000051100674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">
                <text:p>1.96</text:p>
              </table:table-cell>
              <table:table-cell office:value-type="float" office:value="0.000005192681334">
                <text:p>0.000005192681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">
                <text:p>1.97</text:p>
              </table:table-cell>
              <table:table-cell office:value-type="float" office:value="0.000005276425353">
                <text:p>0.000005276425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8">
                <text:p>1.98</text:p>
              </table:table-cell>
              <table:table-cell office:value-type="float" office:value="0.000005361314228">
                <text:p>0.0000053613142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">
                <text:p>1.99</text:p>
              </table:table-cell>
              <table:table-cell office:value-type="float" office:value="0.000005447362943">
                <text:p>0.0000054473629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000005534586696">
                <text:p>0.000005534586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1">
                <text:p>2.01</text:p>
              </table:table-cell>
              <table:table-cell office:value-type="float" office:value="0.000005623000902">
                <text:p>0.000005623000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2">
                <text:p>2.02</text:p>
              </table:table-cell>
              <table:table-cell office:value-type="float" office:value="0.000005712621203">
                <text:p>0.000005712621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">
                <text:p>2.03</text:p>
              </table:table-cell>
              <table:table-cell office:value-type="float" office:value="0.000005803463461">
                <text:p>0.0000058034634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">
                <text:p>2.04</text:p>
              </table:table-cell>
              <table:table-cell office:value-type="float" office:value="0.000005895543773">
                <text:p>0.0000058955437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">
                <text:p>2.05</text:p>
              </table:table-cell>
              <table:table-cell office:value-type="float" office:value="0.000005988878466">
                <text:p>0.0000059888784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">
                <text:p>2.06</text:p>
              </table:table-cell>
              <table:table-cell office:value-type="float" office:value="0.000006083484104">
                <text:p>0.000006083484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">
                <text:p>2.07</text:p>
              </table:table-cell>
              <table:table-cell office:value-type="float" office:value="0.000006179377493">
                <text:p>0.0000061793774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">
                <text:p>2.08</text:p>
              </table:table-cell>
              <table:table-cell office:value-type="float" office:value="0.000006276575683">
                <text:p>0.0000062765756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0.000006375095974">
                <text:p>0.000006375095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0.000006474955917">
                <text:p>0.0000064749559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1">
                <text:p>2.11</text:p>
              </table:table-cell>
              <table:table-cell office:value-type="float" office:value="0.000006576173322">
                <text:p>0.0000065761733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2">
                <text:p>2.12</text:p>
              </table:table-cell>
              <table:table-cell office:value-type="float" office:value="0.000006678766258">
                <text:p>0.0000066787662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3">
                <text:p>2.13</text:p>
              </table:table-cell>
              <table:table-cell office:value-type="float" office:value="0.00000678275306">
                <text:p>0.00000678275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4">
                <text:p>2.14</text:p>
              </table:table-cell>
              <table:table-cell office:value-type="float" office:value="0.000006888152334">
                <text:p>0.00000688815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5">
                <text:p>2.15</text:p>
              </table:table-cell>
              <table:table-cell office:value-type="float" office:value="0.000006994982959">
                <text:p>0.000006994982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6">
                <text:p>2.16</text:p>
              </table:table-cell>
              <table:table-cell office:value-type="float" office:value="0.000007103264093">
                <text:p>0.0000071032640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  <table:table-cell office:value-type="float" office:value="0.000007213015178">
                <text:p>0.0000072130151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8">
                <text:p>2.18</text:p>
              </table:table-cell>
              <table:table-cell office:value-type="float" office:value="0.000007324255942">
                <text:p>0.0000073242559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  <table:table-cell office:value-type="float" office:value="0.000007437006408">
                <text:p>0.0000074370064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  <table:table-cell office:value-type="float" office:value="0.000007551286895">
                <text:p>0.0000075512868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">
                <text:p>2.21</text:p>
              </table:table-cell>
              <table:table-cell office:value-type="float" office:value="0.000007667118027">
                <text:p>0.0000076671180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">
                <text:p>2.22</text:p>
              </table:table-cell>
              <table:table-cell office:value-type="float" office:value="0.000007784520733">
                <text:p>0.000007784520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3">
                <text:p>2.23</text:p>
              </table:table-cell>
              <table:table-cell office:value-type="float" office:value="0.000007903516256">
                <text:p>0.000007903516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4">
                <text:p>2.24</text:p>
              </table:table-cell>
              <table:table-cell office:value-type="float" office:value="0.000008024126156">
                <text:p>0.000008024126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5">
                <text:p>2.25</text:p>
              </table:table-cell>
              <table:table-cell office:value-type="float" office:value="0.000008146372318">
                <text:p>0.000008146372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6">
                <text:p>2.26</text:p>
              </table:table-cell>
              <table:table-cell office:value-type="float" office:value="0.000008270276954">
                <text:p>0.000008270276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7">
                <text:p>2.27</text:p>
              </table:table-cell>
              <table:table-cell office:value-type="float" office:value="0.000008395862611">
                <text:p>0.000008395862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">
                <text:p>2.28</text:p>
              </table:table-cell>
              <table:table-cell office:value-type="float" office:value="0.000008523152177">
                <text:p>0.0000085231521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9">
                <text:p>2.29</text:p>
              </table:table-cell>
              <table:table-cell office:value-type="float" office:value="0.000008652168884">
                <text:p>0.0000086521688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">
                <text:p>2.3</text:p>
              </table:table-cell>
              <table:table-cell office:value-type="float" office:value="0.000008782936316">
                <text:p>0.00000878293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">
                <text:p>2.31</text:p>
              </table:table-cell>
              <table:table-cell office:value-type="float" office:value="0.000008915478414">
                <text:p>0.000008915478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">
                <text:p>2.32</text:p>
              </table:table-cell>
              <table:table-cell office:value-type="float" office:value="0.000009049819483">
                <text:p>0.000009049819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3">
                <text:p>2.33</text:p>
              </table:table-cell>
              <table:table-cell office:value-type="float" office:value="0.000009185984198">
                <text:p>0.000009185984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">
                <text:p>2.34</text:p>
              </table:table-cell>
              <table:table-cell office:value-type="float" office:value="0.000009323997609">
                <text:p>0.0000093239976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">
                <text:p>2.35</text:p>
              </table:table-cell>
              <table:table-cell office:value-type="float" office:value="0.000009463885149">
                <text:p>0.000009463885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6">
                <text:p>2.36</text:p>
              </table:table-cell>
              <table:table-cell office:value-type="float" office:value="0.00000960567264">
                <text:p>0.000009605672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7">
                <text:p>2.37</text:p>
              </table:table-cell>
              <table:table-cell office:value-type="float" office:value="0.000009749386298">
                <text:p>0.000009749386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">
                <text:p>2.38</text:p>
              </table:table-cell>
              <table:table-cell office:value-type="float" office:value="0.000009895052745">
                <text:p>0.000009895052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9">
                <text:p>2.39</text:p>
              </table:table-cell>
              <table:table-cell office:value-type="float" office:value="0.00001004269901">
                <text:p>0.00001004269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">
                <text:p>2.4</text:p>
              </table:table-cell>
              <table:table-cell office:value-type="float" office:value="0.00001019235253">
                <text:p>0.000010192352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1">
                <text:p>2.41</text:p>
              </table:table-cell>
              <table:table-cell office:value-type="float" office:value="0.00001034404118">
                <text:p>0.00001034404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2">
                <text:p>2.42</text:p>
              </table:table-cell>
              <table:table-cell office:value-type="float" office:value="0.00001049779327">
                <text:p>0.00001049779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3">
                <text:p>2.43</text:p>
              </table:table-cell>
              <table:table-cell office:value-type="float" office:value="0.00001065363752">
                <text:p>0.00001065363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">
                <text:p>2.44</text:p>
              </table:table-cell>
              <table:table-cell office:value-type="float" office:value="0.00001081160311">
                <text:p>0.0000108116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">
                <text:p>2.45</text:p>
              </table:table-cell>
              <table:table-cell office:value-type="float" office:value="0.0000109717197">
                <text:p>0.00001097171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">
                <text:p>2.46</text:p>
              </table:table-cell>
              <table:table-cell office:value-type="float" office:value="0.00001113401737">
                <text:p>0.000011134017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">
                <text:p>2.47</text:p>
              </table:table-cell>
              <table:table-cell office:value-type="float" office:value="0.00001129852669">
                <text:p>0.00001129852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">
                <text:p>2.48</text:p>
              </table:table-cell>
              <table:table-cell office:value-type="float" office:value="0.00001146527871">
                <text:p>0.000011465278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">
                <text:p>2.49</text:p>
              </table:table-cell>
              <table:table-cell office:value-type="float" office:value="0.00001163430496">
                <text:p>0.000011634304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">
                <text:p>2.5</text:p>
              </table:table-cell>
              <table:table-cell office:value-type="float" office:value="0.00001180563747">
                <text:p>0.000011805637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">
                <text:p>2.51</text:p>
              </table:table-cell>
              <table:table-cell office:value-type="float" office:value="0.00001197930876">
                <text:p>0.000011979308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2">
                <text:p>2.52</text:p>
              </table:table-cell>
              <table:table-cell office:value-type="float" office:value="0.00001215535187">
                <text:p>0.000012155351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">
                <text:p>2.53</text:p>
              </table:table-cell>
              <table:table-cell office:value-type="float" office:value="0.00001233380038">
                <text:p>0.000012333800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4">
                <text:p>2.54</text:p>
              </table:table-cell>
              <table:table-cell office:value-type="float" office:value="0.00001251468836">
                <text:p>0.000012514688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  <table:table-cell office:value-type="float" office:value="0.00001269805046">
                <text:p>0.000012698050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6">
                <text:p>2.56</text:p>
              </table:table-cell>
              <table:table-cell office:value-type="float" office:value="0.00001288392186">
                <text:p>0.000012883921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">
                <text:p>2.57</text:p>
              </table:table-cell>
              <table:table-cell office:value-type="float" office:value="0.00001307233829">
                <text:p>0.000013072338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">
                <text:p>2.58</text:p>
              </table:table-cell>
              <table:table-cell office:value-type="float" office:value="0.00001326333607">
                <text:p>0.000013263336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9">
                <text:p>2.59</text:p>
              </table:table-cell>
              <table:table-cell office:value-type="float" office:value="0.00001345695208">
                <text:p>0.00001345695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">
                <text:p>2.6</text:p>
              </table:table-cell>
              <table:table-cell office:value-type="float" office:value="0.0000136532238">
                <text:p>0.00001365322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1">
                <text:p>2.61</text:p>
              </table:table-cell>
              <table:table-cell office:value-type="float" office:value="0.00001385218932">
                <text:p>0.000013852189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2">
                <text:p>2.62</text:p>
              </table:table-cell>
              <table:table-cell office:value-type="float" office:value="0.00001405388732">
                <text:p>0.00001405388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">
                <text:p>2.63</text:p>
              </table:table-cell>
              <table:table-cell office:value-type="float" office:value="0.00001425835711">
                <text:p>0.00001425835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4">
                <text:p>2.64</text:p>
              </table:table-cell>
              <table:table-cell office:value-type="float" office:value="0.00001446563863">
                <text:p>0.00001446563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5">
                <text:p>2.65</text:p>
              </table:table-cell>
              <table:table-cell office:value-type="float" office:value="0.00001467577247">
                <text:p>0.00001467577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6">
                <text:p>2.66</text:p>
              </table:table-cell>
              <table:table-cell office:value-type="float" office:value="0.00001488879989">
                <text:p>0.00001488879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7">
                <text:p>2.67</text:p>
              </table:table-cell>
              <table:table-cell office:value-type="float" office:value="0.00001510476278">
                <text:p>0.00001510476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8">
                <text:p>2.68</text:p>
              </table:table-cell>
              <table:table-cell office:value-type="float" office:value="0.00001532370374">
                <text:p>0.000015323703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9">
                <text:p>2.69</text:p>
              </table:table-cell>
              <table:table-cell office:value-type="float" office:value="0.00001554566605">
                <text:p>0.000015545666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">
                <text:p>2.7</text:p>
              </table:table-cell>
              <table:table-cell office:value-type="float" office:value="0.0000157706937">
                <text:p>0.00001577069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1">
                <text:p>2.71</text:p>
              </table:table-cell>
              <table:table-cell office:value-type="float" office:value="0.0000159988314">
                <text:p>0.00001599883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2">
                <text:p>2.72</text:p>
              </table:table-cell>
              <table:table-cell office:value-type="float" office:value="0.00001623012458">
                <text:p>0.000016230124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3">
                <text:p>2.73</text:p>
              </table:table-cell>
              <table:table-cell office:value-type="float" office:value="0.00001646461943">
                <text:p>0.00001646461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4">
                <text:p>2.74</text:p>
              </table:table-cell>
              <table:table-cell office:value-type="float" office:value="0.00001670236288">
                <text:p>0.00001670236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  <table:table-cell office:value-type="float" office:value="0.00001694340265">
                <text:p>0.000016943402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6">
                <text:p>2.76</text:p>
              </table:table-cell>
              <table:table-cell office:value-type="float" office:value="0.00001718778722">
                <text:p>0.000017187787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7">
                <text:p>2.77</text:p>
              </table:table-cell>
              <table:table-cell office:value-type="float" office:value="0.0000174355659">
                <text:p>0.00001743556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">
                <text:p>2.78</text:p>
              </table:table-cell>
              <table:table-cell office:value-type="float" office:value="0.0000176867888">
                <text:p>0.00001768678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9">
                <text:p>2.79</text:p>
              </table:table-cell>
              <table:table-cell office:value-type="float" office:value="0.00001794150686">
                <text:p>0.000017941506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">
                <text:p>2.8</text:p>
              </table:table-cell>
              <table:table-cell office:value-type="float" office:value="0.00001819977186">
                <text:p>0.000018199771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1">
                <text:p>2.81</text:p>
              </table:table-cell>
              <table:table-cell office:value-type="float" office:value="0.00001846163645">
                <text:p>0.00001846163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">
                <text:p>2.82</text:p>
              </table:table-cell>
              <table:table-cell office:value-type="float" office:value="0.00001872715417">
                <text:p>0.000018727154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">
                <text:p>2.83</text:p>
              </table:table-cell>
              <table:table-cell office:value-type="float" office:value="0.00001899637942">
                <text:p>0.000018996379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4">
                <text:p>2.84</text:p>
              </table:table-cell>
              <table:table-cell office:value-type="float" office:value="0.00001926936753">
                <text:p>0.00001926936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5">
                <text:p>2.85</text:p>
              </table:table-cell>
              <table:table-cell office:value-type="float" office:value="0.00001954617477">
                <text:p>0.000019546174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6">
                <text:p>2.86</text:p>
              </table:table-cell>
              <table:table-cell office:value-type="float" office:value="0.00001982685834">
                <text:p>0.00001982685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7">
                <text:p>2.87</text:p>
              </table:table-cell>
              <table:table-cell office:value-type="float" office:value="0.00002011147639">
                <text:p>0.000020111476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8">
                <text:p>2.88</text:p>
              </table:table-cell>
              <table:table-cell office:value-type="float" office:value="0.00002040008807">
                <text:p>0.000020400088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9">
                <text:p>2.89</text:p>
              </table:table-cell>
              <table:table-cell office:value-type="float" office:value="0.00002069275352">
                <text:p>0.000020692753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9">
                <text:p>2.9</text:p>
              </table:table-cell>
              <table:table-cell office:value-type="float" office:value="0.0000209895339">
                <text:p>0.00002098953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1">
                <text:p>2.91</text:p>
              </table:table-cell>
              <table:table-cell office:value-type="float" office:value="0.00002129049141">
                <text:p>0.000021290491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2">
                <text:p>2.92</text:p>
              </table:table-cell>
              <table:table-cell office:value-type="float" office:value="0.0000215956893">
                <text:p>0.00002159568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3">
                <text:p>2.93</text:p>
              </table:table-cell>
              <table:table-cell office:value-type="float" office:value="0.00002190519191">
                <text:p>0.000021905191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4">
                <text:p>2.94</text:p>
              </table:table-cell>
              <table:table-cell office:value-type="float" office:value="0.00002221906465">
                <text:p>0.000022219064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5">
                <text:p>2.95</text:p>
              </table:table-cell>
              <table:table-cell office:value-type="float" office:value="0.00002253737407">
                <text:p>0.000022537374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6">
                <text:p>2.96</text:p>
              </table:table-cell>
              <table:table-cell office:value-type="float" office:value="0.00002286018785">
                <text:p>0.000022860187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7">
                <text:p>2.97</text:p>
              </table:table-cell>
              <table:table-cell office:value-type="float" office:value="0.00002318757485">
                <text:p>0.000023187574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8">
                <text:p>2.98</text:p>
              </table:table-cell>
              <table:table-cell office:value-type="float" office:value="0.00002351960508">
                <text:p>0.000023519605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9">
                <text:p>2.99</text:p>
              </table:table-cell>
              <table:table-cell office:value-type="float" office:value="0.00002385634978">
                <text:p>0.000023856349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00002419788141">
                <text:p>0.000024197881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">
                <text:p>3.01</text:p>
              </table:table-cell>
              <table:table-cell office:value-type="float" office:value="0.00002454427369">
                <text:p>0.000024544273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">
                <text:p>3.02</text:p>
              </table:table-cell>
              <table:table-cell office:value-type="float" office:value="0.0000248956016">
                <text:p>0.00002489560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  <table:table-cell office:value-type="float" office:value="0.00002525194145">
                <text:p>0.000025251941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4">
                <text:p>3.04</text:p>
              </table:table-cell>
              <table:table-cell office:value-type="float" office:value="0.00002561337083">
                <text:p>0.000025613370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5">
                <text:p>3.05</text:p>
              </table:table-cell>
              <table:table-cell office:value-type="float" office:value="0.00002597996874">
                <text:p>0.000025979968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  <table:table-cell office:value-type="float" office:value="0.00002635181551">
                <text:p>0.00002635181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">
                <text:p>3.07</text:p>
              </table:table-cell>
              <table:table-cell office:value-type="float" office:value="0.0000267289929">
                <text:p>0.0000267289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8">
                <text:p>3.08</text:p>
              </table:table-cell>
              <table:table-cell office:value-type="float" office:value="0.00002711158409">
                <text:p>0.000027111584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">
                <text:p>3.09</text:p>
              </table:table-cell>
              <table:table-cell office:value-type="float" office:value="0.00002749967374">
                <text:p>0.000027499673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00002789334797">
                <text:p>0.000027893347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1">
                <text:p>3.11</text:p>
              </table:table-cell>
              <table:table-cell office:value-type="float" office:value="0.00002829269444">
                <text:p>0.00002829269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2">
                <text:p>3.12</text:p>
              </table:table-cell>
              <table:table-cell office:value-type="float" office:value="0.00002869780235">
                <text:p>0.000028697802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3">
                <text:p>3.13</text:p>
              </table:table-cell>
              <table:table-cell office:value-type="float" office:value="0.00002910876248">
                <text:p>0.00002910876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0.00002952566721">
                <text:p>0.000029525667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5">
                <text:p>3.15</text:p>
              </table:table-cell>
              <table:table-cell office:value-type="float" office:value="0.00002994861057">
                <text:p>0.000029948610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6">
                <text:p>3.16</text:p>
              </table:table-cell>
              <table:table-cell office:value-type="float" office:value="0.00003037768826">
                <text:p>0.000030377688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">
                <text:p>3.17</text:p>
              </table:table-cell>
              <table:table-cell office:value-type="float" office:value="0.00003081299769">
                <text:p>0.000030812997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8">
                <text:p>3.18</text:p>
              </table:table-cell>
              <table:table-cell office:value-type="float" office:value="0.000031254638">
                <text:p>0.0000312546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9">
                <text:p>3.19</text:p>
              </table:table-cell>
              <table:table-cell office:value-type="float" office:value="0.00003170271011">
                <text:p>0.000031702710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">
                <text:p>3.2</text:p>
              </table:table-cell>
              <table:table-cell office:value-type="float" office:value="0.00003215731675">
                <text:p>0.000032157316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1">
                <text:p>3.21</text:p>
              </table:table-cell>
              <table:table-cell office:value-type="float" office:value="0.0000326185625">
                <text:p>0.000032618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2">
                <text:p>3.22</text:p>
              </table:table-cell>
              <table:table-cell office:value-type="float" office:value="0.00003308655381">
                <text:p>0.000033086553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3">
                <text:p>3.23</text:p>
              </table:table-cell>
              <table:table-cell office:value-type="float" office:value="0.00003356139905">
                <text:p>0.000033561399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4">
                <text:p>3.24</text:p>
              </table:table-cell>
              <table:table-cell office:value-type="float" office:value="0.00003404320856">
                <text:p>0.000034043208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5">
                <text:p>3.25</text:p>
              </table:table-cell>
              <table:table-cell office:value-type="float" office:value="0.00003453209466">
                <text:p>0.000034532094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6">
                <text:p>3.26</text:p>
              </table:table-cell>
              <table:table-cell office:value-type="float" office:value="0.00003502817173">
                <text:p>0.000035028171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7">
                <text:p>3.27</text:p>
              </table:table-cell>
              <table:table-cell office:value-type="float" office:value="0.0000355315562">
                <text:p>0.00003553155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8">
                <text:p>3.28</text:p>
              </table:table-cell>
              <table:table-cell office:value-type="float" office:value="0.00003604236664">
                <text:p>0.000036042366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9">
                <text:p>3.29</text:p>
              </table:table-cell>
              <table:table-cell office:value-type="float" office:value="0.00003656072377">
                <text:p>0.000036560723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">
                <text:p>3.3</text:p>
              </table:table-cell>
              <table:table-cell office:value-type="float" office:value="0.00003708675052">
                <text:p>0.000037086750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31">
                <text:p>3.31</text:p>
              </table:table-cell>
              <table:table-cell office:value-type="float" office:value="0.00003762057206">
                <text:p>0.00003762057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32">
                <text:p>3.32</text:p>
              </table:table-cell>
              <table:table-cell office:value-type="float" office:value="0.00003816231587">
                <text:p>0.000038162315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33">
                <text:p>3.33</text:p>
              </table:table-cell>
              <table:table-cell office:value-type="float" office:value="0.00003871211176">
                <text:p>0.000038712111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4">
                <text:p>3.34</text:p>
              </table:table-cell>
              <table:table-cell office:value-type="float" office:value="0.00003927009194">
                <text:p>0.000039270091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5">
                <text:p>3.35</text:p>
              </table:table-cell>
              <table:table-cell office:value-type="float" office:value="0.00003983639104">
                <text:p>0.00003983639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6">
                <text:p>3.36</text:p>
              </table:table-cell>
              <table:table-cell office:value-type="float" office:value="0.00004041114619">
                <text:p>0.000040411146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7">
                <text:p>3.37</text:p>
              </table:table-cell>
              <table:table-cell office:value-type="float" office:value="0.00004099449705">
                <text:p>0.000040994497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8">
                <text:p>3.38</text:p>
              </table:table-cell>
              <table:table-cell office:value-type="float" office:value="0.00004158658588">
                <text:p>0.000041586585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9">
                <text:p>3.39</text:p>
              </table:table-cell>
              <table:table-cell office:value-type="float" office:value="0.00004218755755">
                <text:p>0.00004218755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4">
                <text:p>3.4</text:p>
              </table:table-cell>
              <table:table-cell office:value-type="float" office:value="0.00004279755966">
                <text:p>0.000042797559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1">
                <text:p>3.41</text:p>
              </table:table-cell>
              <table:table-cell office:value-type="float" office:value="0.00004341674255">
                <text:p>0.00004341674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2">
                <text:p>3.42</text:p>
              </table:table-cell>
              <table:table-cell office:value-type="float" office:value="0.00004404525935">
                <text:p>0.000044045259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3">
                <text:p>3.43</text:p>
              </table:table-cell>
              <table:table-cell office:value-type="float" office:value="0.00004468326606">
                <text:p>0.000044683266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">
                <text:p>3.44</text:p>
              </table:table-cell>
              <table:table-cell office:value-type="float" office:value="0.00004533092161">
                <text:p>0.000045330921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5">
                <text:p>3.45</text:p>
              </table:table-cell>
              <table:table-cell office:value-type="float" office:value="0.00004598838791">
                <text:p>0.000045988387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6">
                <text:p>3.46</text:p>
              </table:table-cell>
              <table:table-cell office:value-type="float" office:value="0.00004665582991">
                <text:p>0.00004665582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7">
                <text:p>3.47</text:p>
              </table:table-cell>
              <table:table-cell office:value-type="float" office:value="0.00004733341565">
                <text:p>0.000047333415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8">
                <text:p>3.48</text:p>
              </table:table-cell>
              <table:table-cell office:value-type="float" office:value="0.00004802131636">
                <text:p>0.000048021316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9">
                <text:p>3.49</text:p>
              </table:table-cell>
              <table:table-cell office:value-type="float" office:value="0.0000487197065">
                <text:p>0.0000487197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0.00004942876381">
                <text:p>0.000049428763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  <table:table-cell office:value-type="float" office:value="0.00005014866943">
                <text:p>0.000050148669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2">
                <text:p>3.52</text:p>
              </table:table-cell>
              <table:table-cell office:value-type="float" office:value="0.0000508796079">
                <text:p>0.00005087960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  <table:table-cell office:value-type="float" office:value="0.00005162176729">
                <text:p>0.000051621767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4">
                <text:p>3.54</text:p>
              </table:table-cell>
              <table:table-cell office:value-type="float" office:value="0.00005237533926">
                <text:p>0.000052375339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5">
                <text:p>3.55</text:p>
              </table:table-cell>
              <table:table-cell office:value-type="float" office:value="0.0000531405191">
                <text:p>0.00005314051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">
                <text:p>3.56</text:p>
              </table:table-cell>
              <table:table-cell office:value-type="float" office:value="0.00005391750584">
                <text:p>0.000053917505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7">
                <text:p>3.57</text:p>
              </table:table-cell>
              <table:table-cell office:value-type="float" office:value="0.00005470650232">
                <text:p>0.000054706502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8">
                <text:p>3.58</text:p>
              </table:table-cell>
              <table:table-cell office:value-type="float" office:value="0.00005550771525">
                <text:p>0.000055507715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">
                <text:p>3.59</text:p>
              </table:table-cell>
              <table:table-cell office:value-type="float" office:value="0.00005632135533">
                <text:p>0.000056321355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">
                <text:p>3.6</text:p>
              </table:table-cell>
              <table:table-cell office:value-type="float" office:value="0.00005714763729">
                <text:p>0.000057147637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1">
                <text:p>3.61</text:p>
              </table:table-cell>
              <table:table-cell office:value-type="float" office:value="0.00005798677998">
                <text:p>0.00005798677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62">
                <text:p>3.62</text:p>
              </table:table-cell>
              <table:table-cell office:value-type="float" office:value="0.00005883900649">
                <text:p>0.000058839006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3">
                <text:p>3.63</text:p>
              </table:table-cell>
              <table:table-cell office:value-type="float" office:value="0.0000597045442">
                <text:p>0.00005970454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">
                <text:p>3.64</text:p>
              </table:table-cell>
              <table:table-cell office:value-type="float" office:value="0.00006058362488">
                <text:p>0.00006058362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5">
                <text:p>3.65</text:p>
              </table:table-cell>
              <table:table-cell office:value-type="float" office:value="0.00006147648478">
                <text:p>0.000061476484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6">
                <text:p>3.66</text:p>
              </table:table-cell>
              <table:table-cell office:value-type="float" office:value="0.00006238336474">
                <text:p>0.00006238336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7">
                <text:p>3.67</text:p>
              </table:table-cell>
              <table:table-cell office:value-type="float" office:value="0.00006330451026">
                <text:p>0.000063304510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">
                <text:p>3.68</text:p>
              </table:table-cell>
              <table:table-cell office:value-type="float" office:value="0.00006424017159">
                <text:p>0.000064240171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">
                <text:p>3.69</text:p>
              </table:table-cell>
              <table:table-cell office:value-type="float" office:value="0.00006519060389">
                <text:p>0.000065190603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">
                <text:p>3.7</text:p>
              </table:table-cell>
              <table:table-cell office:value-type="float" office:value="0.00006615606723">
                <text:p>0.000066156067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1">
                <text:p>3.71</text:p>
              </table:table-cell>
              <table:table-cell office:value-type="float" office:value="0.00006713682679">
                <text:p>0.000067136826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2">
                <text:p>3.72</text:p>
              </table:table-cell>
              <table:table-cell office:value-type="float" office:value="0.00006813315289">
                <text:p>0.000068133152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">
                <text:p>3.73</text:p>
              </table:table-cell>
              <table:table-cell office:value-type="float" office:value="0.00006914532116">
                <text:p>0.000069145321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4">
                <text:p>3.74</text:p>
              </table:table-cell>
              <table:table-cell office:value-type="float" office:value="0.00007017361258">
                <text:p>0.00007017361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5">
                <text:p>3.75</text:p>
              </table:table-cell>
              <table:table-cell office:value-type="float" office:value="0.00007121831367">
                <text:p>0.000071218313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6">
                <text:p>3.76</text:p>
              </table:table-cell>
              <table:table-cell office:value-type="float" office:value="0.00007227971652">
                <text:p>0.00007227971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7">
                <text:p>3.77</text:p>
              </table:table-cell>
              <table:table-cell office:value-type="float" office:value="0.00007335811897">
                <text:p>0.000073358118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8">
                <text:p>3.78</text:p>
              </table:table-cell>
              <table:table-cell office:value-type="float" office:value="0.0000744538247">
                <text:p>0.00007445382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9">
                <text:p>3.79</text:p>
              </table:table-cell>
              <table:table-cell office:value-type="float" office:value="0.00007556714335">
                <text:p>0.000075567143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">
                <text:p>3.8</text:p>
              </table:table-cell>
              <table:table-cell office:value-type="float" office:value="0.00007669839064">
                <text:p>0.000076698390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0.00007784788851">
                <text:p>0.000077847888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2">
                <text:p>3.82</text:p>
              </table:table-cell>
              <table:table-cell office:value-type="float" office:value="0.00007901596522">
                <text:p>0.000079015965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3">
                <text:p>3.83</text:p>
              </table:table-cell>
              <table:table-cell office:value-type="float" office:value="0.00008020295551">
                <text:p>0.000080202955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4">
                <text:p>3.84</text:p>
              </table:table-cell>
              <table:table-cell office:value-type="float" office:value="0.0000814092007">
                <text:p>0.00008140920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">
                <text:p>3.85</text:p>
              </table:table-cell>
              <table:table-cell office:value-type="float" office:value="0.00008263504885">
                <text:p>0.000082635048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6">
                <text:p>3.86</text:p>
              </table:table-cell>
              <table:table-cell office:value-type="float" office:value="0.00008388085488">
                <text:p>0.000083880854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7">
                <text:p>3.87</text:p>
              </table:table-cell>
              <table:table-cell office:value-type="float" office:value="0.00008514698072">
                <text:p>0.000085146980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8">
                <text:p>3.88</text:p>
              </table:table-cell>
              <table:table-cell office:value-type="float" office:value="0.00008643379542">
                <text:p>0.000086433795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  <table:table-cell office:value-type="float" office:value="0.00008774167534">
                <text:p>0.000087741675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">
                <text:p>3.9</text:p>
              </table:table-cell>
              <table:table-cell office:value-type="float" office:value="0.00008907100427">
                <text:p>0.000089071004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1">
                <text:p>3.91</text:p>
              </table:table-cell>
              <table:table-cell office:value-type="float" office:value="0.00009042217356">
                <text:p>0.000090422173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2">
                <text:p>3.92</text:p>
              </table:table-cell>
              <table:table-cell office:value-type="float" office:value="0.00009179558232">
                <text:p>0.000091795582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3">
                <text:p>3.93</text:p>
              </table:table-cell>
              <table:table-cell office:value-type="float" office:value="0.00009319163752">
                <text:p>0.000093191637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4">
                <text:p>3.94</text:p>
              </table:table-cell>
              <table:table-cell office:value-type="float" office:value="0.00009461075418">
                <text:p>0.000094610754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5">
                <text:p>3.95</text:p>
              </table:table-cell>
              <table:table-cell office:value-type="float" office:value="0.0000960533555">
                <text:p>0.00009605335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">
                <text:p>3.96</text:p>
              </table:table-cell>
              <table:table-cell office:value-type="float" office:value="0.00009751987305">
                <text:p>0.000097519873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7">
                <text:p>3.97</text:p>
              </table:table-cell>
              <table:table-cell office:value-type="float" office:value="0.00009901074692">
                <text:p>0.000099010746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8">
                <text:p>3.98</text:p>
              </table:table-cell>
              <table:table-cell office:value-type="float" office:value="0.0001005264259">
                <text:p>0.00010052642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9">
                <text:p>3.99</text:p>
              </table:table-cell>
              <table:table-cell office:value-type="float" office:value="0.0001020673675">
                <text:p>0.00010206736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0.0001036340384">
                <text:p>0.00010363403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1">
                <text:p>4.01</text:p>
              </table:table-cell>
              <table:table-cell office:value-type="float" office:value="0.0001052269145">
                <text:p>0.00010522691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02">
                <text:p>4.02</text:p>
              </table:table-cell>
              <table:table-cell office:value-type="float" office:value="0.0001068464809">
                <text:p>0.00010684648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">
                <text:p>4.03</text:p>
              </table:table-cell>
              <table:table-cell office:value-type="float" office:value="0.0001084932323">
                <text:p>0.00010849323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4">
                <text:p>4.04</text:p>
              </table:table-cell>
              <table:table-cell office:value-type="float" office:value="0.0001101676732">
                <text:p>0.00011016767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5">
                <text:p>4.05</text:p>
              </table:table-cell>
              <table:table-cell office:value-type="float" office:value="0.0001118703179">
                <text:p>0.00011187031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6">
                <text:p>4.06</text:p>
              </table:table-cell>
              <table:table-cell office:value-type="float" office:value="0.0001136016907">
                <text:p>0.00011360169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7">
                <text:p>4.07</text:p>
              </table:table-cell>
              <table:table-cell office:value-type="float" office:value="0.0001153623264">
                <text:p>0.00011536232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8">
                <text:p>4.08</text:p>
              </table:table-cell>
              <table:table-cell office:value-type="float" office:value="0.0001171527699">
                <text:p>0.00011715276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0.0001189735771">
                <text:p>0.00011897357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  <table:table-cell office:value-type="float" office:value="0.0001208253145">
                <text:p>0.00012082531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1">
                <text:p>4.11</text:p>
              </table:table-cell>
              <table:table-cell office:value-type="float" office:value="0.0001227085595">
                <text:p>0.0001227085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">
                <text:p>4.12</text:p>
              </table:table-cell>
              <table:table-cell office:value-type="float" office:value="0.0001246239009">
                <text:p>0.00012462390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3">
                <text:p>4.13</text:p>
              </table:table-cell>
              <table:table-cell office:value-type="float" office:value="0.0001265719388">
                <text:p>0.00012657193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4">
                <text:p>4.14</text:p>
              </table:table-cell>
              <table:table-cell office:value-type="float" office:value="0.0001285532849">
                <text:p>0.00012855328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5">
                <text:p>4.15</text:p>
              </table:table-cell>
              <table:table-cell office:value-type="float" office:value="0.0001305685625">
                <text:p>0.0001305685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6">
                <text:p>4.16</text:p>
              </table:table-cell>
              <table:table-cell office:value-type="float" office:value="0.000132618407">
                <text:p>0.000132618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  <table:table-cell office:value-type="float" office:value="0.000134703466">
                <text:p>0.0001347034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8">
                <text:p>4.18</text:p>
              </table:table-cell>
              <table:table-cell office:value-type="float" office:value="0.0001368243992">
                <text:p>0.0001368243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9">
                <text:p>4.19</text:p>
              </table:table-cell>
              <table:table-cell office:value-type="float" office:value="0.000138981879">
                <text:p>0.0001389818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  <table:table-cell office:value-type="float" office:value="0.0001411765905">
                <text:p>0.00014117659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1">
                <text:p>4.21</text:p>
              </table:table-cell>
              <table:table-cell office:value-type="float" office:value="0.0001434092316">
                <text:p>0.00014340923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2">
                <text:p>4.22</text:p>
              </table:table-cell>
              <table:table-cell office:value-type="float" office:value="0.0001456805133">
                <text:p>0.0001456805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  <table:table-cell office:value-type="float" office:value="0.0001479911599">
                <text:p>0.00014799115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4">
                <text:p>4.24</text:p>
              </table:table-cell>
              <table:table-cell office:value-type="float" office:value="0.0001503419092">
                <text:p>0.00015034190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5">
                <text:p>4.25</text:p>
              </table:table-cell>
              <table:table-cell office:value-type="float" office:value="0.0001527335123">
                <text:p>0.00015273351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6">
                <text:p>4.26</text:p>
              </table:table-cell>
              <table:table-cell office:value-type="float" office:value="0.0001551667345">
                <text:p>0.00015516673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7">
                <text:p>4.27</text:p>
              </table:table-cell>
              <table:table-cell office:value-type="float" office:value="0.0001576423548">
                <text:p>0.00015764235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8">
                <text:p>4.28</text:p>
              </table:table-cell>
              <table:table-cell office:value-type="float" office:value="0.0001601611663">
                <text:p>0.00016016116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">
                <text:p>4.29</text:p>
              </table:table-cell>
              <table:table-cell office:value-type="float" office:value="0.0001627239765">
                <text:p>0.00016272397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">
                <text:p>4.3</text:p>
              </table:table-cell>
              <table:table-cell office:value-type="float" office:value="0.0001653316074">
                <text:p>0.00016533160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31">
                <text:p>4.31</text:p>
              </table:table-cell>
              <table:table-cell office:value-type="float" office:value="0.0001679848952">
                <text:p>0.00016798489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2">
                <text:p>4.32</text:p>
              </table:table-cell>
              <table:table-cell office:value-type="float" office:value="0.0001706846912">
                <text:p>0.00017068469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3">
                <text:p>4.33</text:p>
              </table:table-cell>
              <table:table-cell office:value-type="float" office:value="0.0001734318612">
                <text:p>0.00017343186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4">
                <text:p>4.34</text:p>
              </table:table-cell>
              <table:table-cell office:value-type="float" office:value="0.0001762272863">
                <text:p>0.00017622728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5">
                <text:p>4.35</text:p>
              </table:table-cell>
              <table:table-cell office:value-type="float" office:value="0.0001790718623">
                <text:p>0.00017907186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6">
                <text:p>4.36</text:p>
              </table:table-cell>
              <table:table-cell office:value-type="float" office:value="0.0001819665004">
                <text:p>0.00018196650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7">
                <text:p>4.37</text:p>
              </table:table-cell>
              <table:table-cell office:value-type="float" office:value="0.000184912127">
                <text:p>0.000184912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8">
                <text:p>4.38</text:p>
              </table:table-cell>
              <table:table-cell office:value-type="float" office:value="0.0001879096835">
                <text:p>0.00018790968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9">
                <text:p>4.39</text:p>
              </table:table-cell>
              <table:table-cell office:value-type="float" office:value="0.0001909601271">
                <text:p>0.00019096012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">
                <text:p>4.4</text:p>
              </table:table-cell>
              <table:table-cell office:value-type="float" office:value="0.0001940644301">
                <text:p>0.00019406443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1">
                <text:p>4.41</text:p>
              </table:table-cell>
              <table:table-cell office:value-type="float" office:value="0.0001972235803">
                <text:p>0.00019722358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">
                <text:p>4.42</text:p>
              </table:table-cell>
              <table:table-cell office:value-type="float" office:value="0.0002004385809">
                <text:p>0.00020043858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3">
                <text:p>4.43</text:p>
              </table:table-cell>
              <table:table-cell office:value-type="float" office:value="0.0002037104504">
                <text:p>0.00020371045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4">
                <text:p>4.44</text:p>
              </table:table-cell>
              <table:table-cell office:value-type="float" office:value="0.0002070402227">
                <text:p>0.00020704022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5">
                <text:p>4.45</text:p>
              </table:table-cell>
              <table:table-cell office:value-type="float" office:value="0.0002104289471">
                <text:p>0.00021042894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6">
                <text:p>4.46</text:p>
              </table:table-cell>
              <table:table-cell office:value-type="float" office:value="0.0002138776879">
                <text:p>0.00021387768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7">
                <text:p>4.47</text:p>
              </table:table-cell>
              <table:table-cell office:value-type="float" office:value="0.0002173875245">
                <text:p>0.0002173875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8">
                <text:p>4.48</text:p>
              </table:table-cell>
              <table:table-cell office:value-type="float" office:value="0.0002209595511">
                <text:p>0.00022095955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9">
                <text:p>4.49</text:p>
              </table:table-cell>
              <table:table-cell office:value-type="float" office:value="0.0002245948769">
                <text:p>0.00022459487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5">
                <text:p>4.5</text:p>
              </table:table-cell>
              <table:table-cell office:value-type="float" office:value="0.0002282946252">
                <text:p>0.00022829462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1">
                <text:p>4.51</text:p>
              </table:table-cell>
              <table:table-cell office:value-type="float" office:value="0.0002320599339">
                <text:p>0.00023205993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2">
                <text:p>4.52</text:p>
              </table:table-cell>
              <table:table-cell office:value-type="float" office:value="0.0002358919545">
                <text:p>0.00023589195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3">
                <text:p>4.53</text:p>
              </table:table-cell>
              <table:table-cell office:value-type="float" office:value="0.0002397918523">
                <text:p>0.00023979185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4">
                <text:p>4.54</text:p>
              </table:table-cell>
              <table:table-cell office:value-type="float" office:value="0.0002437608057">
                <text:p>0.00024376080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5">
                <text:p>4.55</text:p>
              </table:table-cell>
              <table:table-cell office:value-type="float" office:value="0.0002478000059">
                <text:p>0.00024780000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">
                <text:p>4.56</text:p>
              </table:table-cell>
              <table:table-cell office:value-type="float" office:value="0.0002519106563">
                <text:p>0.00025191065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7">
                <text:p>4.57</text:p>
              </table:table-cell>
              <table:table-cell office:value-type="float" office:value="0.000256093972">
                <text:p>0.0002560939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8">
                <text:p>4.58</text:p>
              </table:table-cell>
              <table:table-cell office:value-type="float" office:value="0.0002603511792">
                <text:p>0.00026035117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">
                <text:p>4.59</text:p>
              </table:table-cell>
              <table:table-cell office:value-type="float" office:value="0.0002646835146">
                <text:p>0.00026468351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">
                <text:p>4.6</text:p>
              </table:table-cell>
              <table:table-cell office:value-type="float" office:value="0.0002690922246">
                <text:p>0.00026909222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">
                <text:p>4.61</text:p>
              </table:table-cell>
              <table:table-cell office:value-type="float" office:value="0.0002735785644">
                <text:p>0.0002735785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2">
                <text:p>4.62</text:p>
              </table:table-cell>
              <table:table-cell office:value-type="float" office:value="0.0002781437973">
                <text:p>0.00027814379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3">
                <text:p>4.63</text:p>
              </table:table-cell>
              <table:table-cell office:value-type="float" office:value="0.0002827891934">
                <text:p>0.00028278919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4">
                <text:p>4.64</text:p>
              </table:table-cell>
              <table:table-cell office:value-type="float" office:value="0.0002875160291">
                <text:p>0.0002875160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5">
                <text:p>4.65</text:p>
              </table:table-cell>
              <table:table-cell office:value-type="float" office:value="0.0002923255854">
                <text:p>0.00029232558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6">
                <text:p>4.66</text:p>
              </table:table-cell>
              <table:table-cell office:value-type="float" office:value="0.0002972191469">
                <text:p>0.00029721914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">
                <text:p>4.67</text:p>
              </table:table-cell>
              <table:table-cell office:value-type="float" office:value="0.0003021980006">
                <text:p>0.00030219800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8">
                <text:p>4.68</text:p>
              </table:table-cell>
              <table:table-cell office:value-type="float" office:value="0.0003072634343">
                <text:p>0.00030726343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">
                <text:p>4.69</text:p>
              </table:table-cell>
              <table:table-cell office:value-type="float" office:value="0.0003124167349">
                <text:p>0.0003124167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">
                <text:p>4.7</text:p>
              </table:table-cell>
              <table:table-cell office:value-type="float" office:value="0.000317659187">
                <text:p>0.0003176591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1">
                <text:p>4.71</text:p>
              </table:table-cell>
              <table:table-cell office:value-type="float" office:value="0.0003229920709">
                <text:p>0.00032299207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2">
                <text:p>4.72</text:p>
              </table:table-cell>
              <table:table-cell office:value-type="float" office:value="0.0003284166609">
                <text:p>0.00032841666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3">
                <text:p>4.73</text:p>
              </table:table-cell>
              <table:table-cell office:value-type="float" office:value="0.000333934223">
                <text:p>0.0003339342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4">
                <text:p>4.74</text:p>
              </table:table-cell>
              <table:table-cell office:value-type="float" office:value="0.0003395460127">
                <text:p>0.00033954601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5">
                <text:p>4.75</text:p>
              </table:table-cell>
              <table:table-cell office:value-type="float" office:value="0.0003452532728">
                <text:p>0.00034525327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">
                <text:p>4.76</text:p>
              </table:table-cell>
              <table:table-cell office:value-type="float" office:value="0.0003510572308">
                <text:p>0.00035105723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">
                <text:p>4.77</text:p>
              </table:table-cell>
              <table:table-cell office:value-type="float" office:value="0.0003569590962">
                <text:p>0.00035695909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8">
                <text:p>4.78</text:p>
              </table:table-cell>
              <table:table-cell office:value-type="float" office:value="0.0003629600576">
                <text:p>0.00036296005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9">
                <text:p>4.79</text:p>
              </table:table-cell>
              <table:table-cell office:value-type="float" office:value="0.0003690612797">
                <text:p>0.00036906127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8">
                <text:p>4.8</text:p>
              </table:table-cell>
              <table:table-cell office:value-type="float" office:value="0.0003752639003">
                <text:p>0.00037526390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1">
                <text:p>4.81</text:p>
              </table:table-cell>
              <table:table-cell office:value-type="float" office:value="0.0003815690264">
                <text:p>0.00038156902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2">
                <text:p>4.82</text:p>
              </table:table-cell>
              <table:table-cell office:value-type="float" office:value="0.0003879777309">
                <text:p>0.00038797773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3">
                <text:p>4.83</text:p>
              </table:table-cell>
              <table:table-cell office:value-type="float" office:value="0.000394491049">
                <text:p>0.0003944910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">
                <text:p>4.84</text:p>
              </table:table-cell>
              <table:table-cell office:value-type="float" office:value="0.0004011099735">
                <text:p>0.00040110997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5">
                <text:p>4.85</text:p>
              </table:table-cell>
              <table:table-cell office:value-type="float" office:value="0.0004078354512">
                <text:p>0.00040783545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6">
                <text:p>4.86</text:p>
              </table:table-cell>
              <table:table-cell office:value-type="float" office:value="0.000414668378">
                <text:p>0.0004146683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7">
                <text:p>4.87</text:p>
              </table:table-cell>
              <table:table-cell office:value-type="float" office:value="0.0004216095942">
                <text:p>0.00042160959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8">
                <text:p>4.88</text:p>
              </table:table-cell>
              <table:table-cell office:value-type="float" office:value="0.0004286598799">
                <text:p>0.00042865987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">
                <text:p>4.89</text:p>
              </table:table-cell>
              <table:table-cell office:value-type="float" office:value="0.0004358199491">
                <text:p>0.00043581994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">
                <text:p>4.9</text:p>
              </table:table-cell>
              <table:table-cell office:value-type="float" office:value="0.000443090445">
                <text:p>0.0004430904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1">
                <text:p>4.91</text:p>
              </table:table-cell>
              <table:table-cell office:value-type="float" office:value="0.0004504719335">
                <text:p>0.00045047193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">
                <text:p>4.92</text:p>
              </table:table-cell>
              <table:table-cell office:value-type="float" office:value="0.000457964898">
                <text:p>0.0004579648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">
                <text:p>4.93</text:p>
              </table:table-cell>
              <table:table-cell office:value-type="float" office:value="0.0004655697324">
                <text:p>0.00046556973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">
                <text:p>4.94</text:p>
              </table:table-cell>
              <table:table-cell office:value-type="float" office:value="0.0004732867351">
                <text:p>0.00047328673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5">
                <text:p>4.95</text:p>
              </table:table-cell>
              <table:table-cell office:value-type="float" office:value="0.000481116102">
                <text:p>0.000481116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6">
                <text:p>4.96</text:p>
              </table:table-cell>
              <table:table-cell office:value-type="float" office:value="0.0004890579195">
                <text:p>0.0004890579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7">
                <text:p>4.97</text:p>
              </table:table-cell>
              <table:table-cell office:value-type="float" office:value="0.0004971121573">
                <text:p>0.00049711215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">
                <text:p>4.98</text:p>
              </table:table-cell>
              <table:table-cell office:value-type="float" office:value="0.0005052786607">
                <text:p>0.00050527866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9">
                <text:p>4.99</text:p>
              </table:table-cell>
              <table:table-cell office:value-type="float" office:value="0.0005135571429">
                <text:p>0.0005135571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0.0005219471769">
                <text:p>0.00052194717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">
                <text:p>5.01</text:p>
              </table:table-cell>
              <table:table-cell office:value-type="float" office:value="0.0005304481872">
                <text:p>0.0005304481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">
                <text:p>5.02</text:p>
              </table:table-cell>
              <table:table-cell office:value-type="float" office:value="0.0005390594418">
                <text:p>0.00053905944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">
                <text:p>5.03</text:p>
              </table:table-cell>
              <table:table-cell office:value-type="float" office:value="0.0005477800426">
                <text:p>0.00054778004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4">
                <text:p>5.04</text:p>
              </table:table-cell>
              <table:table-cell office:value-type="float" office:value="0.0005566089176">
                <text:p>0.00055660891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5">
                <text:p>5.05</text:p>
              </table:table-cell>
              <table:table-cell office:value-type="float" office:value="0.0005655448113">
                <text:p>0.00056554481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">
                <text:p>5.06</text:p>
              </table:table-cell>
              <table:table-cell office:value-type="float" office:value="0.0005745862758">
                <text:p>0.00057458627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7">
                <text:p>5.07</text:p>
              </table:table-cell>
              <table:table-cell office:value-type="float" office:value="0.0005837316615">
                <text:p>0.00058373166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8">
                <text:p>5.08</text:p>
              </table:table-cell>
              <table:table-cell office:value-type="float" office:value="0.000592979108">
                <text:p>0.000592979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">
                <text:p>5.09</text:p>
              </table:table-cell>
              <table:table-cell office:value-type="float" office:value="0.000602326535">
                <text:p>0.0006023265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">
                <text:p>5.1</text:p>
              </table:table-cell>
              <table:table-cell office:value-type="float" office:value="0.0006117716327">
                <text:p>0.0006117716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">
                <text:p>5.11</text:p>
              </table:table-cell>
              <table:table-cell office:value-type="float" office:value="0.0006213118533">
                <text:p>0.00062131185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2">
                <text:p>5.12</text:p>
              </table:table-cell>
              <table:table-cell office:value-type="float" office:value="0.0006309444014">
                <text:p>0.0006309444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">
                <text:p>5.13</text:p>
              </table:table-cell>
              <table:table-cell office:value-type="float" office:value="0.0006406662257">
                <text:p>0.0006406662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4">
                <text:p>5.14</text:p>
              </table:table-cell>
              <table:table-cell office:value-type="float" office:value="0.0006504740106">
                <text:p>0.00065047401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">
                <text:p>5.15</text:p>
              </table:table-cell>
              <table:table-cell office:value-type="float" office:value="0.0006603641678">
                <text:p>0.00066036416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6">
                <text:p>5.16</text:p>
              </table:table-cell>
              <table:table-cell office:value-type="float" office:value="0.0006703328288">
                <text:p>0.00067033282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">
                <text:p>5.17</text:p>
              </table:table-cell>
              <table:table-cell office:value-type="float" office:value="0.0006803758382">
                <text:p>0.00068037583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8">
                <text:p>5.18</text:p>
              </table:table-cell>
              <table:table-cell office:value-type="float" office:value="0.0006904887465">
                <text:p>0.00069048874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">
                <text:p>5.19</text:p>
              </table:table-cell>
              <table:table-cell office:value-type="float" office:value="0.0007006668051">
                <text:p>0.00070066680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">
                <text:p>5.2</text:p>
              </table:table-cell>
              <table:table-cell office:value-type="float" office:value="0.0007109049609">
                <text:p>0.00071090496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">
                <text:p>5.21</text:p>
              </table:table-cell>
              <table:table-cell office:value-type="float" office:value="0.0007211978527">
                <text:p>0.00072119785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2">
                <text:p>5.22</text:p>
              </table:table-cell>
              <table:table-cell office:value-type="float" office:value="0.0007315398084">
                <text:p>0.00073153980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3">
                <text:p>5.23</text:p>
              </table:table-cell>
              <table:table-cell office:value-type="float" office:value="0.0007419248432">
                <text:p>0.00074192484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4">
                <text:p>5.24</text:p>
              </table:table-cell>
              <table:table-cell office:value-type="float" office:value="0.0007523466594">
                <text:p>0.00075234665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5">
                <text:p>5.25</text:p>
              </table:table-cell>
              <table:table-cell office:value-type="float" office:value="0.0007627986476">
                <text:p>0.0007627986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6">
                <text:p>5.26</text:p>
              </table:table-cell>
              <table:table-cell office:value-type="float" office:value="0.0007732738899">
                <text:p>0.00077327388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">
                <text:p>5.27</text:p>
              </table:table-cell>
              <table:table-cell office:value-type="float" office:value="0.0007837651642">
                <text:p>0.00078376516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8">
                <text:p>5.28</text:p>
              </table:table-cell>
              <table:table-cell office:value-type="float" office:value="0.0007942649507">
                <text:p>0.00079426495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9">
                <text:p>5.29</text:p>
              </table:table-cell>
              <table:table-cell office:value-type="float" office:value="0.0008047654408">
                <text:p>0.00080476544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">
                <text:p>5.3</text:p>
              </table:table-cell>
              <table:table-cell office:value-type="float" office:value="0.000815258548">
                <text:p>0.0008152585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">
                <text:p>5.31</text:p>
              </table:table-cell>
              <table:table-cell office:value-type="float" office:value="0.0008257359208">
                <text:p>0.00082573592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">
                <text:p>5.32</text:p>
              </table:table-cell>
              <table:table-cell office:value-type="float" office:value="0.0008361889586">
                <text:p>0.00083618895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3">
                <text:p>5.33</text:p>
              </table:table-cell>
              <table:table-cell office:value-type="float" office:value="0.0008466088298">
                <text:p>0.00084660882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4">
                <text:p>5.34</text:p>
              </table:table-cell>
              <table:table-cell office:value-type="float" office:value="0.0008569864933">
                <text:p>0.00085698649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5">
                <text:p>5.35</text:p>
              </table:table-cell>
              <table:table-cell office:value-type="float" office:value="0.0008673127217">
                <text:p>0.00086731272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">
                <text:p>5.36</text:p>
              </table:table-cell>
              <table:table-cell office:value-type="float" office:value="0.0008775781289">
                <text:p>0.00087757812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7">
                <text:p>5.37</text:p>
              </table:table-cell>
              <table:table-cell office:value-type="float" office:value="0.0008877731991">
                <text:p>0.0008877731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">
                <text:p>5.38</text:p>
              </table:table-cell>
              <table:table-cell office:value-type="float" office:value="0.0008978883201">
                <text:p>0.00089788832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">
                <text:p>5.39</text:p>
              </table:table-cell>
              <table:table-cell office:value-type="float" office:value="0.0009079138192">
                <text:p>0.00090791381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">
                <text:p>5.4</text:p>
              </table:table-cell>
              <table:table-cell office:value-type="float" office:value="0.0009178400017">
                <text:p>0.00091784000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1">
                <text:p>5.41</text:p>
              </table:table-cell>
              <table:table-cell office:value-type="float" office:value="0.0009276571933">
                <text:p>0.00092765719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2">
                <text:p>5.42</text:p>
              </table:table-cell>
              <table:table-cell office:value-type="float" office:value="0.0009373557846">
                <text:p>0.00093735578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3">
                <text:p>5.43</text:p>
              </table:table-cell>
              <table:table-cell office:value-type="float" office:value="0.0009469262786">
                <text:p>0.00094692627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">
                <text:p>5.44</text:p>
              </table:table-cell>
              <table:table-cell office:value-type="float" office:value="0.0009563593414">
                <text:p>0.00095635934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">
                <text:p>5.45</text:p>
              </table:table-cell>
              <table:table-cell office:value-type="float" office:value="0.0009656458541">
                <text:p>0.00096564585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">
                <text:p>5.46</text:p>
              </table:table-cell>
              <table:table-cell office:value-type="float" office:value="0.0009747769682">
                <text:p>0.00097477696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">
                <text:p>5.47</text:p>
              </table:table-cell>
              <table:table-cell office:value-type="float" office:value="0.0009837441616">
                <text:p>0.00098374416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">
                <text:p>5.48</text:p>
              </table:table-cell>
              <table:table-cell office:value-type="float" office:value="0.000992539297">
                <text:p>0.0009925392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9">
                <text:p>5.49</text:p>
              </table:table-cell>
              <table:table-cell office:value-type="float" office:value="0.001001154681">
                <text:p>0.0010011546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">
                <text:p>5.5</text:p>
              </table:table-cell>
              <table:table-cell office:value-type="float" office:value="0.001009583122">
                <text:p>0.0010095831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1">
                <text:p>5.51</text:p>
              </table:table-cell>
              <table:table-cell office:value-type="float" office:value="0.001017817993">
                <text:p>0.0010178179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">
                <text:p>5.52</text:p>
              </table:table-cell>
              <table:table-cell office:value-type="float" office:value="0.001025853288">
                <text:p>0.0010258532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">
                <text:p>5.53</text:p>
              </table:table-cell>
              <table:table-cell office:value-type="float" office:value="0.00103368368">
                <text:p>0.001033683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4">
                <text:p>5.54</text:p>
              </table:table-cell>
              <table:table-cell office:value-type="float" office:value="0.001041304577">
                <text:p>0.0010413045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">
                <text:p>5.55</text:p>
              </table:table-cell>
              <table:table-cell office:value-type="float" office:value="0.001048712176">
                <text:p>0.0010487121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">
                <text:p>5.56</text:p>
              </table:table-cell>
              <table:table-cell office:value-type="float" office:value="0.001055903511">
                <text:p>0.0010559035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">
                <text:p>5.57</text:p>
              </table:table-cell>
              <table:table-cell office:value-type="float" office:value="0.001062876503">
                <text:p>0.0010628765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8">
                <text:p>5.58</text:p>
              </table:table-cell>
              <table:table-cell office:value-type="float" office:value="0.001069629994">
                <text:p>0.0010696299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9">
                <text:p>5.59</text:p>
              </table:table-cell>
              <table:table-cell office:value-type="float" office:value="0.001076163789">
                <text:p>0.0010761637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">
                <text:p>5.6</text:p>
              </table:table-cell>
              <table:table-cell office:value-type="float" office:value="0.001082478678">
                <text:p>0.0010824786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">
                <text:p>5.61</text:p>
              </table:table-cell>
              <table:table-cell office:value-type="float" office:value="0.001088576464">
                <text:p>0.0010885764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">
                <text:p>5.62</text:p>
              </table:table-cell>
              <table:table-cell office:value-type="float" office:value="0.001094459971">
                <text:p>0.0010944599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3">
                <text:p>5.63</text:p>
              </table:table-cell>
              <table:table-cell office:value-type="float" office:value="0.001100133052">
                <text:p>0.0011001330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4">
                <text:p>5.64</text:p>
              </table:table-cell>
              <table:table-cell office:value-type="float" office:value="0.001105600584">
                <text:p>0.0011056005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">
                <text:p>5.65</text:p>
              </table:table-cell>
              <table:table-cell office:value-type="float" office:value="0.001110868455">
                <text:p>0.001110868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6">
                <text:p>5.66</text:p>
              </table:table-cell>
              <table:table-cell office:value-type="float" office:value="0.001115943536">
                <text:p>0.001115943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">
                <text:p>5.67</text:p>
              </table:table-cell>
              <table:table-cell office:value-type="float" office:value="0.001120833655">
                <text:p>0.0011208336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8">
                <text:p>5.68</text:p>
              </table:table-cell>
              <table:table-cell office:value-type="float" office:value="0.001125547543">
                <text:p>0.0011255475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9">
                <text:p>5.69</text:p>
              </table:table-cell>
              <table:table-cell office:value-type="float" office:value="0.001130094789">
                <text:p>0.0011300947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">
                <text:p>5.7</text:p>
              </table:table-cell>
              <table:table-cell office:value-type="float" office:value="0.001134485769">
                <text:p>0.0011344857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">
                <text:p>5.71</text:p>
              </table:table-cell>
              <table:table-cell office:value-type="float" office:value="0.001138731572">
                <text:p>0.0011387315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2">
                <text:p>5.72</text:p>
              </table:table-cell>
              <table:table-cell office:value-type="float" office:value="0.001142843921">
                <text:p>0.0011428439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3">
                <text:p>5.73</text:p>
              </table:table-cell>
              <table:table-cell office:value-type="float" office:value="0.001146835077">
                <text:p>0.0011468350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4">
                <text:p>5.74</text:p>
              </table:table-cell>
              <table:table-cell office:value-type="float" office:value="0.001150717744">
                <text:p>0.0011507177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5">
                <text:p>5.75</text:p>
              </table:table-cell>
              <table:table-cell office:value-type="float" office:value="0.00115450496">
                <text:p>0.001154504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6">
                <text:p>5.76</text:p>
              </table:table-cell>
              <table:table-cell office:value-type="float" office:value="0.001158209987">
                <text:p>0.0011582099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7">
                <text:p>5.77</text:p>
              </table:table-cell>
              <table:table-cell office:value-type="float" office:value="0.0011618462">
                <text:p>0.00116184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8">
                <text:p>5.78</text:p>
              </table:table-cell>
              <table:table-cell office:value-type="float" office:value="0.001165426967">
                <text:p>0.0011654269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9">
                <text:p>5.79</text:p>
              </table:table-cell>
              <table:table-cell office:value-type="float" office:value="0.001168965536">
                <text:p>0.0011689655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">
                <text:p>5.8</text:p>
              </table:table-cell>
              <table:table-cell office:value-type="float" office:value="0.001172474915">
                <text:p>0.0011724749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1">
                <text:p>5.81</text:p>
              </table:table-cell>
              <table:table-cell office:value-type="float" office:value="0.001175967759">
                <text:p>0.0011759677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2">
                <text:p>5.82</text:p>
              </table:table-cell>
              <table:table-cell office:value-type="float" office:value="0.001179456265">
                <text:p>0.0011794562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3">
                <text:p>5.83</text:p>
              </table:table-cell>
              <table:table-cell office:value-type="float" office:value="0.001182952064">
                <text:p>0.0011829520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4">
                <text:p>5.84</text:p>
              </table:table-cell>
              <table:table-cell office:value-type="float" office:value="0.001186466128">
                <text:p>0.0011864661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5">
                <text:p>5.85</text:p>
              </table:table-cell>
              <table:table-cell office:value-type="float" office:value="0.00119000868">
                <text:p>0.00119000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6">
                <text:p>5.86</text:p>
              </table:table-cell>
              <table:table-cell office:value-type="float" office:value="0.001193589121">
                <text:p>0.0011935891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">
                <text:p>5.87</text:p>
              </table:table-cell>
              <table:table-cell office:value-type="float" office:value="0.001197215959">
                <text:p>0.0011972159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8">
                <text:p>5.88</text:p>
              </table:table-cell>
              <table:table-cell office:value-type="float" office:value="0.001200896757">
                <text:p>0.0012008967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9">
                <text:p>5.89</text:p>
              </table:table-cell>
              <table:table-cell office:value-type="float" office:value="0.001204638089">
                <text:p>0.0012046380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">
                <text:p>5.9</text:p>
              </table:table-cell>
              <table:table-cell office:value-type="float" office:value="0.001208445514">
                <text:p>0.0012084455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1">
                <text:p>5.91</text:p>
              </table:table-cell>
              <table:table-cell office:value-type="float" office:value="0.001212323555">
                <text:p>0.0012123235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2">
                <text:p>5.92</text:p>
              </table:table-cell>
              <table:table-cell office:value-type="float" office:value="0.001216275695">
                <text:p>0.0012162756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3">
                <text:p>5.93</text:p>
              </table:table-cell>
              <table:table-cell office:value-type="float" office:value="0.001220304391">
                <text:p>0.0012203043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4">
                <text:p>5.94</text:p>
              </table:table-cell>
              <table:table-cell office:value-type="float" office:value="0.001224411086">
                <text:p>0.0012244110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5">
                <text:p>5.95</text:p>
              </table:table-cell>
              <table:table-cell office:value-type="float" office:value="0.001228596244">
                <text:p>0.0012285962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6">
                <text:p>5.96</text:p>
              </table:table-cell>
              <table:table-cell office:value-type="float" office:value="0.001232859393">
                <text:p>0.0012328593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7">
                <text:p>5.97</text:p>
              </table:table-cell>
              <table:table-cell office:value-type="float" office:value="0.00123719917">
                <text:p>0.001237199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8">
                <text:p>5.98</text:p>
              </table:table-cell>
              <table:table-cell office:value-type="float" office:value="0.001241613382">
                <text:p>0.0012416133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9">
                <text:p>5.99</text:p>
              </table:table-cell>
              <table:table-cell office:value-type="float" office:value="0.001246099068">
                <text:p>0.0012460990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0.00125065257">
                <text:p>0.001250652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">
                <text:p>6.01</text:p>
              </table:table-cell>
              <table:table-cell office:value-type="float" office:value="0.001255269606">
                <text:p>0.0012552696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2">
                <text:p>6.02</text:p>
              </table:table-cell>
              <table:table-cell office:value-type="float" office:value="0.001259945344">
                <text:p>0.0012599453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3">
                <text:p>6.03</text:p>
              </table:table-cell>
              <table:table-cell office:value-type="float" office:value="0.00126467448">
                <text:p>0.001264674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04">
                <text:p>6.04</text:p>
              </table:table-cell>
              <table:table-cell office:value-type="float" office:value="0.001269451318">
                <text:p>0.0012694513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5">
                <text:p>6.05</text:p>
              </table:table-cell>
              <table:table-cell office:value-type="float" office:value="0.001274269842">
                <text:p>0.0012742698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">
                <text:p>6.06</text:p>
              </table:table-cell>
              <table:table-cell office:value-type="float" office:value="0.001279123794">
                <text:p>0.0012791237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07">
                <text:p>6.07</text:p>
              </table:table-cell>
              <table:table-cell office:value-type="float" office:value="0.001284006745">
                <text:p>0.0012840067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">
                <text:p>6.08</text:p>
              </table:table-cell>
              <table:table-cell office:value-type="float" office:value="0.001288912163">
                <text:p>0.0012889121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9">
                <text:p>6.09</text:p>
              </table:table-cell>
              <table:table-cell office:value-type="float" office:value="0.001293833477">
                <text:p>0.0012938334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1">
                <text:p>6.1</text:p>
              </table:table-cell>
              <table:table-cell office:value-type="float" office:value="0.00129876414">
                <text:p>0.00129876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11">
                <text:p>6.11</text:p>
              </table:table-cell>
              <table:table-cell office:value-type="float" office:value="0.001303697679">
                <text:p>0.0013036976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12">
                <text:p>6.12</text:p>
              </table:table-cell>
              <table:table-cell office:value-type="float" office:value="0.001308627751">
                <text:p>0.0013086277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">
                <text:p>6.13</text:p>
              </table:table-cell>
              <table:table-cell office:value-type="float" office:value="0.001313548183">
                <text:p>0.0013135481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14">
                <text:p>6.14</text:p>
              </table:table-cell>
              <table:table-cell office:value-type="float" office:value="0.001318453012">
                <text:p>0.0013184530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15">
                <text:p>6.15</text:p>
              </table:table-cell>
              <table:table-cell office:value-type="float" office:value="0.001323336521">
                <text:p>0.0013233365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6">
                <text:p>6.16</text:p>
              </table:table-cell>
              <table:table-cell office:value-type="float" office:value="0.001328193265">
                <text:p>0.0013281932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17">
                <text:p>6.17</text:p>
              </table:table-cell>
              <table:table-cell office:value-type="float" office:value="0.001333018097">
                <text:p>0.0013330180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8">
                <text:p>6.18</text:p>
              </table:table-cell>
              <table:table-cell office:value-type="float" office:value="0.001337806187">
                <text:p>0.0013378061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9">
                <text:p>6.19</text:p>
              </table:table-cell>
              <table:table-cell office:value-type="float" office:value="0.001342553032">
                <text:p>0.0013425530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2">
                <text:p>6.2</text:p>
              </table:table-cell>
              <table:table-cell office:value-type="float" office:value="0.001347254472">
                <text:p>0.001347254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21">
                <text:p>6.21</text:p>
              </table:table-cell>
              <table:table-cell office:value-type="float" office:value="0.001351906694">
                <text:p>0.0013519066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22">
                <text:p>6.22</text:p>
              </table:table-cell>
              <table:table-cell office:value-type="float" office:value="0.001356506231">
                <text:p>0.0013565062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23">
                <text:p>6.23</text:p>
              </table:table-cell>
              <table:table-cell office:value-type="float" office:value="0.001361049967">
                <text:p>0.0013610499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24">
                <text:p>6.24</text:p>
              </table:table-cell>
              <table:table-cell office:value-type="float" office:value="0.00136553513">
                <text:p>0.001365535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5">
                <text:p>6.25</text:p>
              </table:table-cell>
              <table:table-cell office:value-type="float" office:value="0.001369959286">
                <text:p>0.0013699592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26">
                <text:p>6.26</text:p>
              </table:table-cell>
              <table:table-cell office:value-type="float" office:value="0.001374320331">
                <text:p>0.0013743203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27">
                <text:p>6.27</text:p>
              </table:table-cell>
              <table:table-cell office:value-type="float" office:value="0.001378616483">
                <text:p>0.0013786164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8">
                <text:p>6.28</text:p>
              </table:table-cell>
              <table:table-cell office:value-type="float" office:value="0.001382846265">
                <text:p>0.0013828462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9">
                <text:p>6.29</text:p>
              </table:table-cell>
              <table:table-cell office:value-type="float" office:value="0.001387008497">
                <text:p>0.0013870084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3">
                <text:p>6.3</text:p>
              </table:table-cell>
              <table:table-cell office:value-type="float" office:value="0.001391102279">
                <text:p>0.0013911022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31">
                <text:p>6.31</text:p>
              </table:table-cell>
              <table:table-cell office:value-type="float" office:value="0.001395126977">
                <text:p>0.0013951269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2">
                <text:p>6.32</text:p>
              </table:table-cell>
              <table:table-cell office:value-type="float" office:value="0.001399082207">
                <text:p>0.0013990822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33">
                <text:p>6.33</text:p>
              </table:table-cell>
              <table:table-cell office:value-type="float" office:value="0.001402967816">
                <text:p>0.0014029678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34">
                <text:p>6.34</text:p>
              </table:table-cell>
              <table:table-cell office:value-type="float" office:value="0.001406783874">
                <text:p>0.0014067838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35">
                <text:p>6.35</text:p>
              </table:table-cell>
              <table:table-cell office:value-type="float" office:value="0.001410530649">
                <text:p>0.0014105306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36">
                <text:p>6.36</text:p>
              </table:table-cell>
              <table:table-cell office:value-type="float" office:value="0.001414208594">
                <text:p>0.0014142085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37">
                <text:p>6.37</text:p>
              </table:table-cell>
              <table:table-cell office:value-type="float" office:value="0.001417818335">
                <text:p>0.0014178183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8">
                <text:p>6.38</text:p>
              </table:table-cell>
              <table:table-cell office:value-type="float" office:value="0.001421360648">
                <text:p>0.0014213606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9">
                <text:p>6.39</text:p>
              </table:table-cell>
              <table:table-cell office:value-type="float" office:value="0.001424836451">
                <text:p>0.0014248364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4">
                <text:p>6.4</text:p>
              </table:table-cell>
              <table:table-cell office:value-type="float" office:value="0.001428246786">
                <text:p>0.0014282467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41">
                <text:p>6.41</text:p>
              </table:table-cell>
              <table:table-cell office:value-type="float" office:value="0.001431592803">
                <text:p>0.0014315928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42">
                <text:p>6.42</text:p>
              </table:table-cell>
              <table:table-cell office:value-type="float" office:value="0.001434875751">
                <text:p>0.0014348757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">
                <text:p>6.43</text:p>
              </table:table-cell>
              <table:table-cell office:value-type="float" office:value="0.001438096964">
                <text:p>0.0014380969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44">
                <text:p>6.44</text:p>
              </table:table-cell>
              <table:table-cell office:value-type="float" office:value="0.001441257846">
                <text:p>0.0014412578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5">
                <text:p>6.45</text:p>
              </table:table-cell>
              <table:table-cell office:value-type="float" office:value="0.001444359863">
                <text:p>0.0014443598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46">
                <text:p>6.46</text:p>
              </table:table-cell>
              <table:table-cell office:value-type="float" office:value="0.001447404529">
                <text:p>0.0014474045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47">
                <text:p>6.47</text:p>
              </table:table-cell>
              <table:table-cell office:value-type="float" office:value="0.001450393402">
                <text:p>0.0014503934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8">
                <text:p>6.48</text:p>
              </table:table-cell>
              <table:table-cell office:value-type="float" office:value="0.001453328067">
                <text:p>0.0014533280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9">
                <text:p>6.49</text:p>
              </table:table-cell>
              <table:table-cell office:value-type="float" office:value="0.001456210132">
                <text:p>0.0014562101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5">
                <text:p>6.5</text:p>
              </table:table-cell>
              <table:table-cell office:value-type="float" office:value="0.001459041221">
                <text:p>0.0014590412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51">
                <text:p>6.51</text:p>
              </table:table-cell>
              <table:table-cell office:value-type="float" office:value="0.001461822961">
                <text:p>0.0014618229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52">
                <text:p>6.52</text:p>
              </table:table-cell>
              <table:table-cell office:value-type="float" office:value="0.001464556984">
                <text:p>0.0014645569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53">
                <text:p>6.53</text:p>
              </table:table-cell>
              <table:table-cell office:value-type="float" office:value="0.001467244912">
                <text:p>0.0014672449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54">
                <text:p>6.54</text:p>
              </table:table-cell>
              <table:table-cell office:value-type="float" office:value="0.001469888357">
                <text:p>0.0014698883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55">
                <text:p>6.55</text:p>
              </table:table-cell>
              <table:table-cell office:value-type="float" office:value="0.001472488916">
                <text:p>0.0014724889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56">
                <text:p>6.56</text:p>
              </table:table-cell>
              <table:table-cell office:value-type="float" office:value="0.001475048163">
                <text:p>0.0014750481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7">
                <text:p>6.57</text:p>
              </table:table-cell>
              <table:table-cell office:value-type="float" office:value="0.00147756765">
                <text:p>0.001477567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8">
                <text:p>6.58</text:p>
              </table:table-cell>
              <table:table-cell office:value-type="float" office:value="0.001480048897">
                <text:p>0.0014800488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9">
                <text:p>6.59</text:p>
              </table:table-cell>
              <table:table-cell office:value-type="float" office:value="0.001482493398">
                <text:p>0.0014824933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6">
                <text:p>6.6</text:p>
              </table:table-cell>
              <table:table-cell office:value-type="float" office:value="0.001484902609">
                <text:p>0.0014849026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1">
                <text:p>6.61</text:p>
              </table:table-cell>
              <table:table-cell office:value-type="float" office:value="0.001487277952">
                <text:p>0.0014872779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2">
                <text:p>6.62</text:p>
              </table:table-cell>
              <table:table-cell office:value-type="float" office:value="0.001489620811">
                <text:p>0.0014896208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3">
                <text:p>6.63</text:p>
              </table:table-cell>
              <table:table-cell office:value-type="float" office:value="0.001491932531">
                <text:p>0.0014919325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64">
                <text:p>6.64</text:p>
              </table:table-cell>
              <table:table-cell office:value-type="float" office:value="0.001494214417">
                <text:p>0.0014942144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65">
                <text:p>6.65</text:p>
              </table:table-cell>
              <table:table-cell office:value-type="float" office:value="0.001496467732">
                <text:p>0.0014964677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6">
                <text:p>6.66</text:p>
              </table:table-cell>
              <table:table-cell office:value-type="float" office:value="0.001498693696">
                <text:p>0.0014986936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7">
                <text:p>6.67</text:p>
              </table:table-cell>
              <table:table-cell office:value-type="float" office:value="0.001500893488">
                <text:p>0.0015008934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8">
                <text:p>6.68</text:p>
              </table:table-cell>
              <table:table-cell office:value-type="float" office:value="0.001503068243">
                <text:p>0.0015030682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9">
                <text:p>6.69</text:p>
              </table:table-cell>
              <table:table-cell office:value-type="float" office:value="0.001505219055">
                <text:p>0.0015052190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7">
                <text:p>6.7</text:p>
              </table:table-cell>
              <table:table-cell office:value-type="float" office:value="0.001507346973">
                <text:p>0.0015073469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71">
                <text:p>6.71</text:p>
              </table:table-cell>
              <table:table-cell office:value-type="float" office:value="0.001509453006">
                <text:p>0.0015094530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72">
                <text:p>6.72</text:p>
              </table:table-cell>
              <table:table-cell office:value-type="float" office:value="0.001511538118">
                <text:p>0.0015115381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3">
                <text:p>6.73</text:p>
              </table:table-cell>
              <table:table-cell office:value-type="float" office:value="0.001513603235">
                <text:p>0.0015136032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4">
                <text:p>6.74</text:p>
              </table:table-cell>
              <table:table-cell office:value-type="float" office:value="0.001515649239">
                <text:p>0.0015156492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5">
                <text:p>6.75</text:p>
              </table:table-cell>
              <table:table-cell office:value-type="float" office:value="0.001517676974">
                <text:p>0.0015176769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6">
                <text:p>6.76</text:p>
              </table:table-cell>
              <table:table-cell office:value-type="float" office:value="0.001519687244">
                <text:p>0.0015196872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7">
                <text:p>6.77</text:p>
              </table:table-cell>
              <table:table-cell office:value-type="float" office:value="0.001521680814">
                <text:p>0.0015216808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8">
                <text:p>6.78</text:p>
              </table:table-cell>
              <table:table-cell office:value-type="float" office:value="0.001523658414">
                <text:p>0.0015236584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9">
                <text:p>6.79</text:p>
              </table:table-cell>
              <table:table-cell office:value-type="float" office:value="0.001525620735">
                <text:p>0.0015256207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">
                <text:p>6.8</text:p>
              </table:table-cell>
              <table:table-cell office:value-type="float" office:value="0.001527568433">
                <text:p>0.0015275684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1">
                <text:p>6.81</text:p>
              </table:table-cell>
              <table:table-cell office:value-type="float" office:value="0.001529502131">
                <text:p>0.0015295021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2">
                <text:p>6.82</text:p>
              </table:table-cell>
              <table:table-cell office:value-type="float" office:value="0.001531422417">
                <text:p>0.0015314224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3">
                <text:p>6.83</text:p>
              </table:table-cell>
              <table:table-cell office:value-type="float" office:value="0.001533329848">
                <text:p>0.0015333298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4">
                <text:p>6.84</text:p>
              </table:table-cell>
              <table:table-cell office:value-type="float" office:value="0.001535224949">
                <text:p>0.0015352249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5">
                <text:p>6.85</text:p>
              </table:table-cell>
              <table:table-cell office:value-type="float" office:value="0.001537108217">
                <text:p>0.0015371082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6">
                <text:p>6.86</text:p>
              </table:table-cell>
              <table:table-cell office:value-type="float" office:value="0.001538980118">
                <text:p>0.0015389801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87">
                <text:p>6.87</text:p>
              </table:table-cell>
              <table:table-cell office:value-type="float" office:value="0.001540841092">
                <text:p>0.0015408410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8">
                <text:p>6.88</text:p>
              </table:table-cell>
              <table:table-cell office:value-type="float" office:value="0.001542691551">
                <text:p>0.0015426915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9">
                <text:p>6.89</text:p>
              </table:table-cell>
              <table:table-cell office:value-type="float" office:value="0.001544531882">
                <text:p>0.0015445318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">
                <text:p>6.9</text:p>
              </table:table-cell>
              <table:table-cell office:value-type="float" office:value="0.001546362449">
                <text:p>0.0015463624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1">
                <text:p>6.91</text:p>
              </table:table-cell>
              <table:table-cell office:value-type="float" office:value="0.00154818359">
                <text:p>0.00154818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  <table:table-cell office:value-type="float" office:value="0.001549995622">
                <text:p>0.0015499956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3">
                <text:p>6.93</text:p>
              </table:table-cell>
              <table:table-cell office:value-type="float" office:value="0.001551798842">
                <text:p>0.0015517988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4">
                <text:p>6.94</text:p>
              </table:table-cell>
              <table:table-cell office:value-type="float" office:value="0.001553593524">
                <text:p>0.0015535935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  <table:table-cell office:value-type="float" office:value="0.001555379925">
                <text:p>0.0015553799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  <table:table-cell office:value-type="float" office:value="0.001557158284">
                <text:p>0.0015571582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">
                <text:p>6.97</text:p>
              </table:table-cell>
              <table:table-cell office:value-type="float" office:value="0.001558928819">
                <text:p>0.0015589288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0.001560691735">
                <text:p>0.0015606917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9">
                <text:p>6.99</text:p>
              </table:table-cell>
              <table:table-cell office:value-type="float" office:value="0.00156244722">
                <text:p>0.001562447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0.001564195447">
                <text:p>0.0015641954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1">
                <text:p>7.01</text:p>
              </table:table-cell>
              <table:table-cell office:value-type="float" office:value="0.001565936575">
                <text:p>0.0015659365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2">
                <text:p>7.02</text:p>
              </table:table-cell>
              <table:table-cell office:value-type="float" office:value="0.00156767075">
                <text:p>0.001567670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03">
                <text:p>7.03</text:p>
              </table:table-cell>
              <table:table-cell office:value-type="float" office:value="0.001569398106">
                <text:p>0.0015693981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04">
                <text:p>7.04</text:p>
              </table:table-cell>
              <table:table-cell office:value-type="float" office:value="0.001571118763">
                <text:p>0.0015711187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05">
                <text:p>7.05</text:p>
              </table:table-cell>
              <table:table-cell office:value-type="float" office:value="0.001572832833">
                <text:p>0.0015728328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06">
                <text:p>7.06</text:p>
              </table:table-cell>
              <table:table-cell office:value-type="float" office:value="0.001574540414">
                <text:p>0.0015745404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07">
                <text:p>7.07</text:p>
              </table:table-cell>
              <table:table-cell office:value-type="float" office:value="0.001576241598">
                <text:p>0.0015762415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8">
                <text:p>7.08</text:p>
              </table:table-cell>
              <table:table-cell office:value-type="float" office:value="0.001577936465">
                <text:p>0.0015779364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9">
                <text:p>7.09</text:p>
              </table:table-cell>
              <table:table-cell office:value-type="float" office:value="0.001579625086">
                <text:p>0.0015796250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1">
                <text:p>7.1</text:p>
              </table:table-cell>
              <table:table-cell office:value-type="float" office:value="0.001581307527">
                <text:p>0.0015813075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11">
                <text:p>7.11</text:p>
              </table:table-cell>
              <table:table-cell office:value-type="float" office:value="0.001582983844">
                <text:p>0.0015829838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12">
                <text:p>7.12</text:p>
              </table:table-cell>
              <table:table-cell office:value-type="float" office:value="0.001584654086">
                <text:p>0.0015846540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13">
                <text:p>7.13</text:p>
              </table:table-cell>
              <table:table-cell office:value-type="float" office:value="0.001586318297">
                <text:p>0.0015863182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14">
                <text:p>7.14</text:p>
              </table:table-cell>
              <table:table-cell office:value-type="float" office:value="0.001587976513">
                <text:p>0.0015879765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15">
                <text:p>7.15</text:p>
              </table:table-cell>
              <table:table-cell office:value-type="float" office:value="0.001589628765">
                <text:p>0.0015896287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16">
                <text:p>7.16</text:p>
              </table:table-cell>
              <table:table-cell office:value-type="float" office:value="0.001591275081">
                <text:p>0.001591275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17">
                <text:p>7.17</text:p>
              </table:table-cell>
              <table:table-cell office:value-type="float" office:value="0.00159291548">
                <text:p>0.001592915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8">
                <text:p>7.18</text:p>
              </table:table-cell>
              <table:table-cell office:value-type="float" office:value="0.00159454998">
                <text:p>0.001594549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9">
                <text:p>7.19</text:p>
              </table:table-cell>
              <table:table-cell office:value-type="float" office:value="0.001596178594">
                <text:p>0.0015961785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2">
                <text:p>7.2</text:p>
              </table:table-cell>
              <table:table-cell office:value-type="float" office:value="0.00159780133">
                <text:p>0.001597801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21">
                <text:p>7.21</text:p>
              </table:table-cell>
              <table:table-cell office:value-type="float" office:value="0.001599418193">
                <text:p>0.0015994181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22">
                <text:p>7.22</text:p>
              </table:table-cell>
              <table:table-cell office:value-type="float" office:value="0.001601029187">
                <text:p>0.0016010291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23">
                <text:p>7.23</text:p>
              </table:table-cell>
              <table:table-cell office:value-type="float" office:value="0.001602634311">
                <text:p>0.0016026343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24">
                <text:p>7.24</text:p>
              </table:table-cell>
              <table:table-cell office:value-type="float" office:value="0.001604233561">
                <text:p>0.0016042335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25">
                <text:p>7.25</text:p>
              </table:table-cell>
              <table:table-cell office:value-type="float" office:value="0.001605826932">
                <text:p>0.0016058269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26">
                <text:p>7.26</text:p>
              </table:table-cell>
              <table:table-cell office:value-type="float" office:value="0.001607414417">
                <text:p>0.0016074144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27">
                <text:p>7.27</text:p>
              </table:table-cell>
              <table:table-cell office:value-type="float" office:value="0.001608996007">
                <text:p>0.0016089960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8">
                <text:p>7.28</text:p>
              </table:table-cell>
              <table:table-cell office:value-type="float" office:value="0.001610571689">
                <text:p>0.0016105716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9">
                <text:p>7.29</text:p>
              </table:table-cell>
              <table:table-cell office:value-type="float" office:value="0.001612141453">
                <text:p>0.0016121414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3">
                <text:p>7.3</text:p>
              </table:table-cell>
              <table:table-cell office:value-type="float" office:value="0.001613705283">
                <text:p>0.0016137052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31">
                <text:p>7.31</text:p>
              </table:table-cell>
              <table:table-cell office:value-type="float" office:value="0.001615263166">
                <text:p>0.0016152631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32">
                <text:p>7.32</text:p>
              </table:table-cell>
              <table:table-cell office:value-type="float" office:value="0.001616815085">
                <text:p>0.0016168150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3">
                <text:p>7.33</text:p>
              </table:table-cell>
              <table:table-cell office:value-type="float" office:value="0.001618361024">
                <text:p>0.0016183610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34">
                <text:p>7.34</text:p>
              </table:table-cell>
              <table:table-cell office:value-type="float" office:value="0.001619900966">
                <text:p>0.0016199009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35">
                <text:p>7.35</text:p>
              </table:table-cell>
              <table:table-cell office:value-type="float" office:value="0.001621434893">
                <text:p>0.0016214348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36">
                <text:p>7.36</text:p>
              </table:table-cell>
              <table:table-cell office:value-type="float" office:value="0.001622962787">
                <text:p>0.0016229627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37">
                <text:p>7.37</text:p>
              </table:table-cell>
              <table:table-cell office:value-type="float" office:value="0.00162448463">
                <text:p>0.001624484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8">
                <text:p>7.38</text:p>
              </table:table-cell>
              <table:table-cell office:value-type="float" office:value="0.001626000404">
                <text:p>0.0016260004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9">
                <text:p>7.39</text:p>
              </table:table-cell>
              <table:table-cell office:value-type="float" office:value="0.00162751009">
                <text:p>0.001627510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4">
                <text:p>7.4</text:p>
              </table:table-cell>
              <table:table-cell office:value-type="float" office:value="0.001629013669">
                <text:p>0.0016290136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41">
                <text:p>7.41</text:p>
              </table:table-cell>
              <table:table-cell office:value-type="float" office:value="0.001630511123">
                <text:p>0.0016305111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42">
                <text:p>7.42</text:p>
              </table:table-cell>
              <table:table-cell office:value-type="float" office:value="0.001632002434">
                <text:p>0.0016320024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43">
                <text:p>7.43</text:p>
              </table:table-cell>
              <table:table-cell office:value-type="float" office:value="0.001633487585">
                <text:p>0.0016334875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44">
                <text:p>7.44</text:p>
              </table:table-cell>
              <table:table-cell office:value-type="float" office:value="0.001634966558">
                <text:p>0.0016349665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45">
                <text:p>7.45</text:p>
              </table:table-cell>
              <table:table-cell office:value-type="float" office:value="0.001636439335">
                <text:p>0.0016364393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46">
                <text:p>7.46</text:p>
              </table:table-cell>
              <table:table-cell office:value-type="float" office:value="0.001637905901">
                <text:p>0.0016379059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47">
                <text:p>7.47</text:p>
              </table:table-cell>
              <table:table-cell office:value-type="float" office:value="0.001639366239">
                <text:p>0.0016393662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8">
                <text:p>7.48</text:p>
              </table:table-cell>
              <table:table-cell office:value-type="float" office:value="0.001640820333">
                <text:p>0.0016408203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9">
                <text:p>7.49</text:p>
              </table:table-cell>
              <table:table-cell office:value-type="float" office:value="0.001642268169">
                <text:p>0.0016422681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5">
                <text:p>7.5</text:p>
              </table:table-cell>
              <table:table-cell office:value-type="float" office:value="0.001643709732">
                <text:p>0.0016437097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51">
                <text:p>7.51</text:p>
              </table:table-cell>
              <table:table-cell office:value-type="float" office:value="0.001645145009">
                <text:p>0.0016451450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52">
                <text:p>7.52</text:p>
              </table:table-cell>
              <table:table-cell office:value-type="float" office:value="0.001646573987">
                <text:p>0.00164657398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53">
                <text:p>7.53</text:p>
              </table:table-cell>
              <table:table-cell office:value-type="float" office:value="0.001647996653">
                <text:p>0.0016479966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54">
                <text:p>7.54</text:p>
              </table:table-cell>
              <table:table-cell office:value-type="float" office:value="0.001649412996">
                <text:p>0.0016494129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55">
                <text:p>7.55</text:p>
              </table:table-cell>
              <table:table-cell office:value-type="float" office:value="0.001650823005">
                <text:p>0.0016508230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56">
                <text:p>7.56</text:p>
              </table:table-cell>
              <table:table-cell office:value-type="float" office:value="0.001652226671">
                <text:p>0.0016522266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57">
                <text:p>7.57</text:p>
              </table:table-cell>
              <table:table-cell office:value-type="float" office:value="0.001653623984">
                <text:p>0.0016536239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8">
                <text:p>7.58</text:p>
              </table:table-cell>
              <table:table-cell office:value-type="float" office:value="0.001655014936">
                <text:p>0.0016550149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9">
                <text:p>7.59</text:p>
              </table:table-cell>
              <table:table-cell office:value-type="float" office:value="0.001656399519">
                <text:p>0.0016563995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6">
                <text:p>7.6</text:p>
              </table:table-cell>
              <table:table-cell office:value-type="float" office:value="0.001657777727">
                <text:p>0.0016577777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1">
                <text:p>7.61</text:p>
              </table:table-cell>
              <table:table-cell office:value-type="float" office:value="0.001659149553">
                <text:p>0.0016591495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2">
                <text:p>7.62</text:p>
              </table:table-cell>
              <table:table-cell office:value-type="float" office:value="0.001660514994">
                <text:p>0.0016605149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63">
                <text:p>7.63</text:p>
              </table:table-cell>
              <table:table-cell office:value-type="float" office:value="0.001661874044">
                <text:p>0.0016618740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4">
                <text:p>7.64</text:p>
              </table:table-cell>
              <table:table-cell office:value-type="float" office:value="0.0016632267">
                <text:p>0.00166322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65">
                <text:p>7.65</text:p>
              </table:table-cell>
              <table:table-cell office:value-type="float" office:value="0.00166457296">
                <text:p>0.001664572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66">
                <text:p>7.66</text:p>
              </table:table-cell>
              <table:table-cell office:value-type="float" office:value="0.001665912822">
                <text:p>0.0016659128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67">
                <text:p>7.67</text:p>
              </table:table-cell>
              <table:table-cell office:value-type="float" office:value="0.001667246285">
                <text:p>0.0016672462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8">
                <text:p>7.68</text:p>
              </table:table-cell>
              <table:table-cell office:value-type="float" office:value="0.001668573349">
                <text:p>0.0016685733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9">
                <text:p>7.69</text:p>
              </table:table-cell>
              <table:table-cell office:value-type="float" office:value="0.001669894015">
                <text:p>0.0016698940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7">
                <text:p>7.7</text:p>
              </table:table-cell>
              <table:table-cell office:value-type="float" office:value="0.001671208284">
                <text:p>0.0016712082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71">
                <text:p>7.71</text:p>
              </table:table-cell>
              <table:table-cell office:value-type="float" office:value="0.001672516159">
                <text:p>0.0016725161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72">
                <text:p>7.72</text:p>
              </table:table-cell>
              <table:table-cell office:value-type="float" office:value="0.001673817642">
                <text:p>0.0016738176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73">
                <text:p>7.73</text:p>
              </table:table-cell>
              <table:table-cell office:value-type="float" office:value="0.001675112739">
                <text:p>0.0016751127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74">
                <text:p>7.74</text:p>
              </table:table-cell>
              <table:table-cell office:value-type="float" office:value="0.001676401452">
                <text:p>0.0016764014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75">
                <text:p>7.75</text:p>
              </table:table-cell>
              <table:table-cell office:value-type="float" office:value="0.001677683789">
                <text:p>0.0016776837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76">
                <text:p>7.76</text:p>
              </table:table-cell>
              <table:table-cell office:value-type="float" office:value="0.001678959754">
                <text:p>0.0016789597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7">
                <text:p>7.77</text:p>
              </table:table-cell>
              <table:table-cell office:value-type="float" office:value="0.001680229355">
                <text:p>0.0016802293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8">
                <text:p>7.78</text:p>
              </table:table-cell>
              <table:table-cell office:value-type="float" office:value="0.0016814926">
                <text:p>0.00168149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9">
                <text:p>7.79</text:p>
              </table:table-cell>
              <table:table-cell office:value-type="float" office:value="0.001682749496">
                <text:p>0.0016827494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8">
                <text:p>7.8</text:p>
              </table:table-cell>
              <table:table-cell office:value-type="float" office:value="0.001684000054">
                <text:p>0.0016840000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81">
                <text:p>7.81</text:p>
              </table:table-cell>
              <table:table-cell office:value-type="float" office:value="0.001685244281">
                <text:p>0.0016852442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82">
                <text:p>7.82</text:p>
              </table:table-cell>
              <table:table-cell office:value-type="float" office:value="0.00168648219">
                <text:p>0.001686482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83">
                <text:p>7.83</text:p>
              </table:table-cell>
              <table:table-cell office:value-type="float" office:value="0.00168771379">
                <text:p>0.001687713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84">
                <text:p>7.84</text:p>
              </table:table-cell>
              <table:table-cell office:value-type="float" office:value="0.001688939094">
                <text:p>0.0016889390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85">
                <text:p>7.85</text:p>
              </table:table-cell>
              <table:table-cell office:value-type="float" office:value="0.001690158114">
                <text:p>0.001690158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86">
                <text:p>7.86</text:p>
              </table:table-cell>
              <table:table-cell office:value-type="float" office:value="0.001691370862">
                <text:p>0.0016913708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7">
                <text:p>7.87</text:p>
              </table:table-cell>
              <table:table-cell office:value-type="float" office:value="0.001692577352">
                <text:p>0.0016925773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8">
                <text:p>7.88</text:p>
              </table:table-cell>
              <table:table-cell office:value-type="float" office:value="0.001693777598">
                <text:p>0.0016937775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9">
                <text:p>7.89</text:p>
              </table:table-cell>
              <table:table-cell office:value-type="float" office:value="0.001694971615">
                <text:p>0.0016949716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9">
                <text:p>7.9</text:p>
              </table:table-cell>
              <table:table-cell office:value-type="float" office:value="0.001696159417">
                <text:p>0.0016961594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91">
                <text:p>7.91</text:p>
              </table:table-cell>
              <table:table-cell office:value-type="float" office:value="0.001697341021">
                <text:p>0.0016973410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92">
                <text:p>7.92</text:p>
              </table:table-cell>
              <table:table-cell office:value-type="float" office:value="0.001698516443">
                <text:p>0.0016985164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93">
                <text:p>7.93</text:p>
              </table:table-cell>
              <table:table-cell office:value-type="float" office:value="0.001699685699">
                <text:p>0.0016996856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94">
                <text:p>7.94</text:p>
              </table:table-cell>
              <table:table-cell office:value-type="float" office:value="0.001700848806">
                <text:p>0.0017008488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5">
                <text:p>7.95</text:p>
              </table:table-cell>
              <table:table-cell office:value-type="float" office:value="0.001702005782">
                <text:p>0.0017020057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96">
                <text:p>7.96</text:p>
              </table:table-cell>
              <table:table-cell office:value-type="float" office:value="0.001703156646">
                <text:p>0.0017031566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7">
                <text:p>7.97</text:p>
              </table:table-cell>
              <table:table-cell office:value-type="float" office:value="0.001704301415">
                <text:p>0.0017043014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8">
                <text:p>7.98</text:p>
              </table:table-cell>
              <table:table-cell office:value-type="float" office:value="0.001705440109">
                <text:p>0.0017054401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9">
                <text:p>7.99</text:p>
              </table:table-cell>
              <table:table-cell office:value-type="float" office:value="0.001706572747">
                <text:p>0.0017065727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  <table:table-cell office:value-type="float" office:value="0.001707699349">
                <text:p>0.0017076993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1">
                <text:p>8.01</text:p>
              </table:table-cell>
              <table:table-cell office:value-type="float" office:value="0.001708819935">
                <text:p>0.0017088199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02">
                <text:p>8.02</text:p>
              </table:table-cell>
              <table:table-cell office:value-type="float" office:value="0.001709934526">
                <text:p>0.0017099345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03">
                <text:p>8.03</text:p>
              </table:table-cell>
              <table:table-cell office:value-type="float" office:value="0.001711043142">
                <text:p>0.0017110431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04">
                <text:p>8.04</text:p>
              </table:table-cell>
              <table:table-cell office:value-type="float" office:value="0.001712145805">
                <text:p>0.001712145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05">
                <text:p>8.05</text:p>
              </table:table-cell>
              <table:table-cell office:value-type="float" office:value="0.001713242537">
                <text:p>0.0017132425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06">
                <text:p>8.06</text:p>
              </table:table-cell>
              <table:table-cell office:value-type="float" office:value="0.001714333359">
                <text:p>0.0017143333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7">
                <text:p>8.07</text:p>
              </table:table-cell>
              <table:table-cell office:value-type="float" office:value="0.001715418294">
                <text:p>0.0017154182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8">
                <text:p>8.08</text:p>
              </table:table-cell>
              <table:table-cell office:value-type="float" office:value="0.001716497363">
                <text:p>0.0017164973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">
                <text:p>8.09</text:p>
              </table:table-cell>
              <table:table-cell office:value-type="float" office:value="0.001717570591">
                <text:p>0.0017175705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1">
                <text:p>8.1</text:p>
              </table:table-cell>
              <table:table-cell office:value-type="float" office:value="0.001718638">
                <text:p>0.0017186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1">
                <text:p>8.11</text:p>
              </table:table-cell>
              <table:table-cell office:value-type="float" office:value="0.001719699613">
                <text:p>0.0017196996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2">
                <text:p>8.12</text:p>
              </table:table-cell>
              <table:table-cell office:value-type="float" office:value="0.001720755455">
                <text:p>0.0017207554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13">
                <text:p>8.13</text:p>
              </table:table-cell>
              <table:table-cell office:value-type="float" office:value="0.001721805548">
                <text:p>0.0017218055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14">
                <text:p>8.14</text:p>
              </table:table-cell>
              <table:table-cell office:value-type="float" office:value="0.001722849918">
                <text:p>0.0017228499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15">
                <text:p>8.15</text:p>
              </table:table-cell>
              <table:table-cell office:value-type="float" office:value="0.001723888588">
                <text:p>0.0017238885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16">
                <text:p>8.16</text:p>
              </table:table-cell>
              <table:table-cell office:value-type="float" office:value="0.001724921583">
                <text:p>0.0017249215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7">
                <text:p>8.17</text:p>
              </table:table-cell>
              <table:table-cell office:value-type="float" office:value="0.001725948927">
                <text:p>0.0017259489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8">
                <text:p>8.18</text:p>
              </table:table-cell>
              <table:table-cell office:value-type="float" office:value="0.001726970646">
                <text:p>0.0017269706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9">
                <text:p>8.19</text:p>
              </table:table-cell>
              <table:table-cell office:value-type="float" office:value="0.001727986765">
                <text:p>0.0017279867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2">
                <text:p>8.2</text:p>
              </table:table-cell>
              <table:table-cell office:value-type="float" office:value="0.001728997309">
                <text:p>0.0017289973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21">
                <text:p>8.21</text:p>
              </table:table-cell>
              <table:table-cell office:value-type="float" office:value="0.001730002302">
                <text:p>0.0017300023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22">
                <text:p>8.22</text:p>
              </table:table-cell>
              <table:table-cell office:value-type="float" office:value="0.001731001772">
                <text:p>0.001731001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23">
                <text:p>8.23</text:p>
              </table:table-cell>
              <table:table-cell office:value-type="float" office:value="0.001731995744">
                <text:p>0.0017319957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4">
                <text:p>8.24</text:p>
              </table:table-cell>
              <table:table-cell office:value-type="float" office:value="0.001732984243">
                <text:p>0.0017329842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5">
                <text:p>8.25</text:p>
              </table:table-cell>
              <table:table-cell office:value-type="float" office:value="0.001733967295">
                <text:p>0.0017339672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6">
                <text:p>8.26</text:p>
              </table:table-cell>
              <table:table-cell office:value-type="float" office:value="0.001734944927">
                <text:p>0.0017349449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7">
                <text:p>8.27</text:p>
              </table:table-cell>
              <table:table-cell office:value-type="float" office:value="0.001735917164">
                <text:p>0.0017359171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8">
                <text:p>8.28</text:p>
              </table:table-cell>
              <table:table-cell office:value-type="float" office:value="0.001736884034">
                <text:p>0.0017368840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9">
                <text:p>8.29</text:p>
              </table:table-cell>
              <table:table-cell office:value-type="float" office:value="0.001737845562">
                <text:p>0.0017378455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">
                <text:p>8.3</text:p>
              </table:table-cell>
              <table:table-cell office:value-type="float" office:value="0.001738801775">
                <text:p>0.0017388017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31">
                <text:p>8.31</text:p>
              </table:table-cell>
              <table:table-cell office:value-type="float" office:value="0.001739752699">
                <text:p>0.00173975269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32">
                <text:p>8.32</text:p>
              </table:table-cell>
              <table:table-cell office:value-type="float" office:value="0.001740698361">
                <text:p>0.0017406983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33">
                <text:p>8.33</text:p>
              </table:table-cell>
              <table:table-cell office:value-type="float" office:value="0.001741638788">
                <text:p>0.0017416387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34">
                <text:p>8.34</text:p>
              </table:table-cell>
              <table:table-cell office:value-type="float" office:value="0.001742574007">
                <text:p>0.0017425740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35">
                <text:p>8.35</text:p>
              </table:table-cell>
              <table:table-cell office:value-type="float" office:value="0.001743504044">
                <text:p>0.0017435040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6">
                <text:p>8.36</text:p>
              </table:table-cell>
              <table:table-cell office:value-type="float" office:value="0.001744428925">
                <text:p>0.0017444289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7">
                <text:p>8.37</text:p>
              </table:table-cell>
              <table:table-cell office:value-type="float" office:value="0.001745348679">
                <text:p>0.0017453486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8">
                <text:p>8.38</text:p>
              </table:table-cell>
              <table:table-cell office:value-type="float" office:value="0.001746263331">
                <text:p>0.0017462633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9">
                <text:p>8.39</text:p>
              </table:table-cell>
              <table:table-cell office:value-type="float" office:value="0.00174717291">
                <text:p>0.001747172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">
                <text:p>8.4</text:p>
              </table:table-cell>
              <table:table-cell office:value-type="float" office:value="0.001748077441">
                <text:p>0.0017480774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1">
                <text:p>8.41</text:p>
              </table:table-cell>
              <table:table-cell office:value-type="float" office:value="0.001748976951">
                <text:p>0.0017489769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2">
                <text:p>8.42</text:p>
              </table:table-cell>
              <table:table-cell office:value-type="float" office:value="0.001749871468">
                <text:p>0.0017498714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3">
                <text:p>8.43</text:p>
              </table:table-cell>
              <table:table-cell office:value-type="float" office:value="0.001750761019">
                <text:p>0.001750761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44">
                <text:p>8.44</text:p>
              </table:table-cell>
              <table:table-cell office:value-type="float" office:value="0.00175164563">
                <text:p>0.001751645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45">
                <text:p>8.45</text:p>
              </table:table-cell>
              <table:table-cell office:value-type="float" office:value="0.001752525329">
                <text:p>0.0017525253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46">
                <text:p>8.46</text:p>
              </table:table-cell>
              <table:table-cell office:value-type="float" office:value="0.001753400142">
                <text:p>0.001753400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7">
                <text:p>8.47</text:p>
              </table:table-cell>
              <table:table-cell office:value-type="float" office:value="0.001754270097">
                <text:p>0.0017542700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8">
                <text:p>8.48</text:p>
              </table:table-cell>
              <table:table-cell office:value-type="float" office:value="0.001755135219">
                <text:p>0.0017551352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9">
                <text:p>8.49</text:p>
              </table:table-cell>
              <table:table-cell office:value-type="float" office:value="0.001755995537">
                <text:p>0.0017559955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5">
                <text:p>8.5</text:p>
              </table:table-cell>
              <table:table-cell office:value-type="float" office:value="0.001756851077">
                <text:p>0.0017568510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51">
                <text:p>8.51</text:p>
              </table:table-cell>
              <table:table-cell office:value-type="float" office:value="0.001757701866">
                <text:p>0.0017577018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52">
                <text:p>8.52</text:p>
              </table:table-cell>
              <table:table-cell office:value-type="float" office:value="0.00175854793">
                <text:p>0.001758547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53">
                <text:p>8.53</text:p>
              </table:table-cell>
              <table:table-cell office:value-type="float" office:value="0.001759389297">
                <text:p>0.0017593892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54">
                <text:p>8.54</text:p>
              </table:table-cell>
              <table:table-cell office:value-type="float" office:value="0.001760225993">
                <text:p>0.0017602259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55">
                <text:p>8.55</text:p>
              </table:table-cell>
              <table:table-cell office:value-type="float" office:value="0.001761058044">
                <text:p>0.0017610580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56">
                <text:p>8.56</text:p>
              </table:table-cell>
              <table:table-cell office:value-type="float" office:value="0.001761885477">
                <text:p>0.0017618854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7">
                <text:p>8.57</text:p>
              </table:table-cell>
              <table:table-cell office:value-type="float" office:value="0.00176270832">
                <text:p>0.001762708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8">
                <text:p>8.58</text:p>
              </table:table-cell>
              <table:table-cell office:value-type="float" office:value="0.001763526597">
                <text:p>0.0017635265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9">
                <text:p>8.59</text:p>
              </table:table-cell>
              <table:table-cell office:value-type="float" office:value="0.001764340336">
                <text:p>0.0017643403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">
                <text:p>8.6</text:p>
              </table:table-cell>
              <table:table-cell office:value-type="float" office:value="0.001765149563">
                <text:p>0.0017651495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61">
                <text:p>8.61</text:p>
              </table:table-cell>
              <table:table-cell office:value-type="float" office:value="0.001765954305">
                <text:p>0.0017659543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62">
                <text:p>8.62</text:p>
              </table:table-cell>
              <table:table-cell office:value-type="float" office:value="0.001766754587">
                <text:p>0.0017667545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63">
                <text:p>8.63</text:p>
              </table:table-cell>
              <table:table-cell office:value-type="float" office:value="0.001767550435">
                <text:p>0.0017675504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64">
                <text:p>8.64</text:p>
              </table:table-cell>
              <table:table-cell office:value-type="float" office:value="0.001768341876">
                <text:p>0.0017683418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65">
                <text:p>8.65</text:p>
              </table:table-cell>
              <table:table-cell office:value-type="float" office:value="0.001769128936">
                <text:p>0.0017691289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66">
                <text:p>8.66</text:p>
              </table:table-cell>
              <table:table-cell office:value-type="float" office:value="0.00176991164">
                <text:p>0.001769911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">
                <text:p>8.67</text:p>
              </table:table-cell>
              <table:table-cell office:value-type="float" office:value="0.001770690015">
                <text:p>0.0017706900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">
                <text:p>8.68</text:p>
              </table:table-cell>
              <table:table-cell office:value-type="float" office:value="0.001771464086">
                <text:p>0.0017714640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9">
                <text:p>8.69</text:p>
              </table:table-cell>
              <table:table-cell office:value-type="float" office:value="0.001772233878">
                <text:p>0.0017722338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7">
                <text:p>8.7</text:p>
              </table:table-cell>
              <table:table-cell office:value-type="float" office:value="0.001772999418">
                <text:p>0.0017729994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71">
                <text:p>8.71</text:p>
              </table:table-cell>
              <table:table-cell office:value-type="float" office:value="0.00177376073">
                <text:p>0.001773760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72">
                <text:p>8.72</text:p>
              </table:table-cell>
              <table:table-cell office:value-type="float" office:value="0.001774517841">
                <text:p>0.0017745178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73">
                <text:p>8.73</text:p>
              </table:table-cell>
              <table:table-cell office:value-type="float" office:value="0.001775270774">
                <text:p>0.00177527077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4">
                <text:p>8.74</text:p>
              </table:table-cell>
              <table:table-cell office:value-type="float" office:value="0.001776019557">
                <text:p>0.0017760195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75">
                <text:p>8.75</text:p>
              </table:table-cell>
              <table:table-cell office:value-type="float" office:value="0.001776764213">
                <text:p>0.0017767642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76">
                <text:p>8.76</text:p>
              </table:table-cell>
              <table:table-cell office:value-type="float" office:value="0.001777504767">
                <text:p>0.0017775047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7">
                <text:p>8.77</text:p>
              </table:table-cell>
              <table:table-cell office:value-type="float" office:value="0.001778241245">
                <text:p>0.0017782412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8">
                <text:p>8.78</text:p>
              </table:table-cell>
              <table:table-cell office:value-type="float" office:value="0.001778973671">
                <text:p>0.0017789736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9">
                <text:p>8.79</text:p>
              </table:table-cell>
              <table:table-cell office:value-type="float" office:value="0.00177970207">
                <text:p>0.001779702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8">
                <text:p>8.8</text:p>
              </table:table-cell>
              <table:table-cell office:value-type="float" office:value="0.001780426466">
                <text:p>0.0017804264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0.001781146884">
                <text:p>0.0017811468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82">
                <text:p>8.82</text:p>
              </table:table-cell>
              <table:table-cell office:value-type="float" office:value="0.001781863349">
                <text:p>0.0017818633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83">
                <text:p>8.83</text:p>
              </table:table-cell>
              <table:table-cell office:value-type="float" office:value="0.001782575883">
                <text:p>0.0017825758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84">
                <text:p>8.84</text:p>
              </table:table-cell>
              <table:table-cell office:value-type="float" office:value="0.001783284512">
                <text:p>0.0017832845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85">
                <text:p>8.85</text:p>
              </table:table-cell>
              <table:table-cell office:value-type="float" office:value="0.00178398926">
                <text:p>0.001783989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6">
                <text:p>8.86</text:p>
              </table:table-cell>
              <table:table-cell office:value-type="float" office:value="0.00178469015">
                <text:p>0.001784690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7">
                <text:p>8.87</text:p>
              </table:table-cell>
              <table:table-cell office:value-type="float" office:value="0.001785387206">
                <text:p>0.0017853872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8">
                <text:p>8.88</text:p>
              </table:table-cell>
              <table:table-cell office:value-type="float" office:value="0.001786080452">
                <text:p>0.0017860804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9">
                <text:p>8.89</text:p>
              </table:table-cell>
              <table:table-cell office:value-type="float" office:value="0.001786769912">
                <text:p>0.001786769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">
                <text:p>8.9</text:p>
              </table:table-cell>
              <table:table-cell office:value-type="float" office:value="0.001787455608">
                <text:p>0.0017874556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91">
                <text:p>8.91</text:p>
              </table:table-cell>
              <table:table-cell office:value-type="float" office:value="0.001788137564">
                <text:p>0.0017881375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92">
                <text:p>8.92</text:p>
              </table:table-cell>
              <table:table-cell office:value-type="float" office:value="0.001788815804">
                <text:p>0.0017888158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3">
                <text:p>8.93</text:p>
              </table:table-cell>
              <table:table-cell office:value-type="float" office:value="0.00178949035">
                <text:p>0.001789490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4">
                <text:p>8.94</text:p>
              </table:table-cell>
              <table:table-cell office:value-type="float" office:value="0.001790161226">
                <text:p>0.0017901612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">
                <text:p>8.95</text:p>
              </table:table-cell>
              <table:table-cell office:value-type="float" office:value="0.001790828453">
                <text:p>0.0017908284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6">
                <text:p>8.96</text:p>
              </table:table-cell>
              <table:table-cell office:value-type="float" office:value="0.001791492056">
                <text:p>0.0017914920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7">
                <text:p>8.97</text:p>
              </table:table-cell>
              <table:table-cell office:value-type="float" office:value="0.001792152056">
                <text:p>0.0017921520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8">
                <text:p>8.98</text:p>
              </table:table-cell>
              <table:table-cell office:value-type="float" office:value="0.001792808476">
                <text:p>0.001792808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9">
                <text:p>8.99</text:p>
              </table:table-cell>
              <table:table-cell office:value-type="float" office:value="0.001793461338">
                <text:p>0.0017934613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0.001794110665">
                <text:p>0.0017941106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1">
                <text:p>9.01</text:p>
              </table:table-cell>
              <table:table-cell office:value-type="float" office:value="0.001794756479">
                <text:p>0.00179475647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02">
                <text:p>9.02</text:p>
              </table:table-cell>
              <table:table-cell office:value-type="float" office:value="0.001795398801">
                <text:p>0.0017953988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03">
                <text:p>9.03</text:p>
              </table:table-cell>
              <table:table-cell office:value-type="float" office:value="0.001796037654">
                <text:p>0.0017960376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4">
                <text:p>9.04</text:p>
              </table:table-cell>
              <table:table-cell office:value-type="float" office:value="0.001796673059">
                <text:p>0.0017966730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5">
                <text:p>9.05</text:p>
              </table:table-cell>
              <table:table-cell office:value-type="float" office:value="0.001797305039">
                <text:p>0.0017973050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6">
                <text:p>9.06</text:p>
              </table:table-cell>
              <table:table-cell office:value-type="float" office:value="0.001797933613">
                <text:p>0.0017979336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">
                <text:p>9.07</text:p>
              </table:table-cell>
              <table:table-cell office:value-type="float" office:value="0.001798558805">
                <text:p>0.0017985588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8">
                <text:p>9.08</text:p>
              </table:table-cell>
              <table:table-cell office:value-type="float" office:value="0.001799180634">
                <text:p>0.0017991806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9">
                <text:p>9.09</text:p>
              </table:table-cell>
              <table:table-cell office:value-type="float" office:value="0.001799799123">
                <text:p>0.0017997991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">
                <text:p>9.1</text:p>
              </table:table-cell>
              <table:table-cell office:value-type="float" office:value="0.001800414292">
                <text:p>0.0018004142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11">
                <text:p>9.11</text:p>
              </table:table-cell>
              <table:table-cell office:value-type="float" office:value="0.001801026162">
                <text:p>0.0018010261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2">
                <text:p>9.12</text:p>
              </table:table-cell>
              <table:table-cell office:value-type="float" office:value="0.001801634754">
                <text:p>0.0018016347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13">
                <text:p>9.13</text:p>
              </table:table-cell>
              <table:table-cell office:value-type="float" office:value="0.001802240089">
                <text:p>0.0018022400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14">
                <text:p>9.14</text:p>
              </table:table-cell>
              <table:table-cell office:value-type="float" office:value="0.001802842186">
                <text:p>0.0018028421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15">
                <text:p>9.15</text:p>
              </table:table-cell>
              <table:table-cell office:value-type="float" office:value="0.001803441067">
                <text:p>0.0018034410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16">
                <text:p>9.16</text:p>
              </table:table-cell>
              <table:table-cell office:value-type="float" office:value="0.001804036752">
                <text:p>0.0018040367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7">
                <text:p>9.17</text:p>
              </table:table-cell>
              <table:table-cell office:value-type="float" office:value="0.001804629261">
                <text:p>0.0018046292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8">
                <text:p>9.18</text:p>
              </table:table-cell>
              <table:table-cell office:value-type="float" office:value="0.001805218614">
                <text:p>0.0018052186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9">
                <text:p>9.19</text:p>
              </table:table-cell>
              <table:table-cell office:value-type="float" office:value="0.00180580483">
                <text:p>0.001805804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2">
                <text:p>9.2</text:p>
              </table:table-cell>
              <table:table-cell office:value-type="float" office:value="0.00180638793">
                <text:p>0.001806387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21">
                <text:p>9.21</text:p>
              </table:table-cell>
              <table:table-cell office:value-type="float" office:value="0.001806967934">
                <text:p>0.0018069679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22">
                <text:p>9.22</text:p>
              </table:table-cell>
              <table:table-cell office:value-type="float" office:value="0.00180754486">
                <text:p>0.001807544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3">
                <text:p>9.23</text:p>
              </table:table-cell>
              <table:table-cell office:value-type="float" office:value="0.001808118729">
                <text:p>0.0018081187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24">
                <text:p>9.24</text:p>
              </table:table-cell>
              <table:table-cell office:value-type="float" office:value="0.001808689559">
                <text:p>0.0018086895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5">
                <text:p>9.25</text:p>
              </table:table-cell>
              <table:table-cell office:value-type="float" office:value="0.00180925737">
                <text:p>0.001809257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26">
                <text:p>9.26</text:p>
              </table:table-cell>
              <table:table-cell office:value-type="float" office:value="0.001809822181">
                <text:p>0.00180982218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7">
                <text:p>9.27</text:p>
              </table:table-cell>
              <table:table-cell office:value-type="float" office:value="0.001810384011">
                <text:p>0.0018103840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8">
                <text:p>9.28</text:p>
              </table:table-cell>
              <table:table-cell office:value-type="float" office:value="0.001810942879">
                <text:p>0.0018109428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9">
                <text:p>9.29</text:p>
              </table:table-cell>
              <table:table-cell office:value-type="float" office:value="0.001811498802">
                <text:p>0.0018114988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3">
                <text:p>9.3</text:p>
              </table:table-cell>
              <table:table-cell office:value-type="float" office:value="0.001812051801">
                <text:p>0.0018120518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1">
                <text:p>9.31</text:p>
              </table:table-cell>
              <table:table-cell office:value-type="float" office:value="0.001812601893">
                <text:p>0.0018126018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32">
                <text:p>9.32</text:p>
              </table:table-cell>
              <table:table-cell office:value-type="float" office:value="0.001813149097">
                <text:p>0.0018131490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33">
                <text:p>9.33</text:p>
              </table:table-cell>
              <table:table-cell office:value-type="float" office:value="0.001813693431">
                <text:p>0.0018136934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34">
                <text:p>9.34</text:p>
              </table:table-cell>
              <table:table-cell office:value-type="float" office:value="0.001814234913">
                <text:p>0.0018142349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35">
                <text:p>9.35</text:p>
              </table:table-cell>
              <table:table-cell office:value-type="float" office:value="0.001814773562">
                <text:p>0.0018147735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36">
                <text:p>9.36</text:p>
              </table:table-cell>
              <table:table-cell office:value-type="float" office:value="0.001815309394">
                <text:p>0.0018153093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7">
                <text:p>9.37</text:p>
              </table:table-cell>
              <table:table-cell office:value-type="float" office:value="0.001815842428">
                <text:p>0.0018158424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8">
                <text:p>9.38</text:p>
              </table:table-cell>
              <table:table-cell office:value-type="float" office:value="0.001816372682">
                <text:p>0.0018163726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9">
                <text:p>9.39</text:p>
              </table:table-cell>
              <table:table-cell office:value-type="float" office:value="0.001816900172">
                <text:p>0.0018169001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4">
                <text:p>9.4</text:p>
              </table:table-cell>
              <table:table-cell office:value-type="float" office:value="0.001817424917">
                <text:p>0.0018174249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41">
                <text:p>9.41</text:p>
              </table:table-cell>
              <table:table-cell office:value-type="float" office:value="0.001817946934">
                <text:p>0.0018179469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42">
                <text:p>9.42</text:p>
              </table:table-cell>
              <table:table-cell office:value-type="float" office:value="0.00181846624">
                <text:p>0.001818466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43">
                <text:p>9.43</text:p>
              </table:table-cell>
              <table:table-cell office:value-type="float" office:value="0.001818982852">
                <text:p>0.0018189828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4">
                <text:p>9.44</text:p>
              </table:table-cell>
              <table:table-cell office:value-type="float" office:value="0.001819496787">
                <text:p>0.0018194967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45">
                <text:p>9.45</text:p>
              </table:table-cell>
              <table:table-cell office:value-type="float" office:value="0.001820008062">
                <text:p>0.0018200080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46">
                <text:p>9.46</text:p>
              </table:table-cell>
              <table:table-cell office:value-type="float" office:value="0.001820516693">
                <text:p>0.0018205166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7">
                <text:p>9.47</text:p>
              </table:table-cell>
              <table:table-cell office:value-type="float" office:value="0.001821022698">
                <text:p>0.0018210226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8">
                <text:p>9.48</text:p>
              </table:table-cell>
              <table:table-cell office:value-type="float" office:value="0.001821526093">
                <text:p>0.0018215260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9">
                <text:p>9.49</text:p>
              </table:table-cell>
              <table:table-cell office:value-type="float" office:value="0.001822026894">
                <text:p>0.0018220268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5">
                <text:p>9.5</text:p>
              </table:table-cell>
              <table:table-cell office:value-type="float" office:value="0.001822525117">
                <text:p>0.0018225251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51">
                <text:p>9.51</text:p>
              </table:table-cell>
              <table:table-cell office:value-type="float" office:value="0.001823020779">
                <text:p>0.0018230207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52">
                <text:p>9.52</text:p>
              </table:table-cell>
              <table:table-cell office:value-type="float" office:value="0.001823513897">
                <text:p>0.0018235138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53">
                <text:p>9.53</text:p>
              </table:table-cell>
              <table:table-cell office:value-type="float" office:value="0.001824004485">
                <text:p>0.0018240044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54">
                <text:p>9.54</text:p>
              </table:table-cell>
              <table:table-cell office:value-type="float" office:value="0.001824492559">
                <text:p>0.0018244925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55">
                <text:p>9.55</text:p>
              </table:table-cell>
              <table:table-cell office:value-type="float" office:value="0.001824978137">
                <text:p>0.00182497813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56">
                <text:p>9.56</text:p>
              </table:table-cell>
              <table:table-cell office:value-type="float" office:value="0.001825461232">
                <text:p>0.0018254612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7">
                <text:p>9.57</text:p>
              </table:table-cell>
              <table:table-cell office:value-type="float" office:value="0.001825941862">
                <text:p>0.0018259418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8">
                <text:p>9.58</text:p>
              </table:table-cell>
              <table:table-cell office:value-type="float" office:value="0.00182642004">
                <text:p>0.001826420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9">
                <text:p>9.59</text:p>
              </table:table-cell>
              <table:table-cell office:value-type="float" office:value="0.001826895783">
                <text:p>0.0018268957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6">
                <text:p>9.6</text:p>
              </table:table-cell>
              <table:table-cell office:value-type="float" office:value="0.001827369106">
                <text:p>0.0018273691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61">
                <text:p>9.61</text:p>
              </table:table-cell>
              <table:table-cell office:value-type="float" office:value="0.001827840024">
                <text:p>0.0018278400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62">
                <text:p>9.62</text:p>
              </table:table-cell>
              <table:table-cell office:value-type="float" office:value="0.001828308552">
                <text:p>0.0018283085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63">
                <text:p>9.63</text:p>
              </table:table-cell>
              <table:table-cell office:value-type="float" office:value="0.001828774705">
                <text:p>0.0018287747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64">
                <text:p>9.64</text:p>
              </table:table-cell>
              <table:table-cell office:value-type="float" office:value="0.001829238498">
                <text:p>0.0018292384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65">
                <text:p>9.65</text:p>
              </table:table-cell>
              <table:table-cell office:value-type="float" office:value="0.001829699946">
                <text:p>0.0018296999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66">
                <text:p>9.66</text:p>
              </table:table-cell>
              <table:table-cell office:value-type="float" office:value="0.001830159062">
                <text:p>0.0018301590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7">
                <text:p>9.67</text:p>
              </table:table-cell>
              <table:table-cell office:value-type="float" office:value="0.001830615863">
                <text:p>0.0018306158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8">
                <text:p>9.68</text:p>
              </table:table-cell>
              <table:table-cell office:value-type="float" office:value="0.001831070362">
                <text:p>0.0018310703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9">
                <text:p>9.69</text:p>
              </table:table-cell>
              <table:table-cell office:value-type="float" office:value="0.001831522573">
                <text:p>0.0018315225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7">
                <text:p>9.7</text:p>
              </table:table-cell>
              <table:table-cell office:value-type="float" office:value="0.001831972511">
                <text:p>0.0018319725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71">
                <text:p>9.71</text:p>
              </table:table-cell>
              <table:table-cell office:value-type="float" office:value="0.00183242019">
                <text:p>0.001832420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72">
                <text:p>9.72</text:p>
              </table:table-cell>
              <table:table-cell office:value-type="float" office:value="0.001832865624">
                <text:p>0.0018328656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73">
                <text:p>9.73</text:p>
              </table:table-cell>
              <table:table-cell office:value-type="float" office:value="0.001833308827">
                <text:p>0.0018333088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74">
                <text:p>9.74</text:p>
              </table:table-cell>
              <table:table-cell office:value-type="float" office:value="0.001833749812">
                <text:p>0.0018337498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">
                <text:p>9.75</text:p>
              </table:table-cell>
              <table:table-cell office:value-type="float" office:value="0.001834188595">
                <text:p>0.0018341885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76">
                <text:p>9.76</text:p>
              </table:table-cell>
              <table:table-cell office:value-type="float" office:value="0.001834625188">
                <text:p>0.0018346251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7">
                <text:p>9.77</text:p>
              </table:table-cell>
              <table:table-cell office:value-type="float" office:value="0.001835059604">
                <text:p>0.0018350596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8">
                <text:p>9.78</text:p>
              </table:table-cell>
              <table:table-cell office:value-type="float" office:value="0.001835491858">
                <text:p>0.0018354918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9">
                <text:p>9.79</text:p>
              </table:table-cell>
              <table:table-cell office:value-type="float" office:value="0.001835921962">
                <text:p>0.0018359219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8">
                <text:p>9.8</text:p>
              </table:table-cell>
              <table:table-cell office:value-type="float" office:value="0.001836349931">
                <text:p>0.0018363499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81">
                <text:p>9.81</text:p>
              </table:table-cell>
              <table:table-cell office:value-type="float" office:value="0.001836775777">
                <text:p>0.0018367757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82">
                <text:p>9.82</text:p>
              </table:table-cell>
              <table:table-cell office:value-type="float" office:value="0.001837199513">
                <text:p>0.0018371995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83">
                <text:p>9.83</text:p>
              </table:table-cell>
              <table:table-cell office:value-type="float" office:value="0.001837621153">
                <text:p>0.0018376211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84">
                <text:p>9.84</text:p>
              </table:table-cell>
              <table:table-cell office:value-type="float" office:value="0.001838040709">
                <text:p>0.0018380407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85">
                <text:p>9.85</text:p>
              </table:table-cell>
              <table:table-cell office:value-type="float" office:value="0.001838458194">
                <text:p>0.0018384581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86">
                <text:p>9.86</text:p>
              </table:table-cell>
              <table:table-cell office:value-type="float" office:value="0.001838873621">
                <text:p>0.0018388736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7">
                <text:p>9.87</text:p>
              </table:table-cell>
              <table:table-cell office:value-type="float" office:value="0.001839287003">
                <text:p>0.0018392870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8">
                <text:p>9.88</text:p>
              </table:table-cell>
              <table:table-cell office:value-type="float" office:value="0.001839698351">
                <text:p>0.0018396983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9">
                <text:p>9.89</text:p>
              </table:table-cell>
              <table:table-cell office:value-type="float" office:value="0.00184010768">
                <text:p>0.001840107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9">
                <text:p>9.9</text:p>
              </table:table-cell>
              <table:table-cell office:value-type="float" office:value="0.001840515001">
                <text:p>0.0018405150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1">
                <text:p>9.91</text:p>
              </table:table-cell>
              <table:table-cell office:value-type="float" office:value="0.001840920326">
                <text:p>0.0018409203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2">
                <text:p>9.92</text:p>
              </table:table-cell>
              <table:table-cell office:value-type="float" office:value="0.001841323668">
                <text:p>0.0018413236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3">
                <text:p>9.93</text:p>
              </table:table-cell>
              <table:table-cell office:value-type="float" office:value="0.001841725038">
                <text:p>0.0018417250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4">
                <text:p>9.94</text:p>
              </table:table-cell>
              <table:table-cell office:value-type="float" office:value="0.00184212445">
                <text:p>0.001842124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5">
                <text:p>9.95</text:p>
              </table:table-cell>
              <table:table-cell office:value-type="float" office:value="0.001842521914">
                <text:p>0.0018425219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">
                <text:p>9.96</text:p>
              </table:table-cell>
              <table:table-cell office:value-type="float" office:value="0.001842917444">
                <text:p>0.0018429174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7">
                <text:p>9.97</text:p>
              </table:table-cell>
              <table:table-cell office:value-type="float" office:value="0.00184331105">
                <text:p>0.001843311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8">
                <text:p>9.98</text:p>
              </table:table-cell>
              <table:table-cell office:value-type="float" office:value="0.001843702744">
                <text:p>0.0018437027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9">
                <text:p>9.99</text:p>
              </table:table-cell>
              <table:table-cell office:value-type="float" office:value="0.001844092538">
                <text:p>0.001844092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